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43pt" svg:y="233.04pt">
            <loext:p draw:notify-on-update-of-ranges="Sheet1.C11:Sheet1.I11 Sheet1.C12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1655.57pt" svg:y="15.82pt">
            <loext:p draw:notify-on-update-of-ranges="Sheet1.P5:Sheet1.P12 Sheet1.Q4:Sheet1.Q4 Sheet1.Q5:Sheet1.Q12 Sheet1.S4:Sheet1.S4 Sheet1.S5:Sheet1.S12"/>
            <draw:object xlink:href="./Object 11" xlink:type="simple" xlink:show="embed" xlink:actuate="onLoad"/>
            <draw:image xlink:href="./ObjectReplacements/Object 11" xlink:type="simple" xlink:show="embed" xlink:actuate="onLoad"/>
            <svg:title>F1 score for Zero-hypothesis</svg:title>
          </draw:frame>
          <draw:frame draw:z-index="2" draw:style-name="gr1" draw:text-style-name="P1" svg:width="453.23pt" svg:height="255.26pt" svg:x="1656.34pt" svg:y="298.91pt">
            <loext:p draw:notify-on-update-of-ranges="Sheet1.P27:Sheet1.P34 Sheet1.Q26:Sheet1.Q26 Sheet1.Q27:Sheet1.Q34 Sheet1.S26:Sheet1.S26 Sheet1.S27:Sheet1.S3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53.23pt" svg:height="255.26pt" svg:x="1654.81pt" svg:y="600.12pt">
            <loext:p draw:notify-on-update-of-ranges="Sheet1.P27:Sheet1.P34 Sheet1.Q26:Sheet1.Q26 Sheet1.Q49:Sheet1.Q56 Sheet1.S26:Sheet1.S26 Sheet1.S49:Sheet1.S5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Zero-hypothesi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56954338" calcext:value-type="float">
            <text:p>0.56954338</text:p>
          </table:table-cell>
          <table:table-cell office:value-type="float" office:value="0.56668311" calcext:value-type="float">
            <text:p>0.56668311</text:p>
          </table:table-cell>
          <table:table-cell office:value-type="float" office:value="0.55507341" calcext:value-type="float">
            <text:p>0.5550734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Natural sounds</text:p>
          </table:table-cell>
          <table:table-cell office:value-type="string" calcext:value-type="string">
            <text:p>Human sound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unds of things</text:p>
          </table:table-cell>
          <table:table-cell office:value-type="string" calcext:value-type="string">
            <text:p>Source-ambiguous sounds</text:p>
          </table:table-cell>
          <table:table-cell office:value-type="string" calcext:value-type="string">
            <text:p>Channel, environment …</text:p>
          </table:table-cell>
          <table:table-cell table:number-columns-repeated="6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1015" calcext:value-type="float">
            <text:p>1015</text:p>
          </table:table-cell>
          <table:table-cell office:value-type="float" office:value="7862" calcext:value-type="float">
            <text:p>7862</text:p>
          </table:table-cell>
          <table:table-cell office:value-type="float" office:value="2438" calcext:value-type="float">
            <text:p>2438</text:p>
          </table:table-cell>
          <table:table-cell office:value-type="float" office:value="8282" calcext:value-type="float">
            <text:p>8282</text:p>
          </table:table-cell>
          <table:table-cell office:value-type="float" office:value="3255" calcext:value-type="float">
            <text:p>3255</text:p>
          </table:table-cell>
          <table:table-cell office:value-type="float" office:value="2304" calcext:value-type="float">
            <text:p>2304</text:p>
          </table:table-cell>
          <table:table-cell table:number-columns-repeated="6"/>
          <table:table-cell office:value-type="string" calcext:value-type="string">
            <text:p>Weighted mean</text:p>
          </table:table-cell>
          <table:table-cell office:value-type="float" office:value="0.146043239212" calcext:value-type="float">
            <text:p>0.1460432392</text:p>
          </table:table-cell>
          <table:table-cell office:value-type="float" office:value="0.144565442822" calcext:value-type="float">
            <text:p>0.1445654428</text:p>
          </table:table-cell>
          <table:table-cell office:value-type="float" office:value="0.134403520822" calcext:value-type="float">
            <text:p>0.134403520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Zero-hypothesis</text:p>
          </table:table-cell>
          <table:table-cell table:style-name="ce3"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39815495" calcext:value-type="float">
            <text:p>0.39815495</text:p>
          </table:table-cell>
          <table:table-cell office:value-type="float" office:value="0.39536485" calcext:value-type="float">
            <text:p>0.39536485</text:p>
          </table:table-cell>
          <table:table-cell office:value-type="float" office:value="0.38415336" calcext:value-type="float">
            <text:p>0.3841533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10209553874" calcext:value-type="float">
            <text:p>0.1020955387</text:p>
          </table:table-cell>
          <table:table-cell office:value-type="float" office:value="0.100860768449" calcext:value-type="float">
            <text:p>0.1008607684</text:p>
          </table:table-cell>
          <table:table-cell office:value-type="float" office:value="0.0930175425402" calcext:value-type="float">
            <text:p>0.093017542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64173079" calcext:value-type="float">
            <text:p>0.64173079</text:p>
          </table:table-cell>
          <table:table-cell office:value-type="float" office:value="0.58046851" calcext:value-type="float">
            <text:p>0.58046851</text:p>
          </table:table-cell>
          <table:table-cell office:value-type="float" office:value="0.51895499" calcext:value-type="float">
            <text:p>0.5189549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0.00785083" calcext:value-type="float">
            <text:p>0.00785083</text:p>
          </table:table-cell>
          <table:table-cell office:value-type="float" office:value="0.07725322" calcext:value-type="float">
            <text:p>0.07725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46786547" calcext:value-type="float">
            <text:p>0.46786547</text:p>
          </table:table-cell>
          <table:table-cell office:value-type="float" office:value="0.43339806" calcext:value-type="float">
            <text:p>0.43339806</text:p>
          </table:table-cell>
          <table:table-cell office:value-type="float" office:value="0.30171101" calcext:value-type="float">
            <text:p>0.3017110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14488424" calcext:value-type="float">
            <text:p>0.14488424</text:p>
          </table:table-cell>
          <table:table-cell office:value-type="float" office:value="0.20285261" calcext:value-type="float">
            <text:p>0.20285261</text:p>
          </table:table-cell>
          <table:table-cell office:value-type="float" office:value="0.03342195" calcext:value-type="float">
            <text:p>0.0334219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47742033" calcext:value-type="float">
            <text:p>0.47742033</text:p>
          </table:table-cell>
          <table:table-cell table:style-name="ce4" office:value-type="float" office:value="0.42307692" calcext:value-type="float">
            <text:p>0.42307692</text:p>
          </table:table-cell>
          <table:table-cell office:value-type="float" office:value="0.32676276" calcext:value-type="float">
            <text:p>0.3267627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15969163" calcext:value-type="float">
            <text:p>0.15969163</text:p>
          </table:table-cell>
          <table:table-cell office:value-type="float" office:value="0.16494845" calcext:value-type="float">
            <text:p>0.16494845</text:p>
          </table:table-cell>
          <table:table-cell office:value-type="float" office:value="0.0804818" calcext:value-type="float">
            <text:p>0.080481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06422018" calcext:value-type="float">
            <text:p>0.06422018</text:p>
          </table:table-cell>
          <table:table-cell office:value-type="float" office:value="0.10285714" calcext:value-type="float">
            <text:p>0.10285714</text:p>
          </table:table-cell>
          <table:table-cell office:value-type="float" office:value="0.01650619" calcext:value-type="float">
            <text:p>0.0165061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420570602277" calcext:value-type="float">
            <text:p>0.4205706023</text:p>
          </table:table-cell>
          <table:table-cell office:value-type="float" office:value="0.391692997207" calcext:value-type="float">
            <text:p>0.3916929972</text:p>
          </table:table-cell>
          <table:table-cell office:value-type="float" office:value="0.29034567499" calcext:value-type="float">
            <text:p>0.29034567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70859451" calcext:value-type="float">
            <text:p>0.70859451</text:p>
          </table:table-cell>
          <table:table-cell office:value-type="float" office:value="0.60997442" calcext:value-type="float">
            <text:p>0.60997442</text:p>
          </table:table-cell>
          <table:table-cell office:value-type="float" office:value="0.57011387" calcext:value-type="float">
            <text:p>0.5701138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67710843" calcext:value-type="float">
            <text:p>0.67710843</text:p>
          </table:table-cell>
          <table:table-cell office:value-type="float" office:value="0.55192878" calcext:value-type="float">
            <text:p>0.55192878</text:p>
          </table:table-cell>
          <table:table-cell office:value-type="float" office:value="0.43435646" calcext:value-type="float">
            <text:p>0.434356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80833333" calcext:value-type="float">
            <text:p>0.80833333</text:p>
          </table:table-cell>
          <table:table-cell office:value-type="float" office:value="0.53781513" calcext:value-type="float">
            <text:p>0.53781513</text:p>
          </table:table-cell>
          <table:table-cell office:value-type="float" office:value="0.15277778" calcext:value-type="float">
            <text:p>0.1527777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63729839" calcext:value-type="float">
            <text:p>0.63729839</text:p>
          </table:table-cell>
          <table:table-cell office:value-type="float" office:value="0.52333932" calcext:value-type="float">
            <text:p>0.52333932</text:p>
          </table:table-cell>
          <table:table-cell office:value-type="float" office:value="0.44409149" calcext:value-type="float">
            <text:p>0.444091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76923077" calcext:value-type="float">
            <text:p>0.76923077</text:p>
          </table:table-cell>
          <table:table-cell office:value-type="float" office:value="0.45714286" calcext:value-type="float">
            <text:p>0.45714286</text:p>
          </table:table-cell>
          <table:table-cell office:value-type="float" office:value="0.33485194" calcext:value-type="float">
            <text:p>0.3348519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0.81914894" calcext:value-type="float">
            <text:p>0.81914894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13333333" calcext:value-type="float">
            <text:p>0.1333333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71311729204" calcext:value-type="float">
            <text:p>0.713117292</text:p>
          </table:table-cell>
          <table:table-cell office:value-type="float" office:value="0.54163497771" calcext:value-type="float">
            <text:p>0.5416349777</text:p>
          </table:table-cell>
          <table:table-cell office:value-type="float" office:value="0.405418094676" calcext:value-type="float">
            <text:p>0.405418094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443736" calcext:value-type="float">
            <text:p>0.99443736</text:p>
          </table:table-cell>
          <table:table-cell office:value-type="float" office:value="0.83203359" calcext:value-type="float">
            <text:p>0.83203359</text:p>
          </table:table-cell>
          <table:table-cell office:value-type="float" office:value="0.65558891" calcext:value-type="float">
            <text:p>0.6555889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office:value-type="float" office:value="0.62046205" calcext:value-type="float">
            <text:p>0.62046205</text:p>
          </table:table-cell>
          <table:table-cell office:value-type="float" office:value="0.08929946" calcext:value-type="float">
            <text:p>0.089299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99764166" calcext:value-type="float">
            <text:p>0.99764166</text:p>
          </table:table-cell>
          <table:table-cell office:value-type="float" office:value="0.77570389" calcext:value-type="float">
            <text:p>0.77570389</text:p>
          </table:table-cell>
          <table:table-cell office:value-type="float" office:value="0.52407717" calcext:value-type="float">
            <text:p>0.5240771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99938436" calcext:value-type="float">
            <text:p>0.99938436</text:p>
          </table:table-cell>
          <table:table-cell office:value-type="float" office:value="0.6482593" calcext:value-type="float">
            <text:p>0.6482593</text:p>
          </table:table-cell>
          <table:table-cell office:value-type="float" office:value="0.20303662" calcext:value-type="float">
            <text:p>0.2030366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99697227" calcext:value-type="float">
            <text:p>0.99697227</text:p>
          </table:table-cell>
          <table:table-cell table:style-name="ce4" office:value-type="float" office:value="0.75737393" calcext:value-type="float">
            <text:p>0.75737393</text:p>
          </table:table-cell>
          <table:table-cell office:value-type="float" office:value="0.47179711" calcext:value-type="float">
            <text:p>0.4717971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877074" calcext:value-type="float">
            <text:p>0.99877074</text:p>
          </table:table-cell>
          <table:table-cell office:value-type="float" office:value="0.65060241" calcext:value-type="float">
            <text:p>0.65060241</text:p>
          </table:table-cell>
          <table:table-cell office:value-type="float" office:value="0.16800677" calcext:value-type="float">
            <text:p>0.1680067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99934853" calcext:value-type="float">
            <text:p>0.99934853</text:p>
          </table:table-cell>
          <table:table-cell office:value-type="float" office:value="0.66413181" calcext:value-type="float">
            <text:p>0.66413181</text:p>
          </table:table-cell>
          <table:table-cell office:value-type="float" office:value="0.09078498" calcext:value-type="float">
            <text:p>0.0907849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997077355811" calcext:value-type="float">
            <text:p>0.9970773558</text:p>
          </table:table-cell>
          <table:table-cell office:value-type="float" office:value="0.753463244285" calcext:value-type="float">
            <text:p>0.7534632443</text:p>
          </table:table-cell>
          <table:table-cell office:value-type="float" office:value="0.440751765186" calcext:value-type="float">
            <text:p>0.44075176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976698" calcext:value-type="float">
            <text:p>0.99976698</text:p>
          </table:table-cell>
          <table:table-cell office:value-type="float" office:value="0.86904762" calcext:value-type="float">
            <text:p>0.86904762</text:p>
          </table:table-cell>
          <table:table-cell office:value-type="float" office:value="0.70622744" calcext:value-type="float">
            <text:p>0.7062274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1755725" calcext:value-type="float">
            <text:p>0.71755725</text:p>
          </table:table-cell>
          <table:table-cell office:value-type="float" office:value="0.20640569" calcext:value-type="float">
            <text:p>0.2064056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99987224" calcext:value-type="float">
            <text:p>0.99987224</text:p>
          </table:table-cell>
          <table:table-cell office:value-type="float" office:value="0.80235602" calcext:value-type="float">
            <text:p>0.80235602</text:p>
          </table:table-cell>
          <table:table-cell office:value-type="float" office:value="0.58673469" calcext:value-type="float">
            <text:p>0.5867346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float" office:value="0.73569482" calcext:value-type="float">
            <text:p>0.73569482</text:p>
          </table:table-cell>
          <table:table-cell office:value-type="float" office:value="0.33629191" calcext:value-type="float">
            <text:p>0.3362919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1" calcext:value-type="float">
            <text:p>1</text:p>
          </table:table-cell>
          <table:table-cell office:value-type="float" office:value="0.79494008" calcext:value-type="float">
            <text:p>0.79494008</text:p>
          </table:table-cell>
          <table:table-cell office:value-type="float" office:value="0.57710822" calcext:value-type="float">
            <text:p>0.5771082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907777" calcext:value-type="float">
            <text:p>0.99907777</text:p>
          </table:table-cell>
          <table:table-cell office:value-type="float" office:value="0.73972603" calcext:value-type="float">
            <text:p>0.73972603</text:p>
          </table:table-cell>
          <table:table-cell office:value-type="float" office:value="0.26256614" calcext:value-type="float">
            <text:p>0.2625661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1" calcext:value-type="float">
            <text:p>1</text:p>
          </table:table-cell>
          <table:table-cell office:value-type="float" office:value="0.7797619" calcext:value-type="float">
            <text:p>0.7797619</text:p>
          </table:table-cell>
          <table:table-cell office:value-type="float" office:value="0.15045249" calcext:value-type="float">
            <text:p>0.150452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999821827499" calcext:value-type="float">
            <text:p>0.9998218275</text:p>
          </table:table-cell>
          <table:table-cell office:value-type="float" office:value="0.803392317785" calcext:value-type="float">
            <text:p>0.8033923178</text:p>
          </table:table-cell>
          <table:table-cell office:value-type="float" office:value="0.521429864919" calcext:value-type="float">
            <text:p>0.5214298649</text:p>
          </table:table-cell>
        </table:table-row>
      </table:table>
      <table:table table:name="learning_curve" table:style-name="ta1">
        <table:shapes>
          <draw:frame draw:z-index="0" draw:style-name="gr1" draw:text-style-name="P1" svg:width="453.46pt" svg:height="255.26pt" svg:x="248.2pt" svg:y="55.73pt">
            <loext:p draw:notify-on-update-of-ranges="learning_curve.A4:learning_curve.A64 learning_curve.B3:learning_curve.B3 learning_curve.B4:learning_curve.B64 learning_curve.A4:learning_curve.A64 learning_curve.C3:learning_curve.C3 learning_curve.C4:learning_curve.C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237.32pt" svg:y="331.31pt">
            <loext:p draw:notify-on-update-of-ranges="learning_curve.L4:learning_curve.L64 learning_curve.L4:learning_curve.L64 learning_curve.M3:learning_curve.M3 learning_curve.P4:learning_curve.P64 learning_curve.L4:learning_curve.L64 learning_curve.N3:learning_curve.N3 learning_curve.Q4:learning_curve.Q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46pt" svg:height="255.26pt" svg:x="244.32pt" svg:y="598.62pt">
            <loext:p draw:notify-on-update-of-ranges="learning_curve.L4:learning_curve.L64 learning_curve.L4:learning_curve.L64 learning_curve.M3:learning_curve.M3 learning_curve.M4:learning_curve.M64 learning_curve.L4:learning_curve.L64 learning_curve.N3:learning_curve.N3 learning_curve.N4:learning_curve.N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46pt" svg:height="255.26pt" svg:x="1631.25pt" svg:y="68.54pt">
            <loext:p draw:notify-on-update-of-ranges="learning_curve.A4:learning_curve.A64 learning_curve.B3:learning_curve.B3 learning_curve.X4:learning_curve.X64 learning_curve.A4:learning_curve.A64 learning_curve.C3:learning_curve.C3 learning_curve.Y4:learning_curve.Y6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53.46pt" svg:height="255.26pt" svg:x="2482.75pt" svg:y="38.27pt">
            <loext:p draw:notify-on-update-of-ranges="learning_curve.A4:learning_curve.A64 learning_curve.B3:learning_curve.B3 learning_curve.AK4:learning_curve.AK64 learning_curve.A4:learning_curve.A64 learning_curve.C3:learning_curve.C3 learning_curve.AL4:learning_curve.AL6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453.46pt" svg:height="255.26pt" svg:x="1621.87pt" svg:y="368.99pt">
            <loext:p draw:notify-on-update-of-ranges="learning_curve.A4:learning_curve.A64 learning_curve.B3:learning_curve.B3 learning_curve.AH4:learning_curve.AH64 learning_curve.A4:learning_curve.A64 learning_curve.C3:learning_curve.C3 learning_curve.AI4:learning_curve.AI64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512 LSTM cells, default learning rate, epsilon 1e-4</text:p>
          </table:table-cell>
          <table:table-cell table:number-columns-repeated="10"/>
          <table:table-cell office:value-type="string" calcext:value-type="string">
            <text:p>512 LSTM cells, default learning rate, epsilon 1-e4, 4000 samples</text:p>
          </table:table-cell>
          <table:table-cell table:number-columns-repeated="2"/>
          <table:table-cell office:value-type="string" calcext:value-type="string">
            <text:p>512 LSTM cells, default learning rate, epsilon 1-e4, 2000 samples</text:p>
          </table:table-cell>
          <table:table-cell table:number-columns-repeated="2"/>
          <table:table-cell office:value-type="string" calcext:value-type="string">
            <text:p>epsilon 1e-2</text:p>
          </table:table-cell>
          <table:table-cell table:number-columns-repeated="2"/>
          <table:table-cell office:value-type="string" calcext:value-type="string">
            <text:p>epsilon 1e-3</text:p>
          </table:table-cell>
          <table:table-cell/>
          <table:table-cell office:value-type="string" calcext:value-type="string">
            <text:p>epsilon 1e-8</text:p>
          </table:table-cell>
          <table:table-cell table:number-columns-repeated="9"/>
          <table:table-cell office:value-type="string" calcext:value-type="string">
            <text:p>all samples</text:p>
          </table:table-cell>
          <table:table-cell table:number-columns-repeated="2"/>
          <table:table-cell office:value-type="string" calcext:value-type="string">
            <text:p>100 samp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9"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16"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03104804" calcext:value-type="float">
            <text:p>0.1818031048</text:p>
          </table:table-cell>
          <table:table-cell office:value-type="float" office:value="0.199701742849" calcext:value-type="float">
            <text:p>0.19970174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79116480884" calcext:value-type="float">
            <text:p>0.1791164809</text:p>
          </table:table-cell>
          <table:table-cell office:value-type="float" office:value="0.185068152299" calcext:value-type="float">
            <text:p>0.1850681523</text:p>
          </table:table-cell>
          <table:table-cell/>
          <table:table-cell office:value-type="float" office:value="0.201618081473" calcext:value-type="float">
            <text:p>0.2016180815</text:p>
          </table:table-cell>
          <table:table-cell office:value-type="float" office:value="0.190489902451" calcext:value-type="float">
            <text:p>0.1904899025</text:p>
          </table:table-cell>
          <table:table-cell/>
          <table:table-cell office:value-type="float" office:value="0.288170672264" calcext:value-type="float">
            <text:p>0.2881706723</text:p>
          </table:table-cell>
          <table:table-cell office:value-type="float" office:value="0.255098045643" calcext:value-type="float">
            <text:p>0.2550980456</text:p>
          </table:table-cell>
          <table:table-cell/>
          <table:table-cell office:value-type="float" office:value="0.155314358592" calcext:value-type="float">
            <text:p>0.1553143586</text:p>
          </table:table-cell>
          <table:table-cell/>
          <table:table-cell office:value-type="float" office:value="0.199535277505" calcext:value-type="float">
            <text:p>0.1995352775</text:p>
          </table:table-cell>
          <table:table-cell office:value-type="float" office:value="0.157523202996" calcext:value-type="float">
            <text:p>0.157523203</text:p>
          </table:table-cell>
          <table:table-cell table:number-columns-repeated="8"/>
          <table:table-cell office:value-type="float" office:value="0.182564508215" calcext:value-type="float">
            <text:p>0.1825645082</text:p>
          </table:table-cell>
          <table:table-cell office:value-type="float" office:value="0.182618925631" calcext:value-type="float">
            <text:p>0.1826189256</text:p>
          </table:table-cell>
          <table:table-cell/>
          <table:table-cell office:value-type="float" office:value="0.0472154515889" calcext:value-type="float">
            <text:p>0.0472154516</text:p>
          </table:table-cell>
          <table:table-cell office:value-type="float" office:value="0.0474846992088" calcext:value-type="float">
            <text:p>0.0474846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688682674" calcext:value-type="float">
            <text:p>0.1746886827</text:p>
          </table:table-cell>
          <table:table-cell office:value-type="float" office:value="0.20352515848" calcext:value-type="float">
            <text:p>0.20352515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9072405914" calcext:value-type="float">
            <text:p>0.1590724059</text:p>
          </table:table-cell>
          <table:table-cell office:value-type="float" office:value="0.142599277978" calcext:value-type="float">
            <text:p>0.142599278</text:p>
          </table:table-cell>
          <table:table-cell/>
          <table:table-cell office:value-type="float" office:value="0.160797822156" calcext:value-type="float">
            <text:p>0.1607978222</text:p>
          </table:table-cell>
          <table:table-cell office:value-type="float" office:value="0.134070592836" calcext:value-type="float">
            <text:p>0.1340705928</text:p>
          </table:table-cell>
          <table:table-cell/>
          <table:table-cell office:value-type="float" office:value="0.147448434444" calcext:value-type="float">
            <text:p>0.1474484344</text:p>
          </table:table-cell>
          <table:table-cell/>
          <table:table-cell office:value-type="float" office:value="0.314717871204" calcext:value-type="float">
            <text:p>0.3147178712</text:p>
          </table:table-cell>
          <table:table-cell office:value-type="float" office:value="0.289389721451" calcext:value-type="float">
            <text:p>0.289389721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0501595551" calcext:value-type="float">
            <text:p>0.1405015956</text:p>
          </table:table-cell>
          <table:table-cell office:value-type="float" office:value="0.121204159825" calcext:value-type="float">
            <text:p>0.12120415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148698094" calcext:value-type="float">
            <text:p>0.1671486981</text:p>
          </table:table-cell>
          <table:table-cell office:value-type="float" office:value="0.190210829386" calcext:value-type="float">
            <text:p>0.19021082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8769685012" calcext:value-type="float">
            <text:p>0.178769685</text:p>
          </table:table-cell>
          <table:table-cell office:value-type="float" office:value="0.157417143747" calcext:value-type="float">
            <text:p>0.1574171437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8662743904" calcext:value-type="float">
            <text:p>0.1786627439</text:p>
          </table:table-cell>
          <table:table-cell office:value-type="float" office:value="0.137221117549" calcext:value-type="float">
            <text:p>0.137221117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78171443598" calcext:value-type="float">
            <text:p>0.2781714436</text:p>
          </table:table-cell>
          <table:table-cell office:value-type="float" office:value="0.227218503081" calcext:value-type="float">
            <text:p>0.2272185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5291803401" calcext:value-type="float">
            <text:p>0.1752918034</text:p>
          </table:table-cell>
          <table:table-cell office:value-type="float" office:value="0.193610584754" calcext:value-type="float">
            <text:p>0.19361058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9810961947" calcext:value-type="float">
            <text:p>0.1798109619</text:p>
          </table:table-cell>
          <table:table-cell office:value-type="float" office:value="0.160715768788" calcext:value-type="float">
            <text:p>0.1607157688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4784155139" calcext:value-type="float">
            <text:p>0.1747841551</text:p>
          </table:table-cell>
          <table:table-cell office:value-type="float" office:value="0.137649240138" calcext:value-type="float">
            <text:p>0.1376492401</text:p>
          </table:table-cell>
          <table:table-cell table:number-columns-repeated="8"/>
          <table:table-cell office:value-type="float" office:value="0.0315796608573" calcext:value-type="float">
            <text:p>0.0315796609</text:p>
          </table:table-cell>
          <table:table-cell office:value-type="float" office:value="0.0297751539963" calcext:value-type="float">
            <text:p>0.029775154</text:p>
          </table:table-cell>
          <table:table-cell/>
          <table:table-cell office:value-type="float" office:value="0.304097369524" calcext:value-type="float">
            <text:p>0.3040973695</text:p>
          </table:table-cell>
          <table:table-cell office:value-type="float" office:value="0.278942641012" calcext:value-type="float">
            <text:p>0.2789426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797105043" calcext:value-type="float">
            <text:p>0.0541797105</text:p>
          </table:table-cell>
          <table:table-cell office:value-type="float" office:value="0.033264033264" calcext:value-type="float">
            <text:p>0.033264033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118836474336" calcext:value-type="float">
            <text:p>0.0011883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409268596" calcext:value-type="float">
            <text:p>0.0078440927</text:p>
          </table:table-cell>
          <table:table-cell office:value-type="float" office:value="0.00625074178107" calcext:value-type="float">
            <text:p>0.006250741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4365363962" calcext:value-type="float">
            <text:p>0.144365364</text:p>
          </table:table-cell>
          <table:table-cell/>
          <table:table-cell office:value-type="float" office:value="0.223183600427" calcext:value-type="float">
            <text:p>0.2231836004</text:p>
          </table:table-cell>
          <table:table-cell office:value-type="float" office:value="0.154086294948" calcext:value-type="float">
            <text:p>0.1540862949</text:p>
          </table:table-cell>
          <table:table-cell table:number-columns-repeated="8"/>
          <table:table-cell office:value-type="float" office:value="0.156610942234" calcext:value-type="float">
            <text:p>0.1566109422</text:p>
          </table:table-cell>
          <table:table-cell office:value-type="float" office:value="0.15237806833" calcext:value-type="float">
            <text:p>0.1523780683</text:p>
          </table:table-cell>
          <table:table-cell/>
          <table:table-cell office:value-type="float" office:value="0.320595686022" calcext:value-type="float">
            <text:p>0.320595686</text:p>
          </table:table-cell>
          <table:table-cell office:value-type="float" office:value="0.277231274473" calcext:value-type="float">
            <text:p>0.2772312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710844659" calcext:value-type="float">
            <text:p>0.0771084466</text:p>
          </table:table-cell>
          <table:table-cell office:value-type="float" office:value="0.0494421929377" calcext:value-type="float">
            <text:p>0.0494421929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0.0358490030914" calcext:value-type="float">
            <text:p>0.0358490031</text:p>
          </table:table-cell>
          <table:table-cell office:value-type="float" office:value="0.0199263803681" calcext:value-type="float">
            <text:p>0.0199263804</text:p>
          </table:table-cell>
          <table:table-cell/>
          <table:table-cell office:value-type="float" office:value="0.0123111739745" calcext:value-type="float">
            <text:p>0.012311174</text:p>
          </table:table-cell>
          <table:table-cell office:value-type="float" office:value="0.00621215695526" calcext:value-type="float">
            <text:p>0.006212157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293101832" calcext:value-type="float">
            <text:p>0.1462931018</text:p>
          </table:table-cell>
          <table:table-cell/>
          <table:table-cell office:value-type="float" office:value="0.419955625535" calcext:value-type="float">
            <text:p>0.4199556255</text:p>
          </table:table-cell>
          <table:table-cell office:value-type="float" office:value="0.280114493885" calcext:value-type="float">
            <text:p>0.2801144939</text:p>
          </table:table-cell>
          <table:table-cell table:number-columns-repeated="8"/>
          <table:table-cell office:value-type="float" office:value="0.204778088986" calcext:value-type="float">
            <text:p>0.204778089</text:p>
          </table:table-cell>
          <table:table-cell office:value-type="float" office:value="0.193734363928" calcext:value-type="float">
            <text:p>0.1937343639</text:p>
          </table:table-cell>
          <table:table-cell/>
          <table:table-cell office:value-type="float" office:value="0.292754776931" calcext:value-type="float">
            <text:p>0.2927547769</text:p>
          </table:table-cell>
          <table:table-cell office:value-type="float" office:value="0.232032335481" calcext:value-type="float">
            <text:p>0.2320323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0781377709" calcext:value-type="float">
            <text:p>0.0300781378</text:p>
          </table:table-cell>
          <table:table-cell office:value-type="float" office:value="0.0172972972973" calcext:value-type="float">
            <text:p>0.01729729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552105934552" calcext:value-type="float">
            <text:p>0.0552105935</text:p>
          </table:table-cell>
          <table:table-cell office:value-type="float" office:value="0.0415979009839" calcext:value-type="float">
            <text:p>0.041597901</text:p>
          </table:table-cell>
          <table:table-cell/>
          <table:table-cell office:value-type="float" office:value="0.0641064967848" calcext:value-type="float">
            <text:p>0.0641064968</text:p>
          </table:table-cell>
          <table:table-cell office:value-type="float" office:value="0.0486952948428" calcext:value-type="float">
            <text:p>0.048695294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432982963" calcext:value-type="float">
            <text:p>0.146432983</text:p>
          </table:table-cell>
          <table:table-cell/>
          <table:table-cell office:value-type="float" office:value="0.544940975951" calcext:value-type="float">
            <text:p>0.544940976</text:p>
          </table:table-cell>
          <table:table-cell office:value-type="float" office:value="0.302838722477" calcext:value-type="float">
            <text:p>0.3028387225</text:p>
          </table:table-cell>
          <table:table-cell table:number-columns-repeated="8"/>
          <table:table-cell office:value-type="float" office:value="0.238080762045" calcext:value-type="float">
            <text:p>0.238080762</text:p>
          </table:table-cell>
          <table:table-cell office:value-type="float" office:value="0.219072312944" calcext:value-type="float">
            <text:p>0.2190723129</text:p>
          </table:table-cell>
          <table:table-cell/>
          <table:table-cell office:value-type="float" office:value="0.334449044728" calcext:value-type="float">
            <text:p>0.3344490447</text:p>
          </table:table-cell>
          <table:table-cell office:value-type="float" office:value="0.300997852722" calcext:value-type="float">
            <text:p>0.30099785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40360111323" calcext:value-type="float">
            <text:p>0.0440360111</text:p>
          </table:table-cell>
          <table:table-cell office:value-type="float" office:value="0.0339161338139" calcext:value-type="float">
            <text:p>0.0339161338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872225309072" calcext:value-type="float">
            <text:p>0.0872225309</text:p>
          </table:table-cell>
          <table:table-cell office:value-type="float" office:value="0.0733295972943" calcext:value-type="float">
            <text:p>0.0733295973</text:p>
          </table:table-cell>
          <table:table-cell/>
          <table:table-cell office:value-type="float" office:value="0.0543431895506" calcext:value-type="float">
            <text:p>0.0543431896</text:p>
          </table:table-cell>
          <table:table-cell office:value-type="float" office:value="0.0519592910551" calcext:value-type="float">
            <text:p>0.0519592911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0176589775561" calcext:value-type="float">
            <text:p>0.0176589776</text:p>
          </table:table-cell>
          <table:table-cell/>
          <table:table-cell office:value-type="float" office:value="0.566721117634" calcext:value-type="float">
            <text:p>0.5667211176</text:p>
          </table:table-cell>
          <table:table-cell office:value-type="float" office:value="0.346040721694" calcext:value-type="float">
            <text:p>0.3460407217</text:p>
          </table:table-cell>
          <table:table-cell table:number-columns-repeated="8"/>
          <table:table-cell office:value-type="float" office:value="0.237865241947" calcext:value-type="float">
            <text:p>0.2378652419</text:p>
          </table:table-cell>
          <table:table-cell office:value-type="float" office:value="0.206092860037" calcext:value-type="float">
            <text:p>0.20609286</text:p>
          </table:table-cell>
          <table:table-cell/>
          <table:table-cell office:value-type="float" office:value="0.36413166374" calcext:value-type="float">
            <text:p>0.3641316637</text:p>
          </table:table-cell>
          <table:table-cell office:value-type="float" office:value="0.392580982236" calcext:value-type="float">
            <text:p>0.3925809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3185668961" calcext:value-type="float">
            <text:p>0.0513185669</text:p>
          </table:table-cell>
          <table:table-cell office:value-type="float" office:value="0.0285378257514" calcext:value-type="float">
            <text:p>0.0285378258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117068835441" calcext:value-type="float">
            <text:p>0.1170688354</text:p>
          </table:table-cell>
          <table:table-cell office:value-type="float" office:value="0.0940659276817" calcext:value-type="float">
            <text:p>0.0940659277</text:p>
          </table:table-cell>
          <table:table-cell/>
          <table:table-cell office:value-type="float" office:value="0.111225414566" calcext:value-type="float">
            <text:p>0.1112254146</text:p>
          </table:table-cell>
          <table:table-cell office:value-type="float" office:value="0.0874076732155" calcext:value-type="float">
            <text:p>0.0874076732</text:p>
          </table:table-cell>
          <table:table-cell/>
          <table:table-cell office:value-type="float" office:value="0.145968753564" calcext:value-type="float">
            <text:p>0.1459687536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01303599044" calcext:value-type="float">
            <text:p>0.701303599</text:p>
          </table:table-cell>
          <table:table-cell office:value-type="float" office:value="0.417550574517" calcext:value-type="float">
            <text:p>0.4175505745</text:p>
          </table:table-cell>
          <table:table-cell table:number-columns-repeated="8"/>
          <table:table-cell office:value-type="float" office:value="0.232557905618" calcext:value-type="float">
            <text:p>0.2325579056</text:p>
          </table:table-cell>
          <table:table-cell office:value-type="float" office:value="0.177636140351" calcext:value-type="float">
            <text:p>0.1776361404</text:p>
          </table:table-cell>
          <table:table-cell/>
          <table:table-cell office:value-type="float" office:value="0.282536287242" calcext:value-type="float">
            <text:p>0.2825362872</text:p>
          </table:table-cell>
          <table:table-cell office:value-type="float" office:value="0.203629764065" calcext:value-type="float">
            <text:p>0.20362976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46565778018" calcext:value-type="float">
            <text:p>0.0346565778</text:p>
          </table:table-cell>
          <table:table-cell office:value-type="float" office:value="0.0347630747631" calcext:value-type="float">
            <text:p>0.0347630748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0.148902844474" calcext:value-type="float">
            <text:p>0.1489028445</text:p>
          </table:table-cell>
          <table:table-cell office:value-type="float" office:value="0.116249444833" calcext:value-type="float">
            <text:p>0.1162494448</text:p>
          </table:table-cell>
          <table:table-cell/>
          <table:table-cell office:value-type="float" office:value="0.0798403169341" calcext:value-type="float">
            <text:p>0.0798403169</text:p>
          </table:table-cell>
          <table:table-cell office:value-type="float" office:value="0.0643988022909" calcext:value-type="float">
            <text:p>0.0643988023</text:p>
          </table:table-cell>
          <table:table-cell/>
          <table:table-cell office:value-type="float" office:value="0.146232235068" calcext:value-type="float">
            <text:p>0.1462322351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21251044563" calcext:value-type="float">
            <text:p>0.8212510446</text:p>
          </table:table-cell>
          <table:table-cell office:value-type="float" office:value="0.501496008332" calcext:value-type="float">
            <text:p>0.5014960083</text:p>
          </table:table-cell>
          <table:table-cell table:number-columns-repeated="8"/>
          <table:table-cell office:value-type="float" office:value="0.320711653784" calcext:value-type="float">
            <text:p>0.3207116538</text:p>
          </table:table-cell>
          <table:table-cell office:value-type="float" office:value="0.239872482301" calcext:value-type="float">
            <text:p>0.2398724823</text:p>
          </table:table-cell>
          <table:table-cell/>
          <table:table-cell office:value-type="float" office:value="0.133382355178" calcext:value-type="float">
            <text:p>0.1333823552</text:p>
          </table:table-cell>
          <table:table-cell office:value-type="float" office:value="0.0446633825944" calcext:value-type="float">
            <text:p>0.0446633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06366841672" calcext:value-type="float">
            <text:p>0.0906366842</text:p>
          </table:table-cell>
          <table:table-cell office:value-type="float" office:value="0.0856200856201" calcext:value-type="float">
            <text:p>0.085620085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165089542046" calcext:value-type="float">
            <text:p>0.165089542</text:p>
          </table:table-cell>
          <table:table-cell office:value-type="float" office:value="0.115238463083" calcext:value-type="float">
            <text:p>0.1152384631</text:p>
          </table:table-cell>
          <table:table-cell/>
          <table:table-cell office:value-type="float" office:value="0.119039833764" calcext:value-type="float">
            <text:p>0.1190398338</text:p>
          </table:table-cell>
          <table:table-cell office:value-type="float" office:value="0.0939833880973" calcext:value-type="float">
            <text:p>0.0939833881</text:p>
          </table:table-cell>
          <table:table-cell/>
          <table:table-cell office:value-type="float" office:value="0.146364332842" calcext:value-type="float">
            <text:p>0.1463643328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54615990273" calcext:value-type="float">
            <text:p>0.8546159903</text:p>
          </table:table-cell>
          <table:table-cell office:value-type="float" office:value="0.541171559379" calcext:value-type="float">
            <text:p>0.5411715594</text:p>
          </table:table-cell>
          <table:table-cell table:number-columns-repeated="8"/>
          <table:table-cell office:value-type="float" office:value="0.420340439101" calcext:value-type="float">
            <text:p>0.4203404391</text:p>
          </table:table-cell>
          <table:table-cell office:value-type="float" office:value="0.303985528845" calcext:value-type="float">
            <text:p>0.3039855288</text:p>
          </table:table-cell>
          <table:table-cell/>
          <table:table-cell office:value-type="float" office:value="0.184156765953" calcext:value-type="float">
            <text:p>0.184156766</text:p>
          </table:table-cell>
          <table:table-cell office:value-type="float" office:value="0.208456486043" calcext:value-type="float">
            <text:p>0.2084564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171348008" calcext:value-type="float">
            <text:p>0.1217134801</text:p>
          </table:table-cell>
          <table:table-cell office:value-type="float" office:value="0.104846037414" calcext:value-type="float">
            <text:p>0.1048460374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0.198913430912" calcext:value-type="float">
            <text:p>0.1989134309</text:p>
          </table:table-cell>
          <table:table-cell office:value-type="float" office:value="0.148615561618" calcext:value-type="float">
            <text:p>0.1486155616</text:p>
          </table:table-cell>
          <table:table-cell/>
          <table:table-cell office:value-type="float" office:value="0.0954062426176" calcext:value-type="float">
            <text:p>0.0954062426</text:p>
          </table:table-cell>
          <table:table-cell office:value-type="float" office:value="0.0728364132763" calcext:value-type="float">
            <text:p>0.0728364133</text:p>
          </table:table-cell>
          <table:table-cell/>
          <table:table-cell office:value-type="float" office:value="0.14649666949" calcext:value-type="float">
            <text:p>0.1464966695</text:p>
          </table:table-cell>
          <table:table-cell office:value-type="float" office:value="0.117546868815" calcext:value-type="float">
            <text:p>0.1175468688</text:p>
          </table:table-cell>
          <table:table-cell/>
          <table:table-cell office:value-type="float" office:value="0.00330143907371" calcext:value-type="float">
            <text:p>0.0033014391</text:p>
          </table:table-cell>
          <table:table-cell/>
          <table:table-cell office:value-type="float" office:value="0.853859586637" calcext:value-type="float">
            <text:p>0.8538595866</text:p>
          </table:table-cell>
          <table:table-cell office:value-type="float" office:value="0.535221156659" calcext:value-type="float">
            <text:p>0.5352211567</text:p>
          </table:table-cell>
          <table:table-cell table:number-columns-repeated="8"/>
          <table:table-cell office:value-type="float" office:value="0.57463021319" calcext:value-type="float">
            <text:p>0.5746302132</text:p>
          </table:table-cell>
          <table:table-cell office:value-type="float" office:value="0.407803544914" calcext:value-type="float">
            <text:p>0.4078035449</text:p>
          </table:table-cell>
          <table:table-cell/>
          <table:table-cell office:value-type="float" office:value="0.0750232601962" calcext:value-type="float">
            <text:p>0.0750232602</text:p>
          </table:table-cell>
          <table:table-cell office:value-type="float" office:value="0.0623973727422" calcext:value-type="float">
            <text:p>0.06239737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7838300581" calcext:value-type="float">
            <text:p>0.1878383006</text:p>
          </table:table-cell>
          <table:table-cell office:value-type="float" office:value="0.138883408956" calcext:value-type="float">
            <text:p>0.13888340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0.264883726522" calcext:value-type="float">
            <text:p>0.2648837265</text:p>
          </table:table-cell>
          <table:table-cell office:value-type="float" office:value="0.197325964344" calcext:value-type="float">
            <text:p>0.1973259643</text:p>
          </table:table-cell>
          <table:table-cell/>
          <table:table-cell office:value-type="float" office:value="0.100074373578" calcext:value-type="float">
            <text:p>0.1000743736</text:p>
          </table:table-cell>
          <table:table-cell office:value-type="float" office:value="0.0710817348167" calcext:value-type="float">
            <text:p>0.0710817348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190649655724" calcext:value-type="float">
            <text:p>0.0190649656</text:p>
          </table:table-cell>
          <table:table-cell/>
          <table:table-cell office:value-type="float" office:value="0.896952436819" calcext:value-type="float">
            <text:p>0.8969524368</text:p>
          </table:table-cell>
          <table:table-cell office:value-type="float" office:value="0.563804498856" calcext:value-type="float">
            <text:p>0.5638044989</text:p>
          </table:table-cell>
          <table:table-cell table:number-columns-repeated="8"/>
          <table:table-cell office:value-type="float" office:value="0.738603315462" calcext:value-type="float">
            <text:p>0.7386033155</text:p>
          </table:table-cell>
          <table:table-cell office:value-type="float" office:value="0.530175355925" calcext:value-type="float">
            <text:p>0.5301753559</text:p>
          </table:table-cell>
          <table:table-cell/>
          <table:table-cell office:value-type="float" office:value="0.0781266167775" calcext:value-type="float">
            <text:p>0.0781266168</text:p>
          </table:table-cell>
          <table:table-cell office:value-type="float" office:value="0.00344827586207" calcext:value-type="float">
            <text:p>0.00344827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62749006251" calcext:value-type="float">
            <text:p>0.2627490063</text:p>
          </table:table-cell>
          <table:table-cell office:value-type="float" office:value="0.199001776204" calcext:value-type="float">
            <text:p>0.1990017762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0.359658783377" calcext:value-type="float">
            <text:p>0.3596587834</text:p>
          </table:table-cell>
          <table:table-cell office:value-type="float" office:value="0.257658788681" calcext:value-type="float">
            <text:p>0.2576587887</text:p>
          </table:table-cell>
          <table:table-cell/>
          <table:table-cell office:value-type="float" office:value="0.15536574553" calcext:value-type="float">
            <text:p>0.1553657455</text:p>
          </table:table-cell>
          <table:table-cell office:value-type="float" office:value="0.0928536241779" calcext:value-type="float">
            <text:p>0.0928536242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280235865187" calcext:value-type="float">
            <text:p>0.0280235865</text:p>
          </table:table-cell>
          <table:table-cell/>
          <table:table-cell office:value-type="float" office:value="0.913927776684" calcext:value-type="float">
            <text:p>0.9139277767</text:p>
          </table:table-cell>
          <table:table-cell office:value-type="float" office:value="0.580292656258" calcext:value-type="float">
            <text:p>0.5802926563</text:p>
          </table:table-cell>
          <table:table-cell table:number-columns-repeated="8"/>
          <table:table-cell office:value-type="float" office:value="0.847305090382" calcext:value-type="float">
            <text:p>0.8473050904</text:p>
          </table:table-cell>
          <table:table-cell office:value-type="float" office:value="0.620124541208" calcext:value-type="float">
            <text:p>0.6201245412</text:p>
          </table:table-cell>
          <table:table-cell/>
          <table:table-cell office:value-type="float" office:value="0.103508582662" calcext:value-type="float">
            <text:p>0.1035085827</text:p>
          </table:table-cell>
          <table:table-cell office:value-type="float" office:value="0.123087892144" calcext:value-type="float">
            <text:p>0.12308789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9135407171" calcext:value-type="float">
            <text:p>0.2991354072</text:p>
          </table:table-cell>
          <table:table-cell office:value-type="float" office:value="0.244233703057" calcext:value-type="float">
            <text:p>0.244233703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0.349261762004" calcext:value-type="float">
            <text:p>0.349261762</text:p>
          </table:table-cell>
          <table:table-cell office:value-type="float" office:value="0.259926679733" calcext:value-type="float">
            <text:p>0.2599266797</text:p>
          </table:table-cell>
          <table:table-cell/>
          <table:table-cell office:value-type="float" office:value="0.183322013457" calcext:value-type="float">
            <text:p>0.1833220135</text:p>
          </table:table-cell>
          <table:table-cell office:value-type="float" office:value="0.117700918081" calcext:value-type="float">
            <text:p>0.1177009181</text:p>
          </table:table-cell>
          <table:table-cell/>
          <table:table-cell office:value-type="float" office:value="0.146180627608" calcext:value-type="float">
            <text:p>0.146180627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44748002605" calcext:value-type="float">
            <text:p>0.0444748003</text:p>
          </table:table-cell>
          <table:table-cell/>
          <table:table-cell office:value-type="float" office:value="0.215782732932" calcext:value-type="float">
            <text:p>0.2157827329</text:p>
          </table:table-cell>
          <table:table-cell office:value-type="float" office:value="0.137817071792" calcext:value-type="float">
            <text:p>0.1378170718</text:p>
          </table:table-cell>
          <table:table-cell table:number-columns-repeated="8"/>
          <table:table-cell office:value-type="float" office:value="0.839346948216" calcext:value-type="float">
            <text:p>0.8393469482</text:p>
          </table:table-cell>
          <table:table-cell office:value-type="float" office:value="0.620248020352" calcext:value-type="float">
            <text:p>0.6202480204</text:p>
          </table:table-cell>
          <table:table-cell/>
          <table:table-cell office:value-type="float" office:value="0.0181728603604" calcext:value-type="float">
            <text:p>0.0181728604</text:p>
          </table:table-cell>
          <table:table-cell office:value-type="float" office:value="0.00383141762452" calcext:value-type="float">
            <text:p>0.00383141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80105046423" calcext:value-type="float">
            <text:p>0.3801050464</text:p>
          </table:table-cell>
          <table:table-cell office:value-type="float" office:value="0.337010369466" calcext:value-type="float">
            <text:p>0.3370103695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0.458597721852" calcext:value-type="float">
            <text:p>0.4585977219</text:p>
          </table:table-cell>
          <table:table-cell office:value-type="float" office:value="0.331705901264" calcext:value-type="float">
            <text:p>0.3317059013</text:p>
          </table:table-cell>
          <table:table-cell/>
          <table:table-cell office:value-type="float" office:value="0.232964335806" calcext:value-type="float">
            <text:p>0.2329643358</text:p>
          </table:table-cell>
          <table:table-cell office:value-type="float" office:value="0.14444694449" calcext:value-type="float">
            <text:p>0.1444469445</text:p>
          </table:table-cell>
          <table:table-cell/>
          <table:table-cell office:value-type="float" office:value="0.146447380578" calcext:value-type="float">
            <text:p>0.146447380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99277568434" calcext:value-type="float">
            <text:p>0.0499277568</text:p>
          </table:table-cell>
          <table:table-cell/>
          <table:table-cell office:value-type="float" office:value="0.600008975479" calcext:value-type="float">
            <text:p>0.6000089755</text:p>
          </table:table-cell>
          <table:table-cell office:value-type="float" office:value="0.385969249569" calcext:value-type="float">
            <text:p>0.3859692496</text:p>
          </table:table-cell>
          <table:table-cell table:number-columns-repeated="8"/>
          <table:table-cell office:value-type="float" office:value="0.863846152817" calcext:value-type="float">
            <text:p>0.8638461528</text:p>
          </table:table-cell>
          <table:table-cell office:value-type="float" office:value="0.633137111382" calcext:value-type="float">
            <text:p>0.6331371114</text:p>
          </table:table-cell>
          <table:table-cell/>
          <table:table-cell office:value-type="float" office:value="0.0859576968273" calcext:value-type="float">
            <text:p>0.0859576968</text:p>
          </table:table-cell>
          <table:table-cell office:value-type="float" office:value="0.114401622718" calcext:value-type="float">
            <text:p>0.1144016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42070492421" calcext:value-type="float">
            <text:p>0.3420704924</text:p>
          </table:table-cell>
          <table:table-cell office:value-type="float" office:value="0.280689739513" calcext:value-type="float">
            <text:p>0.2806897395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0.459372994136" calcext:value-type="float">
            <text:p>0.4593729941</text:p>
          </table:table-cell>
          <table:table-cell office:value-type="float" office:value="0.319402593098" calcext:value-type="float">
            <text:p>0.3194025931</text:p>
          </table:table-cell>
          <table:table-cell/>
          <table:table-cell office:value-type="float" office:value="0.295034507231" calcext:value-type="float">
            <text:p>0.2950345072</text:p>
          </table:table-cell>
          <table:table-cell office:value-type="float" office:value="0.186769110476" calcext:value-type="float">
            <text:p>0.1867691105</text:p>
          </table:table-cell>
          <table:table-cell/>
          <table:table-cell office:value-type="float" office:value="0.146581122478" calcext:value-type="float">
            <text:p>0.146581122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23721766922" calcext:value-type="float">
            <text:p>0.0523721767</text:p>
          </table:table-cell>
          <table:table-cell/>
          <table:table-cell office:value-type="float" office:value="0.748302461956" calcext:value-type="float">
            <text:p>0.748302462</text:p>
          </table:table-cell>
          <table:table-cell office:value-type="float" office:value="0.46187079612" calcext:value-type="float">
            <text:p>0.4618707961</text:p>
          </table:table-cell>
          <table:table-cell table:number-columns-repeated="8"/>
          <table:table-cell office:value-type="float" office:value="0.929339688625" calcext:value-type="float">
            <text:p>0.9293396886</text:p>
          </table:table-cell>
          <table:table-cell office:value-type="float" office:value="0.692522877264" calcext:value-type="float">
            <text:p>0.6925228773</text:p>
          </table:table-cell>
          <table:table-cell/>
          <table:table-cell office:value-type="float" office:value="0.047731092437" calcext:value-type="float">
            <text:p>0.0477310924</text:p>
          </table:table-cell>
          <table:table-cell office:value-type="float" office:value="0.0574712643678" calcext:value-type="float">
            <text:p>0.05747126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3722756641" calcext:value-type="float">
            <text:p>0.4372275664</text:p>
          </table:table-cell>
          <table:table-cell office:value-type="float" office:value="0.362348182569" calcext:value-type="float">
            <text:p>0.3623481826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0.677117125024" calcext:value-type="float">
            <text:p>0.677117125</text:p>
          </table:table-cell>
          <table:table-cell office:value-type="float" office:value="0.461213124935" calcext:value-type="float">
            <text:p>0.4612131249</text:p>
          </table:table-cell>
          <table:table-cell/>
          <table:table-cell office:value-type="float" office:value="0.292192789026" calcext:value-type="float">
            <text:p>0.292192789</text:p>
          </table:table-cell>
          <table:table-cell office:value-type="float" office:value="0.189539788189" calcext:value-type="float">
            <text:p>0.1895397882</text:p>
          </table:table-cell>
          <table:table-cell/>
          <table:table-cell office:value-type="float" office:value="0.146849340452" calcext:value-type="float">
            <text:p>0.146849340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57328546998" calcext:value-type="float">
            <text:p>0.0557328547</text:p>
          </table:table-cell>
          <table:table-cell/>
          <table:table-cell office:value-type="float" office:value="0.792285772269" calcext:value-type="float">
            <text:p>0.7922857723</text:p>
          </table:table-cell>
          <table:table-cell office:value-type="float" office:value="0.488796211085" calcext:value-type="float">
            <text:p>0.4887962111</text:p>
          </table:table-cell>
          <table:table-cell table:number-columns-repeated="8"/>
          <table:table-cell office:value-type="float" office:value="0.943830594836" calcext:value-type="float">
            <text:p>0.9438305948</text:p>
          </table:table-cell>
          <table:table-cell office:value-type="float" office:value="0.70560495787" calcext:value-type="float">
            <text:p>0.7056049579</text:p>
          </table:table-cell>
          <table:table-cell/>
          <table:table-cell office:value-type="float" office:value="0.113590617168" calcext:value-type="float">
            <text:p>0.1135906172</text:p>
          </table:table-cell>
          <table:table-cell office:value-type="float" office:value="0.0804597701149" calcext:value-type="float">
            <text:p>0.08045977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73719028848" calcext:value-type="float">
            <text:p>0.4737190288</text:p>
          </table:table-cell>
          <table:table-cell office:value-type="float" office:value="0.433404824609" calcext:value-type="float">
            <text:p>0.4334048246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0.506679365487" calcext:value-type="float">
            <text:p>0.5066793655</text:p>
          </table:table-cell>
          <table:table-cell office:value-type="float" office:value="0.345828228536" calcext:value-type="float">
            <text:p>0.3458282285</text:p>
          </table:table-cell>
          <table:table-cell/>
          <table:table-cell office:value-type="float" office:value="0.291445964267" calcext:value-type="float">
            <text:p>0.2914459643</text:p>
          </table:table-cell>
          <table:table-cell office:value-type="float" office:value="0.198651566863" calcext:value-type="float">
            <text:p>0.1986515669</text:p>
          </table:table-cell>
          <table:table-cell/>
          <table:table-cell office:value-type="float" office:value="0.146190349116" calcext:value-type="float">
            <text:p>0.1461903491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76038825438" calcext:value-type="float">
            <text:p>0.0760388254</text:p>
          </table:table-cell>
          <table:table-cell/>
          <table:table-cell office:value-type="float" office:value="0.844633435886" calcext:value-type="float">
            <text:p>0.8446334359</text:p>
          </table:table-cell>
          <table:table-cell office:value-type="float" office:value="0.555277510057" calcext:value-type="float">
            <text:p>0.5552775101</text:p>
          </table:table-cell>
          <table:table-cell table:number-columns-repeated="8"/>
          <table:table-cell office:value-type="float" office:value="0.96895946561" calcext:value-type="float">
            <text:p>0.9689594656</text:p>
          </table:table-cell>
          <table:table-cell office:value-type="float" office:value="0.720977657625" calcext:value-type="float">
            <text:p>0.7209776576</text:p>
          </table:table-cell>
          <table:table-cell/>
          <table:table-cell office:value-type="float" office:value="0.228499125379" calcext:value-type="float">
            <text:p>0.2284991254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85773121427" calcext:value-type="float">
            <text:p>0.3857731214</text:p>
          </table:table-cell>
          <table:table-cell office:value-type="float" office:value="0.297658471572" calcext:value-type="float">
            <text:p>0.2976584716</text:p>
          </table:table-cell>
          <table:table-cell table:number-columns-repeated="8"/>
          <table:table-cell office:value-type="float" office:value="950" calcext:value-type="float">
            <text:p>950</text:p>
          </table:table-cell>
          <table:table-cell office:value-type="float" office:value="0.771670615672" calcext:value-type="float">
            <text:p>0.7716706157</text:p>
          </table:table-cell>
          <table:table-cell office:value-type="float" office:value="0.541272399454" calcext:value-type="float">
            <text:p>0.5412723995</text:p>
          </table:table-cell>
          <table:table-cell/>
          <table:table-cell office:value-type="float" office:value="0.382250117675" calcext:value-type="float">
            <text:p>0.3822501177</text:p>
          </table:table-cell>
          <table:table-cell office:value-type="float" office:value="0.25938188078" calcext:value-type="float">
            <text:p>0.2593818808</text:p>
          </table:table-cell>
          <table:table-cell/>
          <table:table-cell office:value-type="float" office:value="0.146458834606" calcext:value-type="float">
            <text:p>0.1464588346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669037489961" calcext:value-type="float">
            <text:p>0.066903749</text:p>
          </table:table-cell>
          <table:table-cell/>
          <table:table-cell office:value-type="float" office:value="0.62796081053" calcext:value-type="float">
            <text:p>0.6279608105</text:p>
          </table:table-cell>
          <table:table-cell office:value-type="float" office:value="0.410485841876" calcext:value-type="float">
            <text:p>0.4104858419</text:p>
          </table:table-cell>
          <table:table-cell table:number-columns-repeated="8"/>
          <table:table-cell office:value-type="float" office:value="0.969848201518" calcext:value-type="float">
            <text:p>0.9698482015</text:p>
          </table:table-cell>
          <table:table-cell office:value-type="float" office:value="0.72658326007" calcext:value-type="float">
            <text:p>0.7265832601</text:p>
          </table:table-cell>
          <table:table-cell/>
          <table:table-cell office:value-type="float" office:value="0.195036093065" calcext:value-type="float">
            <text:p>0.1950360931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76771613573" calcext:value-type="float">
            <text:p>0.4767716136</text:p>
          </table:table-cell>
          <table:table-cell office:value-type="float" office:value="0.41566133354" calcext:value-type="float">
            <text:p>0.4156613335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758792190552" calcext:value-type="float">
            <text:p>0.7587921906</text:p>
          </table:table-cell>
          <table:table-cell office:value-type="float" office:value="0.527649110016" calcext:value-type="float">
            <text:p>0.52764911</text:p>
          </table:table-cell>
          <table:table-cell/>
          <table:table-cell office:value-type="float" office:value="0.439066854496" calcext:value-type="float">
            <text:p>0.4390668545</text:p>
          </table:table-cell>
          <table:table-cell office:value-type="float" office:value="0.296236092135" calcext:value-type="float">
            <text:p>0.2962360921</text:p>
          </table:table-cell>
          <table:table-cell/>
          <table:table-cell office:value-type="float" office:value="0.146728308083" calcext:value-type="float">
            <text:p>0.1467283081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0522434631863" calcext:value-type="float">
            <text:p>0.0522434632</text:p>
          </table:table-cell>
          <table:table-cell/>
          <table:table-cell office:value-type="float" office:value="0.761964358122" calcext:value-type="float">
            <text:p>0.7619643581</text:p>
          </table:table-cell>
          <table:table-cell office:value-type="float" office:value="0.469772909328" calcext:value-type="float">
            <text:p>0.4697729093</text:p>
          </table:table-cell>
          <table:table-cell table:number-columns-repeated="8"/>
          <table:table-cell office:value-type="float" office:value="0.976024579984" calcext:value-type="float">
            <text:p>0.97602458</text:p>
          </table:table-cell>
          <table:table-cell office:value-type="float" office:value="0.731000325069" calcext:value-type="float">
            <text:p>0.7310003251</text:p>
          </table:table-cell>
          <table:table-cell/>
          <table:table-cell office:value-type="float" office:value="0.202127371274" calcext:value-type="float">
            <text:p>0.2021273713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16351492683" calcext:value-type="float">
            <text:p>0.5163514927</text:p>
          </table:table-cell>
          <table:table-cell office:value-type="float" office:value="0.455059590506" calcext:value-type="float">
            <text:p>0.4550595905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0.807455833858" calcext:value-type="float">
            <text:p>0.8074558339</text:p>
          </table:table-cell>
          <table:table-cell office:value-type="float" office:value="0.566067413117" calcext:value-type="float">
            <text:p>0.5660674131</text:p>
          </table:table-cell>
          <table:table-cell/>
          <table:table-cell office:value-type="float" office:value="0.403376982511" calcext:value-type="float">
            <text:p>0.4033769825</text:p>
          </table:table-cell>
          <table:table-cell office:value-type="float" office:value="0.272758356543" calcext:value-type="float">
            <text:p>0.272758356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18701761823" calcext:value-type="float">
            <text:p>0.1187017618</text:p>
          </table:table-cell>
          <table:table-cell/>
          <table:table-cell office:value-type="float" office:value="0.103719481138" calcext:value-type="float">
            <text:p>0.1037194811</text:p>
          </table:table-cell>
          <table:table-cell/>
          <table:table-cell office:value-type="float" office:value="0.814864893465" calcext:value-type="float">
            <text:p>0.8148648935</text:p>
          </table:table-cell>
          <table:table-cell office:value-type="float" office:value="0.512441065939" calcext:value-type="float">
            <text:p>0.5124410659</text:p>
          </table:table-cell>
          <table:table-cell table:number-columns-repeated="8"/>
          <table:table-cell office:value-type="float" office:value="0.986943691813" calcext:value-type="float">
            <text:p>0.9869436918</text:p>
          </table:table-cell>
          <table:table-cell office:value-type="float" office:value="0.733834861906" calcext:value-type="float">
            <text:p>0.7338348619</text:p>
          </table:table-cell>
          <table:table-cell/>
          <table:table-cell office:value-type="float" office:value="0.271965408805" calcext:value-type="float">
            <text:p>0.2719654088</text:p>
          </table:table-cell>
          <table:table-cell office:value-type="float" office:value="0.220032840722" calcext:value-type="float">
            <text:p>0.22003284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45017394999" calcext:value-type="float">
            <text:p>0.545017395</text:p>
          </table:table-cell>
          <table:table-cell office:value-type="float" office:value="0.485327929571" calcext:value-type="float">
            <text:p>0.4853279296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0.868565043788" calcext:value-type="float">
            <text:p>0.8685650438</text:p>
          </table:table-cell>
          <table:table-cell office:value-type="float" office:value="0.606561898939" calcext:value-type="float">
            <text:p>0.6065618989</text:p>
          </table:table-cell>
          <table:table-cell/>
          <table:table-cell office:value-type="float" office:value="0.459304675715" calcext:value-type="float">
            <text:p>0.4593046757</text:p>
          </table:table-cell>
          <table:table-cell office:value-type="float" office:value="0.316006462081" calcext:value-type="float">
            <text:p>0.3160064621</text:p>
          </table:table-cell>
          <table:table-cell/>
          <table:table-cell office:value-type="float" office:value="0.14844756468" calcext:value-type="float">
            <text:p>0.1484475647</text:p>
          </table:table-cell>
          <table:table-cell office:value-type="float" office:value="0.119647592595" calcext:value-type="float">
            <text:p>0.1196475926</text:p>
          </table:table-cell>
          <table:table-cell/>
          <table:table-cell office:value-type="float" office:value="0.120148238762" calcext:value-type="float">
            <text:p>0.1201482388</text:p>
          </table:table-cell>
          <table:table-cell/>
          <table:table-cell office:value-type="float" office:value="0.864445749571" calcext:value-type="float">
            <text:p>0.8644457496</text:p>
          </table:table-cell>
          <table:table-cell office:value-type="float" office:value="0.55098300313" calcext:value-type="float">
            <text:p>0.5509830031</text:p>
          </table:table-cell>
          <table:table-cell table:number-columns-repeated="8"/>
          <table:table-cell office:value-type="float" office:value="0.998903892158" calcext:value-type="float">
            <text:p>0.9989038922</text:p>
          </table:table-cell>
          <table:table-cell office:value-type="float" office:value="0.750068132156" calcext:value-type="float">
            <text:p>0.7500681322</text:p>
          </table:table-cell>
          <table:table-cell/>
          <table:table-cell office:value-type="float" office:value="0.237058576507" calcext:value-type="float">
            <text:p>0.2370585765</text:p>
          </table:table-cell>
          <table:table-cell office:value-type="float" office:value="0.111405835544" calcext:value-type="float">
            <text:p>0.11140583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519542020832" calcext:value-type="float">
            <text:p>0.5195420208</text:p>
          </table:table-cell>
          <table:table-cell office:value-type="float" office:value="0.433754376612" calcext:value-type="float">
            <text:p>0.4337543766</text:p>
          </table:table-cell>
          <table:table-cell table:number-columns-repeated="8"/>
          <table:table-cell office:value-type="float" office:value="1150" calcext:value-type="float">
            <text:p>1150</text:p>
          </table:table-cell>
          <table:table-cell office:value-type="float" office:value="0.892962146516" calcext:value-type="float">
            <text:p>0.8929621465</text:p>
          </table:table-cell>
          <table:table-cell office:value-type="float" office:value="0.617435587275" calcext:value-type="float">
            <text:p>0.6174355873</text:p>
          </table:table-cell>
          <table:table-cell/>
          <table:table-cell office:value-type="float" office:value="0.369061022021" calcext:value-type="float">
            <text:p>0.369061022</text:p>
          </table:table-cell>
          <table:table-cell office:value-type="float" office:value="0.245837230697" calcext:value-type="float">
            <text:p>0.2458372307</text:p>
          </table:table-cell>
          <table:table-cell/>
          <table:table-cell office:value-type="float" office:value="0.148668867409" calcext:value-type="float">
            <text:p>0.1486688674</text:p>
          </table:table-cell>
          <table:table-cell office:value-type="float" office:value="0.121094942505" calcext:value-type="float">
            <text:p>0.1210949425</text:p>
          </table:table-cell>
          <table:table-cell/>
          <table:table-cell office:value-type="float" office:value="0.0359706793622" calcext:value-type="float">
            <text:p>0.0359706794</text:p>
          </table:table-cell>
          <table:table-cell/>
          <table:table-cell office:value-type="float" office:value="0.946108324507" calcext:value-type="float">
            <text:p>0.9461083245</text:p>
          </table:table-cell>
          <table:table-cell office:value-type="float" office:value="0.635871876936" calcext:value-type="float">
            <text:p>0.6358718769</text:p>
          </table:table-cell>
          <table:table-cell table:number-columns-repeated="8"/>
          <table:table-cell office:value-type="float" office:value="0.998342268138" calcext:value-type="float">
            <text:p>0.9983422681</text:p>
          </table:table-cell>
          <table:table-cell office:value-type="float" office:value="0.74645423091" calcext:value-type="float">
            <text:p>0.7464542309</text:p>
          </table:table-cell>
          <table:table-cell/>
          <table:table-cell office:value-type="float" office:value="0.272282869122" calcext:value-type="float">
            <text:p>0.2722828691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78920579111" calcext:value-type="float">
            <text:p>0.5789205791</text:p>
          </table:table-cell>
          <table:table-cell office:value-type="float" office:value="0.51116618665" calcext:value-type="float">
            <text:p>0.5111661867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0.857467480322" calcext:value-type="float">
            <text:p>0.8574674803</text:p>
          </table:table-cell>
          <table:table-cell office:value-type="float" office:value="0.608555941405" calcext:value-type="float">
            <text:p>0.6085559414</text:p>
          </table:table-cell>
          <table:table-cell/>
          <table:table-cell office:value-type="float" office:value="0.495388944536" calcext:value-type="float">
            <text:p>0.4953889445</text:p>
          </table:table-cell>
          <table:table-cell office:value-type="float" office:value="0.343306503185" calcext:value-type="float">
            <text:p>0.3433065032</text:p>
          </table:table-cell>
          <table:table-cell/>
          <table:table-cell office:value-type="float" office:value="0.148781409409" calcext:value-type="float">
            <text:p>0.1487814094</text:p>
          </table:table-cell>
          <table:table-cell office:value-type="float" office:value="0.122875750483" calcext:value-type="float">
            <text:p>0.1228757505</text:p>
          </table:table-cell>
          <table:table-cell/>
          <table:table-cell office:value-type="float" office:value="0.132282638918" calcext:value-type="float">
            <text:p>0.1322826389</text:p>
          </table:table-cell>
          <table:table-cell/>
          <table:table-cell office:value-type="float" office:value="0.967747734963" calcext:value-type="float">
            <text:p>0.967747735</text:p>
          </table:table-cell>
          <table:table-cell office:value-type="float" office:value="0.669241318783" calcext:value-type="float">
            <text:p>0.6692413188</text:p>
          </table:table-cell>
          <table:table-cell table:number-columns-repeated="8"/>
          <table:table-cell office:value-type="float" office:value="0.999182735448" calcext:value-type="float">
            <text:p>0.9991827354</text:p>
          </table:table-cell>
          <table:table-cell office:value-type="float" office:value="0.749017243348" calcext:value-type="float">
            <text:p>0.7490172433</text:p>
          </table:table-cell>
          <table:table-cell/>
          <table:table-cell office:value-type="float" office:value="0.273807546274" calcext:value-type="float">
            <text:p>0.273807546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08645458376" calcext:value-type="float">
            <text:p>0.6086454584</text:p>
          </table:table-cell>
          <table:table-cell office:value-type="float" office:value="0.533057154001" calcext:value-type="float">
            <text:p>0.533057154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0.884715147331" calcext:value-type="float">
            <text:p>0.8847151473</text:p>
          </table:table-cell>
          <table:table-cell office:value-type="float" office:value="0.627976666168" calcext:value-type="float">
            <text:p>0.6279766662</text:p>
          </table:table-cell>
          <table:table-cell/>
          <table:table-cell office:value-type="float" office:value="0.489562776509" calcext:value-type="float">
            <text:p>0.4895627765</text:p>
          </table:table-cell>
          <table:table-cell office:value-type="float" office:value="0.321535331031" calcext:value-type="float">
            <text:p>0.321535331</text:p>
          </table:table-cell>
          <table:table-cell/>
          <table:table-cell office:value-type="float" office:value="0.14698381787" calcext:value-type="float">
            <text:p>0.1469838179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136035145455" calcext:value-type="float">
            <text:p>0.1360351455</text:p>
          </table:table-cell>
          <table:table-cell/>
          <table:table-cell office:value-type="float" office:value="0.988373752931" calcext:value-type="float">
            <text:p>0.9883737529</text:p>
          </table:table-cell>
          <table:table-cell office:value-type="float" office:value="0.671608441079" calcext:value-type="float">
            <text:p>0.6716084411</text:p>
          </table:table-cell>
          <table:table-cell table:number-columns-repeated="8"/>
          <table:table-cell office:value-type="float" office:value="0.998902840059" calcext:value-type="float">
            <text:p>0.9989028401</text:p>
          </table:table-cell>
          <table:table-cell office:value-type="float" office:value="0.753447625666" calcext:value-type="float">
            <text:p>0.7534476257</text:p>
          </table:table-cell>
          <table:table-cell/>
          <table:table-cell office:value-type="float" office:value="0.318237818383" calcext:value-type="float">
            <text:p>0.3182378184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0085197691" calcext:value-type="float">
            <text:p>0.2900851977</text:p>
          </table:table-cell>
          <table:table-cell office:value-type="float" office:value="0.242635376302" calcext:value-type="float">
            <text:p>0.2426353763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0.919052940541" calcext:value-type="float">
            <text:p>0.9190529405</text:p>
          </table:table-cell>
          <table:table-cell office:value-type="float" office:value="0.641460884256" calcext:value-type="float">
            <text:p>0.6414608843</text:p>
          </table:table-cell>
          <table:table-cell/>
          <table:table-cell office:value-type="float" office:value="0.625737978803" calcext:value-type="float">
            <text:p>0.6257379788</text:p>
          </table:table-cell>
          <table:table-cell office:value-type="float" office:value="0.405596289099" calcext:value-type="float">
            <text:p>0.4055962891</text:p>
          </table:table-cell>
          <table:table-cell/>
          <table:table-cell office:value-type="float" office:value="0.146375143843" calcext:value-type="float">
            <text:p>0.1463751438</text:p>
          </table:table-cell>
          <table:table-cell office:value-type="float" office:value="0.116755502375" calcext:value-type="float">
            <text:p>0.1167555024</text:p>
          </table:table-cell>
          <table:table-cell/>
          <table:table-cell office:value-type="float" office:value="0.0983121934186" calcext:value-type="float">
            <text:p>0.0983121934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7341595251" calcext:value-type="float">
            <text:p>0.6873415953</text:p>
          </table:table-cell>
          <table:table-cell table:number-columns-repeated="8"/>
          <table:table-cell office:value-type="float" office:value="0.999721835755" calcext:value-type="float">
            <text:p>0.9997218358</text:p>
          </table:table-cell>
          <table:table-cell office:value-type="float" office:value="0.754981020791" calcext:value-type="float">
            <text:p>0.7549810208</text:p>
          </table:table-cell>
          <table:table-cell/>
          <table:table-cell office:value-type="float" office:value="0.313037601933" calcext:value-type="float">
            <text:p>0.3130376019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598755158036" calcext:value-type="float">
            <text:p>0.598755158</text:p>
          </table:table-cell>
          <table:table-cell office:value-type="float" office:value="0.528156715006" calcext:value-type="float">
            <text:p>0.528156715</text:p>
          </table:table-cell>
          <table:table-cell table:number-columns-repeated="8"/>
          <table:table-cell office:value-type="float" office:value="1350" calcext:value-type="float">
            <text:p>1350</text:p>
          </table:table-cell>
          <table:table-cell office:value-type="float" office:value="0.904379998055" calcext:value-type="float">
            <text:p>0.9043799981</text:p>
          </table:table-cell>
          <table:table-cell office:value-type="float" office:value="0.638041438834" calcext:value-type="float">
            <text:p>0.6380414388</text:p>
          </table:table-cell>
          <table:table-cell/>
          <table:table-cell office:value-type="float" office:value="0.197544412181" calcext:value-type="float">
            <text:p>0.1975444122</text:p>
          </table:table-cell>
          <table:table-cell office:value-type="float" office:value="0.133857934042" calcext:value-type="float">
            <text:p>0.133857934</text:p>
          </table:table-cell>
          <table:table-cell/>
          <table:table-cell office:value-type="float" office:value="0.149334405993" calcext:value-type="float">
            <text:p>0.149334406</text:p>
          </table:table-cell>
          <table:table-cell office:value-type="float" office:value="0.125914490905" calcext:value-type="float">
            <text:p>0.1259144909</text:p>
          </table:table-cell>
          <table:table-cell/>
          <table:table-cell office:value-type="float" office:value="0.128034993293" calcext:value-type="float">
            <text:p>0.1280349933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6514329497" calcext:value-type="float">
            <text:p>0.6865143295</text:p>
          </table:table-cell>
          <table:table-cell table:number-columns-repeated="8"/>
          <table:table-cell office:value-type="float" office:value="0.999666194247" calcext:value-type="float">
            <text:p>0.9996661942</text:p>
          </table:table-cell>
          <table:table-cell office:value-type="float" office:value="0.752647607715" calcext:value-type="float">
            <text:p>0.7526476077</text:p>
          </table:table-cell>
          <table:table-cell/>
          <table:table-cell office:value-type="float" office:value="0.389476853791" calcext:value-type="float">
            <text:p>0.3894768538</text:p>
          </table:table-cell>
          <table:table-cell office:value-type="float" office:value="0.337931034483" calcext:value-type="float">
            <text:p>0.33793103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9055215319" calcext:value-type="float">
            <text:p>0.6290552153</text:p>
          </table:table-cell>
          <table:table-cell office:value-type="float" office:value="0.564151713451" calcext:value-type="float">
            <text:p>0.564151713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0.927414187041" calcext:value-type="float">
            <text:p>0.927414187</text:p>
          </table:table-cell>
          <table:table-cell office:value-type="float" office:value="0.652806009159" calcext:value-type="float">
            <text:p>0.6528060092</text:p>
          </table:table-cell>
          <table:table-cell/>
          <table:table-cell office:value-type="float" office:value="0.610044906968" calcext:value-type="float">
            <text:p>0.610044907</text:p>
          </table:table-cell>
          <table:table-cell office:value-type="float" office:value="0.394824990362" calcext:value-type="float">
            <text:p>0.3948249904</text:p>
          </table:table-cell>
          <table:table-cell/>
          <table:table-cell office:value-type="float" office:value="0.157434906721" calcext:value-type="float">
            <text:p>0.1574349067</text:p>
          </table:table-cell>
          <table:table-cell office:value-type="float" office:value="0.128358533667" calcext:value-type="float">
            <text:p>0.1283585337</text:p>
          </table:table-cell>
          <table:table-cell/>
          <table:table-cell office:value-type="float" office:value="0.146571398334" calcext:value-type="float">
            <text:p>0.1465713983</text:p>
          </table:table-cell>
          <table:table-cell/>
          <table:table-cell office:value-type="float" office:value="0.454776093241" calcext:value-type="float">
            <text:p>0.4547760932</text:p>
          </table:table-cell>
          <table:table-cell office:value-type="float" office:value="0.323396970882" calcext:value-type="float">
            <text:p>0.3233969709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2283677319" calcext:value-type="float">
            <text:p>0.7522836773</text:p>
          </table:table-cell>
          <table:table-cell/>
          <table:table-cell office:value-type="float" office:value="0.357414788277" calcext:value-type="float">
            <text:p>0.3574147883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640014394764" calcext:value-type="float">
            <text:p>0.6400143948</text:p>
          </table:table-cell>
          <table:table-cell office:value-type="float" office:value="0.562024003607" calcext:value-type="float">
            <text:p>0.5620240036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0.939758561972" calcext:value-type="float">
            <text:p>0.939758562</text:p>
          </table:table-cell>
          <table:table-cell office:value-type="float" office:value="0.65825828452" calcext:value-type="float">
            <text:p>0.6582582845</text:p>
          </table:table-cell>
          <table:table-cell/>
          <table:table-cell office:value-type="float" office:value="0.665375996212" calcext:value-type="float">
            <text:p>0.6653759962</text:p>
          </table:table-cell>
          <table:table-cell office:value-type="float" office:value="0.424800053761" calcext:value-type="float">
            <text:p>0.4248000538</text:p>
          </table:table-cell>
          <table:table-cell/>
          <table:table-cell office:value-type="float" office:value="0.149618828223" calcext:value-type="float">
            <text:p>0.1496188282</text:p>
          </table:table-cell>
          <table:table-cell office:value-type="float" office:value="0.123373223157" calcext:value-type="float">
            <text:p>0.1233732232</text:p>
          </table:table-cell>
          <table:table-cell/>
          <table:table-cell office:value-type="float" office:value="0.159335133955" calcext:value-type="float">
            <text:p>0.159335134</text:p>
          </table:table-cell>
          <table:table-cell/>
          <table:table-cell office:value-type="float" office:value="0.713951887449" calcext:value-type="float">
            <text:p>0.7139518874</text:p>
          </table:table-cell>
          <table:table-cell office:value-type="float" office:value="0.438303987319" calcext:value-type="float">
            <text:p>0.4383039873</text:p>
          </table:table-cell>
          <table:table-cell table:number-columns-repeated="8"/>
          <table:table-cell office:value-type="float" office:value="0.999796082921" calcext:value-type="float">
            <text:p>0.9997960829</text:p>
          </table:table-cell>
          <table:table-cell office:value-type="float" office:value="0.753473879351" calcext:value-type="float">
            <text:p>0.7534738794</text:p>
          </table:table-cell>
          <table:table-cell/>
          <table:table-cell office:value-type="float" office:value="0.209397546898" calcext:value-type="float">
            <text:p>0.2093975469</text:p>
          </table:table-cell>
          <table:table-cell office:value-type="float" office:value="0.222988505747" calcext:value-type="float">
            <text:p>0.22298850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43154493721" calcext:value-type="float">
            <text:p>0.6431544937</text:p>
          </table:table-cell>
          <table:table-cell office:value-type="float" office:value="0.556811544508" calcext:value-type="float">
            <text:p>0.556811544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0.562874318134" calcext:value-type="float">
            <text:p>0.5628743181</text:p>
          </table:table-cell>
          <table:table-cell office:value-type="float" office:value="0.413137701762" calcext:value-type="float">
            <text:p>0.4131377018</text:p>
          </table:table-cell>
          <table:table-cell/>
          <table:table-cell office:value-type="float" office:value="0.69131434438" calcext:value-type="float">
            <text:p>0.6913143444</text:p>
          </table:table-cell>
          <table:table-cell office:value-type="float" office:value="0.441265418507" calcext:value-type="float">
            <text:p>0.4412654185</text:p>
          </table:table-cell>
          <table:table-cell/>
          <table:table-cell office:value-type="float" office:value="0.15113590312" calcext:value-type="float">
            <text:p>0.1511359031</text:p>
          </table:table-cell>
          <table:table-cell office:value-type="float" office:value="0.123874740325" calcext:value-type="float">
            <text:p>0.1238747403</text:p>
          </table:table-cell>
          <table:table-cell/>
          <table:table-cell office:value-type="float" office:value="0.144094399528" calcext:value-type="float">
            <text:p>0.1440943995</text:p>
          </table:table-cell>
          <table:table-cell/>
          <table:table-cell office:value-type="float" office:value="0.87432904641" calcext:value-type="float">
            <text:p>0.8743290464</text:p>
          </table:table-cell>
          <table:table-cell office:value-type="float" office:value="0.537471533248" calcext:value-type="float">
            <text:p>0.5374715332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3865565182" calcext:value-type="float">
            <text:p>0.7538655652</text:p>
          </table:table-cell>
          <table:table-cell/>
          <table:table-cell office:value-type="float" office:value="0.310331335331" calcext:value-type="float">
            <text:p>0.310331335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699467774616" calcext:value-type="float">
            <text:p>0.6994677746</text:p>
          </table:table-cell>
          <table:table-cell office:value-type="float" office:value="0.573538994592" calcext:value-type="float">
            <text:p>0.5735389946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float" office:value="0.907730838698" calcext:value-type="float">
            <text:p>0.9077308387</text:p>
          </table:table-cell>
          <table:table-cell office:value-type="float" office:value="0.640082126669" calcext:value-type="float">
            <text:p>0.6400821267</text:p>
          </table:table-cell>
          <table:table-cell/>
          <table:table-cell office:value-type="float" office:value="0.758216058127" calcext:value-type="float">
            <text:p>0.7582160581</text:p>
          </table:table-cell>
          <table:table-cell office:value-type="float" office:value="0.492797103624" calcext:value-type="float">
            <text:p>0.4927971036</text:p>
          </table:table-cell>
          <table:table-cell/>
          <table:table-cell office:value-type="float" office:value="0.146641765235" calcext:value-type="float">
            <text:p>0.1466417652</text:p>
          </table:table-cell>
          <table:table-cell office:value-type="float" office:value="0.118447611105" calcext:value-type="float">
            <text:p>0.1184476111</text:p>
          </table:table-cell>
          <table:table-cell/>
          <table:table-cell office:value-type="float" office:value="0.131378243927" calcext:value-type="float">
            <text:p>0.1313782439</text:p>
          </table:table-cell>
          <table:table-cell/>
          <table:table-cell office:value-type="float" office:value="0.888673816281" calcext:value-type="float">
            <text:p>0.8886738163</text:p>
          </table:table-cell>
          <table:table-cell office:value-type="float" office:value="0.563558600004" calcext:value-type="float">
            <text:p>0.5635586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3106283035" calcext:value-type="float">
            <text:p>0.753106283</text:p>
          </table:table-cell>
          <table:table-cell/>
          <table:table-cell office:value-type="float" office:value="0.352727920228" calcext:value-type="float">
            <text:p>0.3527279202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96483005544" calcext:value-type="float">
            <text:p>0.6964830055</text:p>
          </table:table-cell>
          <table:table-cell office:value-type="float" office:value="0.593811581312" calcext:value-type="float">
            <text:p>0.5938115813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0.939817846011" calcext:value-type="float">
            <text:p>0.939817846</text:p>
          </table:table-cell>
          <table:table-cell office:value-type="float" office:value="0.659275611356" calcext:value-type="float">
            <text:p>0.6592756114</text:p>
          </table:table-cell>
          <table:table-cell/>
          <table:table-cell office:value-type="float" office:value="0.366706032333" calcext:value-type="float">
            <text:p>0.3667060323</text:p>
          </table:table-cell>
          <table:table-cell office:value-type="float" office:value="0.227828092125" calcext:value-type="float">
            <text:p>0.2278280921</text:p>
          </table:table-cell>
          <table:table-cell/>
          <table:table-cell office:value-type="float" office:value="0.147388731969" calcext:value-type="float">
            <text:p>0.147388732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128895415597" calcext:value-type="float">
            <text:p>0.1288954156</text:p>
          </table:table-cell>
          <table:table-cell/>
          <table:table-cell office:value-type="float" office:value="0.892924853138" calcext:value-type="float">
            <text:p>0.8929248531</text:p>
          </table:table-cell>
          <table:table-cell office:value-type="float" office:value="0.562669270131" calcext:value-type="float">
            <text:p>0.5626692701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4305626142" calcext:value-type="float">
            <text:p>0.7543056261</text:p>
          </table:table-cell>
          <table:table-cell/>
          <table:table-cell office:value-type="float" office:value="0.353471923536" calcext:value-type="float">
            <text:p>0.3534719235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728101154295" calcext:value-type="float">
            <text:p>0.7281011543</text:p>
          </table:table-cell>
          <table:table-cell office:value-type="float" office:value="0.615185962985" calcext:value-type="float">
            <text:p>0.615185963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 office:value-type="float" office:value="0.947482181642" calcext:value-type="float">
            <text:p>0.9474821816</text:p>
          </table:table-cell>
          <table:table-cell office:value-type="float" office:value="0.674154633494" calcext:value-type="float">
            <text:p>0.6741546335</text:p>
          </table:table-cell>
          <table:table-cell/>
          <table:table-cell office:value-type="float" office:value="0.658501498385" calcext:value-type="float">
            <text:p>0.6585014984</text:p>
          </table:table-cell>
          <table:table-cell office:value-type="float" office:value="0.438144482242" calcext:value-type="float">
            <text:p>0.4381444822</text:p>
          </table:table-cell>
          <table:table-cell/>
          <table:table-cell office:value-type="float" office:value="0.145581065305" calcext:value-type="float">
            <text:p>0.14558106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156436779176" calcext:value-type="float">
            <text:p>0.1564367792</text:p>
          </table:table-cell>
          <table:table-cell/>
          <table:table-cell office:value-type="float" office:value="0.898636670092" calcext:value-type="float">
            <text:p>0.8986366701</text:p>
          </table:table-cell>
          <table:table-cell office:value-type="float" office:value="0.574902552037" calcext:value-type="float">
            <text:p>0.574902552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4795226273" calcext:value-type="float">
            <text:p>0.7547952263</text:p>
          </table:table-cell>
          <table:table-cell/>
          <table:table-cell office:value-type="float" office:value="0.425258042047" calcext:value-type="float">
            <text:p>0.425258042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52785707229" calcext:value-type="float">
            <text:p>0.2527857072</text:p>
          </table:table-cell>
          <table:table-cell office:value-type="float" office:value="0.215814109344" calcext:value-type="float">
            <text:p>0.2158141093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0.965250533965" calcext:value-type="float">
            <text:p>0.965250534</text:p>
          </table:table-cell>
          <table:table-cell office:value-type="float" office:value="0.675627465559" calcext:value-type="float">
            <text:p>0.6756274656</text:p>
          </table:table-cell>
          <table:table-cell/>
          <table:table-cell office:value-type="float" office:value="0.726916791088" calcext:value-type="float">
            <text:p>0.7269167911</text:p>
          </table:table-cell>
          <table:table-cell office:value-type="float" office:value="0.461298530123" calcext:value-type="float">
            <text:p>0.4612985301</text:p>
          </table:table-cell>
          <table:table-cell/>
          <table:table-cell office:value-type="float" office:value="0.1495425968" calcext:value-type="float">
            <text:p>0.1495425968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160521554815" calcext:value-type="float">
            <text:p>0.1605215548</text:p>
          </table:table-cell>
          <table:table-cell/>
          <table:table-cell office:value-type="float" office:value="0.908891677902" calcext:value-type="float">
            <text:p>0.9088916779</text:p>
          </table:table-cell>
          <table:table-cell office:value-type="float" office:value="0.580331995135" calcext:value-type="float">
            <text:p>0.5803319951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6213961434" calcext:value-type="float">
            <text:p>0.7562139614</text:p>
          </table:table-cell>
          <table:table-cell/>
          <table:table-cell office:value-type="float" office:value="0.425591685119" calcext:value-type="float">
            <text:p>0.4255916851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19765733143" calcext:value-type="float">
            <text:p>0.6197657331</text:p>
          </table:table-cell>
          <table:table-cell office:value-type="float" office:value="0.540296393618" calcext:value-type="float">
            <text:p>0.5402963936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office:value-type="float" office:value="0.945160045514" calcext:value-type="float">
            <text:p>0.9451600455</text:p>
          </table:table-cell>
          <table:table-cell office:value-type="float" office:value="0.660685509586" calcext:value-type="float">
            <text:p>0.6606855096</text:p>
          </table:table-cell>
          <table:table-cell/>
          <table:table-cell office:value-type="float" office:value="0.775293486852" calcext:value-type="float">
            <text:p>0.7752934869</text:p>
          </table:table-cell>
          <table:table-cell office:value-type="float" office:value="0.490921231915" calcext:value-type="float">
            <text:p>0.4909212319</text:p>
          </table:table-cell>
          <table:table-cell/>
          <table:table-cell office:value-type="float" office:value="0.154012633062" calcext:value-type="float">
            <text:p>0.1540126331</text:p>
          </table:table-cell>
          <table:table-cell office:value-type="float" office:value="0.125655003102" calcext:value-type="float">
            <text:p>0.1256550031</text:p>
          </table:table-cell>
          <table:table-cell/>
          <table:table-cell office:value-type="float" office:value="0.079980493994" calcext:value-type="float">
            <text:p>0.079980494</text:p>
          </table:table-cell>
          <table:table-cell/>
          <table:table-cell office:value-type="float" office:value="0.939056512585" calcext:value-type="float">
            <text:p>0.9390565126</text:p>
          </table:table-cell>
          <table:table-cell office:value-type="float" office:value="0.602157832161" calcext:value-type="float">
            <text:p>0.6021578322</text:p>
          </table:table-cell>
          <table:table-cell table:number-columns-repeated="8"/>
          <table:table-cell office:value-type="float" office:value="0.999870258085" calcext:value-type="float">
            <text:p>0.9998702581</text:p>
          </table:table-cell>
          <table:table-cell office:value-type="float" office:value="0.755775602935" calcext:value-type="float">
            <text:p>0.7557756029</text:p>
          </table:table-cell>
          <table:table-cell/>
          <table:table-cell office:value-type="float" office:value="0.476434937611" calcext:value-type="float">
            <text:p>0.4764349376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48590074539" calcext:value-type="float">
            <text:p>0.6485900745</text:p>
          </table:table-cell>
          <table:table-cell office:value-type="float" office:value="0.547392368616" calcext:value-type="float">
            <text:p>0.5473923686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0.949903987408" calcext:value-type="float">
            <text:p>0.9499039874</text:p>
          </table:table-cell>
          <table:table-cell office:value-type="float" office:value="0.670211103983" calcext:value-type="float">
            <text:p>0.670211104</text:p>
          </table:table-cell>
          <table:table-cell/>
          <table:table-cell office:value-type="float" office:value="0.232380618208" calcext:value-type="float">
            <text:p>0.2323806182</text:p>
          </table:table-cell>
          <table:table-cell office:value-type="float" office:value="0.17041694149" calcext:value-type="float">
            <text:p>0.170416941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21407116015" calcext:value-type="float">
            <text:p>0.121407116</text:p>
          </table:table-cell>
          <table:table-cell/>
          <table:table-cell office:value-type="float" office:value="0.0621095419034" calcext:value-type="float">
            <text:p>0.0621095419</text:p>
          </table:table-cell>
          <table:table-cell/>
          <table:table-cell office:value-type="float" office:value="0.98161089293" calcext:value-type="float">
            <text:p>0.9816108929</text:p>
          </table:table-cell>
          <table:table-cell office:value-type="float" office:value="0.637620376474" calcext:value-type="float">
            <text:p>0.6376203765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5135702734" calcext:value-type="float">
            <text:p>0.755135702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019899082" calcext:value-type="float">
            <text:p>0.7019899082</text:p>
          </table:table-cell>
          <table:table-cell office:value-type="float" office:value="0.594162494447" calcext:value-type="float">
            <text:p>0.5941624944</text:p>
          </table:table-cell>
          <table:table-cell table:number-columns-repeated="8"/>
          <table:table-cell office:value-type="float" office:value="1850" calcext:value-type="float">
            <text:p>1850</text:p>
          </table:table-cell>
          <table:table-cell office:value-type="float" office:value="0.945359844709" calcext:value-type="float">
            <text:p>0.9453598447</text:p>
          </table:table-cell>
          <table:table-cell office:value-type="float" office:value="0.665990367074" calcext:value-type="float">
            <text:p>0.6659903671</text:p>
          </table:table-cell>
          <table:table-cell/>
          <table:table-cell office:value-type="float" office:value="0.71420791001" calcext:value-type="float">
            <text:p>0.71420791</text:p>
          </table:table-cell>
          <table:table-cell office:value-type="float" office:value="0.451470023836" calcext:value-type="float">
            <text:p>0.4514700238</text:p>
          </table:table-cell>
          <table:table-cell/>
          <table:table-cell office:value-type="float" office:value="0.149684747557" calcext:value-type="float">
            <text:p>0.1496847476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09802318684" calcext:value-type="float">
            <text:p>0.098023186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61549807213" calcext:value-type="float">
            <text:p>0.661549807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723905" calcext:value-type="float">
            <text:p>0.7552857239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68171327286" calcext:value-type="float">
            <text:p>0.7681713273</text:p>
          </table:table-cell>
          <table:table-cell office:value-type="float" office:value="0.636507482577" calcext:value-type="float">
            <text:p>0.6365074826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0.965118663552" calcext:value-type="float">
            <text:p>0.9651186636</text:p>
          </table:table-cell>
          <table:table-cell office:value-type="float" office:value="0.682276394746" calcext:value-type="float">
            <text:p>0.6822763947</text:p>
          </table:table-cell>
          <table:table-cell/>
          <table:table-cell office:value-type="float" office:value="0.77650335106" calcext:value-type="float">
            <text:p>0.7765033511</text:p>
          </table:table-cell>
          <table:table-cell office:value-type="float" office:value="0.498512811095" calcext:value-type="float">
            <text:p>0.4985128111</text:p>
          </table:table-cell>
          <table:table-cell/>
          <table:table-cell office:value-type="float" office:value="0.149369474701" calcext:value-type="float">
            <text:p>0.1493694747</text:p>
          </table:table-cell>
          <table:table-cell office:value-type="float" office:value="0.120925341746" calcext:value-type="float">
            <text:p>0.1209253417</text:p>
          </table:table-cell>
          <table:table-cell/>
          <table:table-cell office:value-type="float" office:value="0.100707580642" calcext:value-type="float">
            <text:p>0.1007075806</text:p>
          </table:table-cell>
          <table:table-cell/>
          <table:table-cell office:value-type="float" office:value="0.979087299747" calcext:value-type="float">
            <text:p>0.9790872997</text:p>
          </table:table-cell>
          <table:table-cell office:value-type="float" office:value="0.66250380441" calcext:value-type="float">
            <text:p>0.6625038044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5516069812" calcext:value-type="float">
            <text:p>0.7555160698</text:p>
          </table:table-cell>
          <table:table-cell/>
          <table:table-cell office:value-type="float" office:value="0.454721706865" calcext:value-type="float">
            <text:p>0.4547217069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17490005567" calcext:value-type="float">
            <text:p>0.8174900056</text:p>
          </table:table-cell>
          <table:table-cell office:value-type="float" office:value="0.679828127353" calcext:value-type="float">
            <text:p>0.6798281274</text:p>
          </table:table-cell>
          <table:table-cell table:number-columns-repeated="8"/>
          <table:table-cell office:value-type="float" office:value="1950" calcext:value-type="float">
            <text:p>1950</text:p>
          </table:table-cell>
          <table:table-cell office:value-type="float" office:value="0.97733711833" calcext:value-type="float">
            <text:p>0.9773371183</text:p>
          </table:table-cell>
          <table:table-cell office:value-type="float" office:value="0.685185844999" calcext:value-type="float">
            <text:p>0.685185845</text:p>
          </table:table-cell>
          <table:table-cell/>
          <table:table-cell office:value-type="float" office:value="0.836148402068" calcext:value-type="float">
            <text:p>0.8361484021</text:p>
          </table:table-cell>
          <table:table-cell office:value-type="float" office:value="0.539639170678" calcext:value-type="float">
            <text:p>0.5396391707</text:p>
          </table:table-cell>
          <table:table-cell/>
          <table:table-cell office:value-type="float" office:value="0.168124725087" calcext:value-type="float">
            <text:p>0.1681247251</text:p>
          </table:table-cell>
          <table:table-cell office:value-type="float" office:value="0.139080119212" calcext:value-type="float">
            <text:p>0.1390801192</text:p>
          </table:table-cell>
          <table:table-cell/>
          <table:table-cell office:value-type="float" office:value="0.121945797809" calcext:value-type="float">
            <text:p>0.1219457978</text:p>
          </table:table-cell>
          <table:table-cell/>
          <table:table-cell office:value-type="float" office:value="0.821708790273" calcext:value-type="float">
            <text:p>0.8217087903</text:p>
          </table:table-cell>
          <table:table-cell office:value-type="float" office:value="0.515058110659" calcext:value-type="float">
            <text:p>0.5150581107</text:p>
          </table:table-cell>
          <table:table-cell table:number-columns-repeated="8"/>
          <table:table-cell office:value-type="float" office:value="0.99981463005" calcext:value-type="float">
            <text:p>0.9998146301</text:p>
          </table:table-cell>
          <table:table-cell office:value-type="float" office:value="0.753761357564" calcext:value-type="float">
            <text:p>0.753761357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45332857854" calcext:value-type="float">
            <text:p>0.8453328579</text:p>
          </table:table-cell>
          <table:table-cell office:value-type="float" office:value="0.703069402457" calcext:value-type="float">
            <text:p>0.703069402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82629686472" calcext:value-type="float">
            <text:p>0.9826296865</text:p>
          </table:table-cell>
          <table:table-cell office:value-type="float" office:value="0.691442505813" calcext:value-type="float">
            <text:p>0.6914425058</text:p>
          </table:table-cell>
          <table:table-cell/>
          <table:table-cell office:value-type="float" office:value="0.826717618822" calcext:value-type="float">
            <text:p>0.8267176188</text:p>
          </table:table-cell>
          <table:table-cell office:value-type="float" office:value="0.542697953001" calcext:value-type="float">
            <text:p>0.542697953</text:p>
          </table:table-cell>
          <table:table-cell/>
          <table:table-cell office:value-type="float" office:value="0.141734853253" calcext:value-type="float">
            <text:p>0.1417348533</text:p>
          </table:table-cell>
          <table:table-cell office:value-type="float" office:value="0.110410094637" calcext:value-type="float">
            <text:p>0.1104100946</text:p>
          </table:table-cell>
          <table:table-cell/>
          <table:table-cell office:value-type="float" office:value="0.118079699149" calcext:value-type="float">
            <text:p>0.1180796991</text:p>
          </table:table-cell>
          <table:table-cell/>
          <table:table-cell office:value-type="float" office:value="0.936311011335" calcext:value-type="float">
            <text:p>0.9363110113</text:p>
          </table:table-cell>
          <table:table-cell office:value-type="float" office:value="0.619594986257" calcext:value-type="float">
            <text:p>0.619594986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838703" calcext:value-type="float">
            <text:p>0.7552838703</text:p>
          </table:table-cell>
          <table:table-cell/>
          <table:table-cell office:value-type="float" office:value="0.475768553035" calcext:value-type="float">
            <text:p>0.475768553</text:p>
          </table:table-cell>
          <table:table-cell office:value-type="float" office:value="0.409404388715" calcext:value-type="float">
            <text:p>0.409404388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82438530954" calcext:value-type="float">
            <text:p>0.882438531</text:p>
          </table:table-cell>
          <table:table-cell office:value-type="float" office:value="0.710782358288" calcext:value-type="float">
            <text:p>0.7107823583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0.994718583374" calcext:value-type="float">
            <text:p>0.9947185834</text:p>
          </table:table-cell>
          <table:table-cell office:value-type="float" office:value="0.699158671044" calcext:value-type="float">
            <text:p>0.699158671</text:p>
          </table:table-cell>
          <table:table-cell/>
          <table:table-cell office:value-type="float" office:value="0.419195323265" calcext:value-type="float">
            <text:p>0.4191953233</text:p>
          </table:table-cell>
          <table:table-cell office:value-type="float" office:value="0.302611250568" calcext:value-type="float">
            <text:p>0.3026112506</text:p>
          </table:table-cell>
          <table:table-cell/>
          <table:table-cell office:value-type="float" office:value="0.15854750032" calcext:value-type="float">
            <text:p>0.1585475003</text:p>
          </table:table-cell>
          <table:table-cell office:value-type="float" office:value="0.132492113565" calcext:value-type="float">
            <text:p>0.1324921136</text:p>
          </table:table-cell>
          <table:table-cell/>
          <table:table-cell office:value-type="float" office:value="0.120590188457" calcext:value-type="float">
            <text:p>0.1205901885</text:p>
          </table:table-cell>
          <table:table-cell/>
          <table:table-cell office:value-type="float" office:value="0.974563152586" calcext:value-type="float">
            <text:p>0.9745631526</text:p>
          </table:table-cell>
          <table:table-cell office:value-type="float" office:value="0.668731197527" calcext:value-type="float">
            <text:p>0.6687311975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55627656" calcext:value-type="float">
            <text:p>0.755255627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68950652299" calcext:value-type="float">
            <text:p>0.3689506523</text:p>
          </table:table-cell>
          <table:table-cell office:value-type="float" office:value="0.32401640344" calcext:value-type="float">
            <text:p>0.3240164034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0.973320520493" calcext:value-type="float">
            <text:p>0.9733205205</text:p>
          </table:table-cell>
          <table:table-cell office:value-type="float" office:value="0.68272240612" calcext:value-type="float">
            <text:p>0.6827224061</text:p>
          </table:table-cell>
          <table:table-cell/>
          <table:table-cell office:value-type="float" office:value="0.823736890007" calcext:value-type="float">
            <text:p>0.82373689</text:p>
          </table:table-cell>
          <table:table-cell office:value-type="float" office:value="0.54421407399" calcext:value-type="float">
            <text:p>0.544214074</text:p>
          </table:table-cell>
          <table:table-cell/>
          <table:table-cell office:value-type="float" office:value="0.126582278481" calcext:value-type="float">
            <text:p>0.1265822785</text:p>
          </table:table-cell>
          <table:table-cell office:value-type="float" office:value="0.078708186276" calcext:value-type="float">
            <text:p>0.0787081863</text:p>
          </table:table-cell>
          <table:table-cell/>
          <table:table-cell office:value-type="float" office:value="0.177002380488" calcext:value-type="float">
            <text:p>0.1770023805</text:p>
          </table:table-cell>
          <table:table-cell/>
          <table:table-cell office:value-type="float" office:value="0.999597536222" calcext:value-type="float">
            <text:p>0.9995975362</text:p>
          </table:table-cell>
          <table:table-cell office:value-type="float" office:value="0.693072348349" calcext:value-type="float">
            <text:p>0.693072348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7087518589" calcext:value-type="float">
            <text:p>0.7570875186</text:p>
          </table:table-cell>
          <table:table-cell/>
          <table:table-cell office:value-type="float" office:value="0.49617813227" calcext:value-type="float">
            <text:p>0.4961781323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34864377524" calcext:value-type="float">
            <text:p>0.6348643775</text:p>
          </table:table-cell>
          <table:table-cell office:value-type="float" office:value="0.525408461827" calcext:value-type="float">
            <text:p>0.5254084618</text:p>
          </table:table-cell>
          <table:table-cell table:number-columns-repeated="8"/>
          <table:table-cell office:value-type="float" office:value="2150" calcext:value-type="float">
            <text:p>215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5405902005" calcext:value-type="float">
            <text:p>0.705405902</text:p>
          </table:table-cell>
          <table:table-cell/>
          <table:table-cell office:value-type="float" office:value="0.877241008624" calcext:value-type="float">
            <text:p>0.8772410086</text:p>
          </table:table-cell>
          <table:table-cell office:value-type="float" office:value="0.583906243623" calcext:value-type="float">
            <text:p>0.5839062436</text:p>
          </table:table-cell>
          <table:table-cell/>
          <table:table-cell office:value-type="float" office:value="0.132393440966" calcext:value-type="float">
            <text:p>0.132393441</text:p>
          </table:table-cell>
          <table:table-cell office:value-type="float" office:value="0.108473075433" calcext:value-type="float">
            <text:p>0.1084730754</text:p>
          </table:table-cell>
          <table:table-cell/>
          <table:table-cell office:value-type="float" office:value="0.131432054938" calcext:value-type="float">
            <text:p>0.1314320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930042473" calcext:value-type="float">
            <text:p>0.693930042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255730403" calcext:value-type="float">
            <text:p>0.7542557304</text:p>
          </table:table-cell>
          <table:table-cell/>
          <table:table-cell office:value-type="float" office:value="0.508366899391" calcext:value-type="float">
            <text:p>0.5083668994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20106485633" calcext:value-type="float">
            <text:p>0.7201064856</text:p>
          </table:table-cell>
          <table:table-cell office:value-type="float" office:value="0.612868073168" calcext:value-type="float">
            <text:p>0.6128680732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0.956062594917" calcext:value-type="float">
            <text:p>0.9560625949</text:p>
          </table:table-cell>
          <table:table-cell office:value-type="float" office:value="0.676009144273" calcext:value-type="float">
            <text:p>0.6760091443</text:p>
          </table:table-cell>
          <table:table-cell/>
          <table:table-cell office:value-type="float" office:value="0.906454745879" calcext:value-type="float">
            <text:p>0.9064547459</text:p>
          </table:table-cell>
          <table:table-cell office:value-type="float" office:value="0.614109800987" calcext:value-type="float">
            <text:p>0.614109801</text:p>
          </table:table-cell>
          <table:table-cell/>
          <table:table-cell office:value-type="float" office:value="0.152895881229" calcext:value-type="float">
            <text:p>0.1528958812</text:p>
          </table:table-cell>
          <table:table-cell office:value-type="float" office:value="0.123491859405" calcext:value-type="float">
            <text:p>0.1234918594</text:p>
          </table:table-cell>
          <table:table-cell/>
          <table:table-cell office:value-type="float" office:value="0.187996196473" calcext:value-type="float">
            <text:p>0.187996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493095493" calcext:value-type="float">
            <text:p>0.703493095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59895661" calcext:value-type="float">
            <text:p>0.756598956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816386385672" calcext:value-type="float">
            <text:p>0.8163863857</text:p>
          </table:table-cell>
          <table:table-cell office:value-type="float" office:value="0.678628971199" calcext:value-type="float">
            <text:p>0.6786289712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0.945974143347" calcext:value-type="float">
            <text:p>0.9459741433</text:p>
          </table:table-cell>
          <table:table-cell office:value-type="float" office:value="0.672552116309" calcext:value-type="float">
            <text:p>0.6725521163</text:p>
          </table:table-cell>
          <table:table-cell/>
          <table:table-cell office:value-type="float" office:value="0.915116502798" calcext:value-type="float">
            <text:p>0.9151165028</text:p>
          </table:table-cell>
          <table:table-cell office:value-type="float" office:value="0.617696283054" calcext:value-type="float">
            <text:p>0.6176962831</text:p>
          </table:table-cell>
          <table:table-cell/>
          <table:table-cell office:value-type="float" office:value="0.151542164379" calcext:value-type="float">
            <text:p>0.1515421644</text:p>
          </table:table-cell>
          <table:table-cell office:value-type="float" office:value="0.103286862725" calcext:value-type="float">
            <text:p>0.1032868627</text:p>
          </table:table-cell>
          <table:table-cell/>
          <table:table-cell office:value-type="float" office:value="0.206110191731" calcext:value-type="float">
            <text:p>0.2061101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490598862" calcext:value-type="float">
            <text:p>0.701490598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16915356" calcext:value-type="float">
            <text:p>0.7548169154</text:p>
          </table:table-cell>
          <table:table-cell/>
          <table:table-cell office:value-type="float" office:value="0.548640490679" calcext:value-type="float">
            <text:p>0.548640490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857038685873" calcext:value-type="float">
            <text:p>0.8570386859</text:p>
          </table:table-cell>
          <table:table-cell office:value-type="float" office:value="0.711166427178" calcext:value-type="float">
            <text:p>0.7111664272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0.950600637424" calcext:value-type="float">
            <text:p>0.9506006374</text:p>
          </table:table-cell>
          <table:table-cell office:value-type="float" office:value="0.680598307538" calcext:value-type="float">
            <text:p>0.6805983075</text:p>
          </table:table-cell>
          <table:table-cell/>
          <table:table-cell office:value-type="float" office:value="0.910621371209" calcext:value-type="float">
            <text:p>0.9106213712</text:p>
          </table:table-cell>
          <table:table-cell office:value-type="float" office:value="0.613912325915" calcext:value-type="float">
            <text:p>0.6139123259</text:p>
          </table:table-cell>
          <table:table-cell/>
          <table:table-cell office:value-type="float" office:value="0.0659282700422" calcext:value-type="float">
            <text:p>0.06592827</text:p>
          </table:table-cell>
          <table:table-cell office:value-type="float" office:value="0.0558395880924" calcext:value-type="float">
            <text:p>0.0558395881</text:p>
          </table:table-cell>
          <table:table-cell/>
          <table:table-cell office:value-type="float" office:value="0.182098205032" calcext:value-type="float">
            <text:p>0.182098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548662376" calcext:value-type="float">
            <text:p>0.7015486624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799574895" calcext:value-type="float">
            <text:p>0.7567995749</text:p>
          </table:table-cell>
          <table:table-cell/>
          <table:table-cell office:value-type="float" office:value="0.577373125107" calcext:value-type="float">
            <text:p>0.5773731251</text:p>
          </table:table-cell>
          <table:table-cell office:value-type="float" office:value="0.451724137931" calcext:value-type="float">
            <text:p>0.451724137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895713444369" calcext:value-type="float">
            <text:p>0.8957134444</text:p>
          </table:table-cell>
          <table:table-cell office:value-type="float" office:value="0.723694995465" calcext:value-type="float">
            <text:p>0.7236949955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office:value-type="float" office:value="0.958352924252" calcext:value-type="float">
            <text:p>0.9583529243</text:p>
          </table:table-cell>
          <table:table-cell office:value-type="float" office:value="0.672550545475" calcext:value-type="float">
            <text:p>0.6725505455</text:p>
          </table:table-cell>
          <table:table-cell/>
          <table:table-cell office:value-type="float" office:value="0.926486552295" calcext:value-type="float">
            <text:p>0.9264865523</text:p>
          </table:table-cell>
          <table:table-cell office:value-type="float" office:value="0.62017526294" calcext:value-type="float">
            <text:p>0.6201752629</text:p>
          </table:table-cell>
          <table:table-cell/>
          <table:table-cell office:value-type="float" office:value="0.0544355730195" calcext:value-type="float">
            <text:p>0.054435573</text:p>
          </table:table-cell>
          <table:table-cell office:value-type="float" office:value="0.051957691594" calcext:value-type="float">
            <text:p>0.0519576916</text:p>
          </table:table-cell>
          <table:table-cell/>
          <table:table-cell office:value-type="float" office:value="0.195263534138" calcext:value-type="float">
            <text:p>0.1952635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654871911" calcext:value-type="float">
            <text:p>0.708654871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3926245625" calcext:value-type="float">
            <text:p>0.7539262456</text:p>
          </table:table-cell>
          <table:table-cell/>
          <table:table-cell office:value-type="float" office:value="0.58109876719" calcext:value-type="float">
            <text:p>0.5810987672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0456525988" calcext:value-type="float">
            <text:p>0.9045652599</text:p>
          </table:table-cell>
          <table:table-cell office:value-type="float" office:value="0.710954775207" calcext:value-type="float">
            <text:p>0.7109547752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0.995753165704" calcext:value-type="float">
            <text:p>0.9957531657</text:p>
          </table:table-cell>
          <table:table-cell office:value-type="float" office:value="0.701883876957" calcext:value-type="float">
            <text:p>0.701883877</text:p>
          </table:table-cell>
          <table:table-cell/>
          <table:table-cell office:value-type="float" office:value="0.443786021997" calcext:value-type="float">
            <text:p>0.443786022</text:p>
          </table:table-cell>
          <table:table-cell office:value-type="float" office:value="0.319302275246" calcext:value-type="float">
            <text:p>0.3193022752</text:p>
          </table:table-cell>
          <table:table-cell/>
          <table:table-cell office:value-type="float" office:value="0.0675614183565" calcext:value-type="float">
            <text:p>0.0675614184</text:p>
          </table:table-cell>
          <table:table-cell office:value-type="float" office:value="0.0627220200588" calcext:value-type="float">
            <text:p>0.0627220201</text:p>
          </table:table-cell>
          <table:table-cell/>
          <table:table-cell office:value-type="float" office:value="0.206613697983" calcext:value-type="float">
            <text:p>0.206613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075308254" calcext:value-type="float">
            <text:p>0.7200753083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5641498071" calcext:value-type="float">
            <text:p>0.7556414981</text:p>
          </table:table-cell>
          <table:table-cell/>
          <table:table-cell office:value-type="float" office:value="0.589999387733" calcext:value-type="float">
            <text:p>0.589999387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911537351937" calcext:value-type="float">
            <text:p>0.9115373519</text:p>
          </table:table-cell>
          <table:table-cell office:value-type="float" office:value="0.737874365706" calcext:value-type="float">
            <text:p>0.7378743657</text:p>
          </table:table-cell>
          <table:table-cell table:number-columns-repeated="8"/>
          <table:table-cell office:value-type="float" office:value="2450" calcext:value-type="float">
            <text:p>2450</text:p>
          </table:table-cell>
          <table:table-cell office:value-type="float" office:value="0.99230368841" calcext:value-type="float">
            <text:p>0.9923036884</text:p>
          </table:table-cell>
          <table:table-cell office:value-type="float" office:value="0.6979195626" calcext:value-type="float">
            <text:p>0.6979195626</text:p>
          </table:table-cell>
          <table:table-cell/>
          <table:table-cell office:value-type="float" office:value="0.85248171054" calcext:value-type="float">
            <text:p>0.8524817105</text:p>
          </table:table-cell>
          <table:table-cell office:value-type="float" office:value="0.558161830174" calcext:value-type="float">
            <text:p>0.5581618302</text:p>
          </table:table-cell>
          <table:table-cell/>
          <table:table-cell office:value-type="float" office:value="0.0605801608251" calcext:value-type="float">
            <text:p>0.0605801608</text:p>
          </table:table-cell>
          <table:table-cell office:value-type="float" office:value="0.0620727225229" calcext:value-type="float">
            <text:p>0.0620727225</text:p>
          </table:table-cell>
          <table:table-cell/>
          <table:table-cell office:value-type="float" office:value="0.242538960751" calcext:value-type="float">
            <text:p>0.2425389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551869578" calcext:value-type="float">
            <text:p>0.723551869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70742439" calcext:value-type="float">
            <text:p>0.7548707424</text:p>
          </table:table-cell>
          <table:table-cell/>
          <table:table-cell office:value-type="float" office:value="0.115436613475" calcext:value-type="float">
            <text:p>0.1154366135</text:p>
          </table:table-cell>
          <table:table-cell office:value-type="float" office:value="0.0620689655172" calcext:value-type="float">
            <text:p>0.062068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7672534908" calcext:value-type="float">
            <text:p>0.9176725349</text:p>
          </table:table-cell>
          <table:table-cell office:value-type="float" office:value="0.735568195123" calcext:value-type="float">
            <text:p>0.7355681951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0.993988872154" calcext:value-type="float">
            <text:p>0.9939888722</text:p>
          </table:table-cell>
          <table:table-cell office:value-type="float" office:value="0.709508796598" calcext:value-type="float">
            <text:p>0.7095087966</text:p>
          </table:table-cell>
          <table:table-cell/>
          <table:table-cell office:value-type="float" office:value="0.886254075667" calcext:value-type="float">
            <text:p>0.8862540757</text:p>
          </table:table-cell>
          <table:table-cell office:value-type="float" office:value="0.593615733969" calcext:value-type="float">
            <text:p>0.593615734</text:p>
          </table:table-cell>
          <table:table-cell/>
          <table:table-cell office:value-type="float" office:value="0.0288109018591" calcext:value-type="float">
            <text:p>0.0288109019</text:p>
          </table:table-cell>
          <table:table-cell office:value-type="float" office:value="0.0241374741014" calcext:value-type="float">
            <text:p>0.0241374741</text:p>
          </table:table-cell>
          <table:table-cell/>
          <table:table-cell office:value-type="float" office:value="0.140498449995" calcext:value-type="float">
            <text:p>0.14049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8690899232" calcext:value-type="float">
            <text:p>0.718690899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51042035" calcext:value-type="float">
            <text:p>0.755851042</text:p>
          </table:table-cell>
          <table:table-cell/>
          <table:table-cell office:value-type="float" office:value="0.369973876698" calcext:value-type="float">
            <text:p>0.3699738767</text:p>
          </table:table-cell>
          <table:table-cell office:value-type="float" office:value="0.308921729611" calcext:value-type="float">
            <text:p>0.308921729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925035387608" calcext:value-type="float">
            <text:p>0.9250353876</text:p>
          </table:table-cell>
          <table:table-cell office:value-type="float" office:value="0.743846008022" calcext:value-type="float">
            <text:p>0.743846008</text:p>
          </table:table-cell>
          <table:table-cell table:number-columns-repeated="8"/>
          <table:table-cell office:value-type="float" office:value="2550" calcext:value-type="float">
            <text:p>2550</text:p>
          </table:table-cell>
          <table:table-cell office:value-type="float" office:value="0.995029924973" calcext:value-type="float">
            <text:p>0.995029925</text:p>
          </table:table-cell>
          <table:table-cell office:value-type="float" office:value="0.695798994325" calcext:value-type="float">
            <text:p>0.6957989943</text:p>
          </table:table-cell>
          <table:table-cell/>
          <table:table-cell office:value-type="float" office:value="0.901632354167" calcext:value-type="float">
            <text:p>0.9016323542</text:p>
          </table:table-cell>
          <table:table-cell office:value-type="float" office:value="0.609384687556" calcext:value-type="float">
            <text:p>0.6093846876</text:p>
          </table:table-cell>
          <table:table-cell/>
          <table:table-cell office:value-type="float" office:value="0.0602439060454" calcext:value-type="float">
            <text:p>0.060243906</text:p>
          </table:table-cell>
          <table:table-cell office:value-type="float" office:value="0.0448024635722" calcext:value-type="float">
            <text:p>0.0448024636</text:p>
          </table:table-cell>
          <table:table-cell/>
          <table:table-cell office:value-type="float" office:value="0.22044112821" calcext:value-type="float">
            <text:p>0.2204411282</text:p>
          </table:table-cell>
          <table:table-cell/>
          <table:table-cell office:value-type="float" office:value="0.404427837886" calcext:value-type="float">
            <text:p>0.4044278379</text:p>
          </table:table-cell>
          <table:table-cell office:value-type="float" office:value="0.278295081967" calcext:value-type="float">
            <text:p>0.27829508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862952" calcext:value-type="float">
            <text:p>0.755285863</text:p>
          </table:table-cell>
          <table:table-cell/>
          <table:table-cell office:value-type="float" office:value="0.485188699136" calcext:value-type="float">
            <text:p>0.4851886991</text:p>
          </table:table-cell>
          <table:table-cell office:value-type="float" office:value="0.37074892653" calcext:value-type="float">
            <text:p>0.37074892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28679090117" calcext:value-type="float">
            <text:p>0.9286790901</text:p>
          </table:table-cell>
          <table:table-cell office:value-type="float" office:value="0.74658032834" calcext:value-type="float">
            <text:p>0.746580328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0.968087591742" calcext:value-type="float">
            <text:p>0.9680875917</text:p>
          </table:table-cell>
          <table:table-cell office:value-type="float" office:value="0.686112918168" calcext:value-type="float">
            <text:p>0.6861129182</text:p>
          </table:table-cell>
          <table:table-cell/>
          <table:table-cell office:value-type="float" office:value="0.920730550453" calcext:value-type="float">
            <text:p>0.9207305505</text:p>
          </table:table-cell>
          <table:table-cell office:value-type="float" office:value="0.606916222252" calcext:value-type="float">
            <text:p>0.6069162223</text:p>
          </table:table-cell>
          <table:table-cell/>
          <table:table-cell office:value-type="float" office:value="0.0505902172354" calcext:value-type="float">
            <text:p>0.0505902172</text:p>
          </table:table-cell>
          <table:table-cell office:value-type="float" office:value="0.0408508915468" calcext:value-type="float">
            <text:p>0.0408508915</text:p>
          </table:table-cell>
          <table:table-cell/>
          <table:table-cell office:value-type="float" office:value="0.297730906613" calcext:value-type="float">
            <text:p>0.2977309066</text:p>
          </table:table-cell>
          <table:table-cell/>
          <table:table-cell office:value-type="float" office:value="0.816025953772" calcext:value-type="float">
            <text:p>0.8160259538</text:p>
          </table:table-cell>
          <table:table-cell office:value-type="float" office:value="0.511958911187" calcext:value-type="float">
            <text:p>0.511958911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34840941" calcext:value-type="float">
            <text:p>0.7558348409</text:p>
          </table:table-cell>
          <table:table-cell/>
          <table:table-cell office:value-type="float" office:value="0.566456582633" calcext:value-type="float">
            <text:p>0.5664565826</text:p>
          </table:table-cell>
          <table:table-cell office:value-type="float" office:value="0.457403651116" calcext:value-type="float">
            <text:p>0.457403651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95275554713" calcext:value-type="float">
            <text:p>0.2952755547</text:p>
          </table:table-cell>
          <table:table-cell office:value-type="float" office:value="0.259745178858" calcext:value-type="float">
            <text:p>0.2597451789</text:p>
          </table:table-cell>
          <table:table-cell table:number-columns-repeated="8"/>
          <table:table-cell office:value-type="float" office:value="2650" calcext:value-type="float">
            <text:p>2650</text:p>
          </table:table-cell>
          <table:table-cell office:value-type="float" office:value="0.996369520416" calcext:value-type="float">
            <text:p>0.9963695204</text:p>
          </table:table-cell>
          <table:table-cell office:value-type="float" office:value="0.706926225388" calcext:value-type="float">
            <text:p>0.7069262254</text:p>
          </table:table-cell>
          <table:table-cell/>
          <table:table-cell office:value-type="float" office:value="0.937852787266" calcext:value-type="float">
            <text:p>0.9378527873</text:p>
          </table:table-cell>
          <table:table-cell office:value-type="float" office:value="0.631060528802" calcext:value-type="float">
            <text:p>0.6310605288</text:p>
          </table:table-cell>
          <table:table-cell/>
          <table:table-cell office:value-type="float" office:value="0.0363330639795" calcext:value-type="float">
            <text:p>0.036333064</text:p>
          </table:table-cell>
          <table:table-cell office:value-type="float" office:value="0.0359990244812" calcext:value-type="float">
            <text:p>0.0359990245</text:p>
          </table:table-cell>
          <table:table-cell/>
          <table:table-cell office:value-type="float" office:value="0.194873585775" calcext:value-type="float">
            <text:p>0.1948735858</text:p>
          </table:table-cell>
          <table:table-cell/>
          <table:table-cell office:value-type="float" office:value="0.868299549997" calcext:value-type="float">
            <text:p>0.86829955</text:p>
          </table:table-cell>
          <table:table-cell office:value-type="float" office:value="0.541763430568" calcext:value-type="float">
            <text:p>0.541763430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922569446" calcext:value-type="float">
            <text:p>0.7559225694</text:p>
          </table:table-cell>
          <table:table-cell/>
          <table:table-cell office:value-type="float" office:value="0.63921957672" calcext:value-type="float">
            <text:p>0.6392195767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372732948" calcext:value-type="float">
            <text:p>0.4372732948</text:p>
          </table:table-cell>
          <table:table-cell office:value-type="float" office:value="0.361632401632" calcext:value-type="float">
            <text:p>0.3616324016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7496739204" calcext:value-type="float">
            <text:p>0.7074967392</text:p>
          </table:table-cell>
          <table:table-cell/>
          <table:table-cell office:value-type="float" office:value="0.939843440258" calcext:value-type="float">
            <text:p>0.9398434403</text:p>
          </table:table-cell>
          <table:table-cell office:value-type="float" office:value="0.631840810769" calcext:value-type="float">
            <text:p>0.6318408108</text:p>
          </table:table-cell>
          <table:table-cell/>
          <table:table-cell office:value-type="float" office:value="0.0490287318058" calcext:value-type="float">
            <text:p>0.0490287318</text:p>
          </table:table-cell>
          <table:table-cell office:value-type="float" office:value="0.0470304445984" calcext:value-type="float">
            <text:p>0.0470304446</text:p>
          </table:table-cell>
          <table:table-cell/>
          <table:table-cell office:value-type="float" office:value="0.296318727833" calcext:value-type="float">
            <text:p>0.2963187278</text:p>
          </table:table-cell>
          <table:table-cell/>
          <table:table-cell office:value-type="float" office:value="0.894507470642" calcext:value-type="float">
            <text:p>0.8945074706</text:p>
          </table:table-cell>
          <table:table-cell office:value-type="float" office:value="0.571888175562" calcext:value-type="float">
            <text:p>0.571888175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384073283" calcext:value-type="float">
            <text:p>0.7543840733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606463946719" calcext:value-type="float">
            <text:p>0.6064639467</text:p>
          </table:table-cell>
          <table:table-cell office:value-type="float" office:value="0.544993983058" calcext:value-type="float">
            <text:p>0.5449939831</text:p>
          </table:table-cell>
          <table:table-cell table:number-columns-repeated="8"/>
          <table:table-cell office:value-type="float" office:value="2750" calcext:value-type="float">
            <text:p>2750</text:p>
          </table:table-cell>
          <table:table-cell office:value-type="float" office:value="0.997693792727" calcext:value-type="float">
            <text:p>0.9976937927</text:p>
          </table:table-cell>
          <table:table-cell office:value-type="float" office:value="0.708886097122" calcext:value-type="float">
            <text:p>0.7088860971</text:p>
          </table:table-cell>
          <table:table-cell/>
          <table:table-cell office:value-type="float" office:value="0.943278824256" calcext:value-type="float">
            <text:p>0.9432788243</text:p>
          </table:table-cell>
          <table:table-cell office:value-type="float" office:value="0.631856635099" calcext:value-type="float">
            <text:p>0.6318566351</text:p>
          </table:table-cell>
          <table:table-cell/>
          <table:table-cell office:value-type="float" office:value="0.0703885091225" calcext:value-type="float">
            <text:p>0.0703885091</text:p>
          </table:table-cell>
          <table:table-cell office:value-type="float" office:value="0.0727777561899" calcext:value-type="float">
            <text:p>0.0727777562</text:p>
          </table:table-cell>
          <table:table-cell/>
          <table:table-cell office:value-type="float" office:value="0.308101155481" calcext:value-type="float">
            <text:p>0.3081011555</text:p>
          </table:table-cell>
          <table:table-cell/>
          <table:table-cell office:value-type="float" office:value="0.897315326268" calcext:value-type="float">
            <text:p>0.8973153263</text:p>
          </table:table-cell>
          <table:table-cell office:value-type="float" office:value="0.56833851659" calcext:value-type="float">
            <text:p>0.568338516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2891079894" calcext:value-type="float">
            <text:p>0.7528910799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99271612564" calcext:value-type="float">
            <text:p>0.6992716126</text:p>
          </table:table-cell>
          <table:table-cell office:value-type="float" office:value="0.598336318105" calcext:value-type="float">
            <text:p>0.598336318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0.998702201171" calcext:value-type="float">
            <text:p>0.9987022012</text:p>
          </table:table-cell>
          <table:table-cell office:value-type="float" office:value="0.710802733469" calcext:value-type="float">
            <text:p>0.7108027335</text:p>
          </table:table-cell>
          <table:table-cell/>
          <table:table-cell office:value-type="float" office:value="0.645657505228" calcext:value-type="float">
            <text:p>0.6456575052</text:p>
          </table:table-cell>
          <table:table-cell office:value-type="float" office:value="0.396220186199" calcext:value-type="float">
            <text:p>0.3962201862</text:p>
          </table:table-cell>
          <table:table-cell/>
          <table:table-cell office:value-type="float" office:value="0.0403721432331" calcext:value-type="float">
            <text:p>0.0403721432</text:p>
          </table:table-cell>
          <table:table-cell office:value-type="float" office:value="0.0355632909098" calcext:value-type="float">
            <text:p>0.0355632909</text:p>
          </table:table-cell>
          <table:table-cell/>
          <table:table-cell office:value-type="float" office:value="0.188429600326" calcext:value-type="float">
            <text:p>0.1884296003</text:p>
          </table:table-cell>
          <table:table-cell/>
          <table:table-cell office:value-type="float" office:value="0.899907193" calcext:value-type="float">
            <text:p>0.899907193</text:p>
          </table:table-cell>
          <table:table-cell office:value-type="float" office:value="0.567617470575" calcext:value-type="float">
            <text:p>0.5676174706</text:p>
          </table:table-cell>
          <table:table-cell table:number-columns-repeated="8"/>
          <table:table-cell office:value-type="float" office:value="0.999146297765" calcext:value-type="float">
            <text:p>0.9991462978</text:p>
          </table:table-cell>
          <table:table-cell office:value-type="float" office:value="0.749638823129" calcext:value-type="float">
            <text:p>0.7496388231</text:p>
          </table:table-cell>
          <table:table-cell/>
          <table:table-cell office:value-type="float" office:value="0.799260042283" calcext:value-type="float">
            <text:p>0.7992600423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79628307641" calcext:value-type="float">
            <text:p>0.7962830764</text:p>
          </table:table-cell>
          <table:table-cell office:value-type="float" office:value="0.656370567364" calcext:value-type="float">
            <text:p>0.6563705674</text:p>
          </table:table-cell>
          <table:table-cell table:number-columns-repeated="8"/>
          <table:table-cell office:value-type="float" office:value="2850" calcext:value-type="float">
            <text:p>2850</text:p>
          </table:table-cell>
          <table:table-cell office:value-type="float" office:value="0.997389537685" calcext:value-type="float">
            <text:p>0.9973895377</text:p>
          </table:table-cell>
          <table:table-cell office:value-type="float" office:value="0.706654368249" calcext:value-type="float">
            <text:p>0.7066543682</text:p>
          </table:table-cell>
          <table:table-cell/>
          <table:table-cell office:value-type="float" office:value="0.926512976624" calcext:value-type="float">
            <text:p>0.9265129766</text:p>
          </table:table-cell>
          <table:table-cell office:value-type="float" office:value="0.628136075295" calcext:value-type="float">
            <text:p>0.6281360753</text:p>
          </table:table-cell>
          <table:table-cell/>
          <table:table-cell office:value-type="float" office:value="0.0423628094926" calcext:value-type="float">
            <text:p>0.0423628095</text:p>
          </table:table-cell>
          <table:table-cell office:value-type="float" office:value="0.0238895288106" calcext:value-type="float">
            <text:p>0.0238895288</text:p>
          </table:table-cell>
          <table:table-cell/>
          <table:table-cell office:value-type="float" office:value="0.318453342385" calcext:value-type="float">
            <text:p>0.3184533424</text:p>
          </table:table-cell>
          <table:table-cell/>
          <table:table-cell office:value-type="float" office:value="0.927735300311" calcext:value-type="float">
            <text:p>0.9277353003</text:p>
          </table:table-cell>
          <table:table-cell office:value-type="float" office:value="0.592558411732" calcext:value-type="float">
            <text:p>0.5925584117</text:p>
          </table:table-cell>
          <table:table-cell table:number-columns-repeated="8"/>
          <table:table-cell office:value-type="float" office:value="0.999870272819" calcext:value-type="float">
            <text:p>0.9998702728</text:p>
          </table:table-cell>
          <table:table-cell office:value-type="float" office:value="0.753805245027" calcext:value-type="float">
            <text:p>0.75380524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44547100981" calcext:value-type="float">
            <text:p>0.844547101</text:p>
          </table:table-cell>
          <table:table-cell office:value-type="float" office:value="0.693216188511" calcext:value-type="float">
            <text:p>0.6932161885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0.998400607435" calcext:value-type="float">
            <text:p>0.9984006074</text:p>
          </table:table-cell>
          <table:table-cell office:value-type="float" office:value="0.712278604974" calcext:value-type="float">
            <text:p>0.712278605</text:p>
          </table:table-cell>
          <table:table-cell/>
          <table:table-cell office:value-type="float" office:value="0.940280923903" calcext:value-type="float">
            <text:p>0.9402809239</text:p>
          </table:table-cell>
          <table:table-cell office:value-type="float" office:value="0.635452114495" calcext:value-type="float">
            <text:p>0.6354521145</text:p>
          </table:table-cell>
          <table:table-cell/>
          <table:table-cell office:value-type="float" office:value="0.105295256433" calcext:value-type="float">
            <text:p>0.1052952564</text:p>
          </table:table-cell>
          <table:table-cell office:value-type="float" office:value="0.0875547175673" calcext:value-type="float">
            <text:p>0.0875547176</text:p>
          </table:table-cell>
          <table:table-cell/>
          <table:table-cell office:value-type="float" office:value="0.328013312031" calcext:value-type="float">
            <text:p>0.328013312</text:p>
          </table:table-cell>
          <table:table-cell/>
          <table:table-cell office:value-type="float" office:value="0.942632591285" calcext:value-type="float">
            <text:p>0.9426325913</text:p>
          </table:table-cell>
          <table:table-cell office:value-type="float" office:value="0.605582627038" calcext:value-type="float">
            <text:p>0.605582627</text:p>
          </table:table-cell>
          <table:table-cell table:number-columns-repeated="8"/>
          <table:table-cell office:value-type="float" office:value="0.999796072899" calcext:value-type="float">
            <text:p>0.9997960729</text:p>
          </table:table-cell>
          <table:table-cell office:value-type="float" office:value="0.754983383505" calcext:value-type="float">
            <text:p>0.754983383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877255352311" calcext:value-type="float">
            <text:p>0.8772553523</text:p>
          </table:table-cell>
          <table:table-cell office:value-type="float" office:value="0.71630786323" calcext:value-type="float">
            <text:p>0.7163078632</text:p>
          </table:table-cell>
          <table:table-cell table:number-columns-repeated="8"/>
          <table:table-cell office:value-type="float" office:value="2950" calcext:value-type="float">
            <text:p>2950</text:p>
          </table:table-cell>
          <table:table-cell office:value-type="float" office:value="0.997393777561" calcext:value-type="float">
            <text:p>0.9973937776</text:p>
          </table:table-cell>
          <table:table-cell office:value-type="float" office:value="0.713847656867" calcext:value-type="float">
            <text:p>0.7138476569</text:p>
          </table:table-cell>
          <table:table-cell/>
          <table:table-cell office:value-type="float" office:value="0.9457608461" calcext:value-type="float">
            <text:p>0.9457608461</text:p>
          </table:table-cell>
          <table:table-cell office:value-type="float" office:value="0.638649993058" calcext:value-type="float">
            <text:p>0.6386499931</text:p>
          </table:table-cell>
          <table:table-cell/>
          <table:table-cell office:value-type="float" office:value="0.0772167450705" calcext:value-type="float">
            <text:p>0.0772167451</text:p>
          </table:table-cell>
          <table:table-cell office:value-type="float" office:value="0.0790236397791" calcext:value-type="float">
            <text:p>0.0790236398</text:p>
          </table:table-cell>
          <table:table-cell/>
          <table:table-cell office:value-type="float" office:value="0.32081621984" calcext:value-type="float">
            <text:p>0.320816219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74612814157" calcext:value-type="float">
            <text:p>0.674612814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740883317" calcext:value-type="float">
            <text:p>0.7547408833</text:p>
          </table:table-cell>
          <table:table-cell/>
          <table:table-cell office:value-type="float" office:value="0.796611721612" calcext:value-type="float">
            <text:p>0.7966117216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8"/>
          <table:table-cell office:value-type="float" office:value="2999" calcext:value-type="float">
            <text:p>2999</text:p>
          </table:table-cell>
          <table:table-cell office:value-type="float" office:value="0.999900691311" calcext:value-type="float">
            <text:p>0.9999006913</text:p>
          </table:table-cell>
          <table:table-cell office:value-type="float" office:value="0.70845298516" calcext:value-type="float">
            <text:p>0.7084529852</text:p>
          </table:table-cell>
          <table:table-cell/>
          <table:table-cell office:value-type="float" office:value="0.945358004462" calcext:value-type="float">
            <text:p>0.9453580045</text:p>
          </table:table-cell>
          <table:table-cell office:value-type="float" office:value="0.63915705538" calcext:value-type="float">
            <text:p>0.6391570554</text:p>
          </table:table-cell>
          <table:table-cell/>
          <table:table-cell office:value-type="float" office:value="0.0953104173591" calcext:value-type="float">
            <text:p>0.0953104174</text:p>
          </table:table-cell>
          <table:table-cell office:value-type="float" office:value="0.0896453704025" calcext:value-type="float">
            <text:p>0.0896453704</text:p>
          </table:table-cell>
          <table:table-cell/>
          <table:table-cell office:value-type="float" office:value="0.322589581874" calcext:value-type="float">
            <text:p>0.3225895819</text:p>
          </table:table-cell>
          <table:table-cell/>
          <table:table-cell office:value-type="float" office:value="0.423782731006" calcext:value-type="float">
            <text:p>0.423782731</text:p>
          </table:table-cell>
          <table:table-cell office:value-type="float" office:value="0.28839114495" calcext:value-type="float">
            <text:p>0.288391145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3463244285" calcext:value-type="float">
            <text:p>0.7534632443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 table:number-rows-repeated="17">
          <table:table-cell table:number-columns-repeated="38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5"/>
        </table:table-row>
        <table:table-row table:style-name="ro1">
          <table:table-cell/>
          <table:table-cell office:value-type="float" office:value="0.171848297204" calcext:value-type="float">
            <text:p>0.171848297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0383140036712" calcext:value-type="float">
            <text:p>0.038314003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159877614234" calcext:value-type="float">
            <text:p>0.159877614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10081740097" calcext:value-type="float">
            <text:p>0.310081740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29209378691" calcext:value-type="float">
            <text:p>0.329209378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12292081009" calcext:value-type="float">
            <text:p>0.31229208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22866569195" calcext:value-type="float">
            <text:p>0.322866569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28180520678" calcext:value-type="float">
            <text:p>0.328180520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402216651025" calcext:value-type="float">
            <text:p>0.40221665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447000859761" calcext:value-type="float">
            <text:p>0.4470008598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524128980676" calcext:value-type="float">
            <text:p>0.524128980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584054599306" calcext:value-type="float">
            <text:p>0.584054599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622147342269" calcext:value-type="float">
            <text:p>0.622147342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67097727702" calcext:value-type="float">
            <text:p>0.67097727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701177133922" calcext:value-type="float">
            <text:p>0.701177133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81870231088" calcext:value-type="float">
            <text:p>0.818702310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80762816589" calcext:value-type="float">
            <text:p>0.807628165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16217647338" calcext:value-type="float">
            <text:p>0.916217647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29649294908" calcext:value-type="float">
            <text:p>0.929649294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61996433157" calcext:value-type="float">
            <text:p>0.961996433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58041096007" calcext:value-type="float">
            <text:p>0.95804109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6311781097" calcext:value-type="float">
            <text:p>0.96311781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25980712368" calcext:value-type="float">
            <text:p>0.925980712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88358520493" calcext:value-type="float">
            <text:p>0.988358520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2220933465" calcext:value-type="float">
            <text:p>0.992220933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4108321646" calcext:value-type="float">
            <text:p>0.994108321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7848549726" calcext:value-type="float">
            <text:p>0.997848549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7983972131" calcext:value-type="float">
            <text:p>0.997983972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8903885193" calcext:value-type="float">
            <text:p>0.998903885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7077355811" calcext:value-type="float">
            <text:p>0.9970773558</text:p>
          </table:table-cell>
          <table:table-cell table:number-columns-repeated="36"/>
        </table:table-row>
      </table:table>
      <table:table table:name="cost_epsilon_dropped" table:style-name="ta1">
        <table:shapes>
          <draw:frame draw:z-index="0" draw:style-name="gr1" draw:text-style-name="P1" svg:width="448.16pt" svg:height="319.21pt" svg:x="376.84pt" svg:y="54.99pt">
            <loext:p draw:notify-on-update-of-ranges="cost_epsilon_dropped.B6:cost_epsilon_dropped.B66 cost_epsilon_dropped.B6:cost_epsilon_dropped.B66 cost_epsilon_dropped.C5:cost_epsilon_dropped.C5 cost_epsilon_dropped.C6:cost_epsilon_dropped.C66 cost_epsilon_dropped.B6:cost_epsilon_dropped.B66 cost_epsilon_dropped.D5:cost_epsilon_dropped.D5 cost_epsilon_dropped.D6:cost_epsilon_dropped.D66 cost_epsilon_dropped.B6:cost_epsilon_dropped.B66 cost_epsilon_dropped.E5:cost_epsilon_dropped.E5 cost_epsilon_dropped.E6:cost_epsilon_dropped.E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arning rate default and epsilon 1e-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268248081" calcext:value-type="float">
            <text:p>1.0926824808</text:p>
          </table:table-cell>
          <table:table-cell office:value-type="float" office:value="1.05500984192" calcext:value-type="float">
            <text:p>1.0550098419</text:p>
          </table:table-cell>
          <table:table-cell office:value-type="float" office:value="1.12546002865" calcext:value-type="float">
            <text:p>1.12546002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0127830505" calcext:value-type="float">
            <text:p>0.9601278305</text:p>
          </table:table-cell>
          <table:table-cell office:value-type="float" office:value="0.909132838249" calcext:value-type="float">
            <text:p>0.9091328382</text:p>
          </table:table-cell>
          <table:table-cell office:value-type="float" office:value="0.980627715588" calcext:value-type="float">
            <text:p>0.98062771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64351034164" calcext:value-type="float">
            <text:p>0.8643510342</text:p>
          </table:table-cell>
          <table:table-cell office:value-type="float" office:value="0.811792135239" calcext:value-type="float">
            <text:p>0.8117921352</text:p>
          </table:table-cell>
          <table:table-cell office:value-type="float" office:value="0.901872694492" calcext:value-type="float">
            <text:p>0.90187269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97982335091" calcext:value-type="float">
            <text:p>0.7979823351</text:p>
          </table:table-cell>
          <table:table-cell office:value-type="float" office:value="0.756044328213" calcext:value-type="float">
            <text:p>0.7560443282</text:p>
          </table:table-cell>
          <table:table-cell office:value-type="float" office:value="0.834971010685" calcext:value-type="float">
            <text:p>0.83497101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737388372421" calcext:value-type="float">
            <text:p>0.7373883724</text:p>
          </table:table-cell>
          <table:table-cell office:value-type="float" office:value="0.670451283455" calcext:value-type="float">
            <text:p>0.6704512835</text:p>
          </table:table-cell>
          <table:table-cell office:value-type="float" office:value="0.767653644085" calcext:value-type="float">
            <text:p>0.767653644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449170351" calcext:value-type="float">
            <text:p>0.6744917035</text:p>
          </table:table-cell>
          <table:table-cell office:value-type="float" office:value="0.62537997961" calcext:value-type="float">
            <text:p>0.6253799796</text:p>
          </table:table-cell>
          <table:table-cell office:value-type="float" office:value="0.699932336807" calcext:value-type="float">
            <text:p>0.69993233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8820984364" calcext:value-type="float">
            <text:p>0.5988209844</text:p>
          </table:table-cell>
          <table:table-cell office:value-type="float" office:value="0.569534897804" calcext:value-type="float">
            <text:p>0.5695348978</text:p>
          </table:table-cell>
          <table:table-cell office:value-type="float" office:value="0.654830336571" calcext:value-type="float">
            <text:p>0.654830336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81115007401" calcext:value-type="float">
            <text:p>0.5811150074</text:p>
          </table:table-cell>
          <table:table-cell office:value-type="float" office:value="0.562282919884" calcext:value-type="float">
            <text:p>0.5622829199</text:p>
          </table:table-cell>
          <table:table-cell office:value-type="float" office:value="0.605601549149" calcext:value-type="float">
            <text:p>0.60560154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6688337326" calcext:value-type="float">
            <text:p>0.5266883373</text:p>
          </table:table-cell>
          <table:table-cell office:value-type="float" office:value="0.518144726753" calcext:value-type="float">
            <text:p>0.5181447268</text:p>
          </table:table-cell>
          <table:table-cell office:value-type="float" office:value="0.555069923401" calcext:value-type="float">
            <text:p>0.555069923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52458649874" calcext:value-type="float">
            <text:p>0.4524586499</text:p>
          </table:table-cell>
          <table:table-cell office:value-type="float" office:value="0.438013195992" calcext:value-type="float">
            <text:p>0.438013196</text:p>
          </table:table-cell>
          <table:table-cell office:value-type="float" office:value="0.531126141548" calcext:value-type="float">
            <text:p>0.53112614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46356207132" calcext:value-type="float">
            <text:p>0.4463562071</text:p>
          </table:table-cell>
          <table:table-cell office:value-type="float" office:value="0.378204643726" calcext:value-type="float">
            <text:p>0.3782046437</text:p>
          </table:table-cell>
          <table:table-cell office:value-type="float" office:value="0.45537212491" calcext:value-type="float">
            <text:p>0.455372124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7955569029" calcext:value-type="float">
            <text:p>0.457955569</text:p>
          </table:table-cell>
          <table:table-cell office:value-type="float" office:value="0.370507210493" calcext:value-type="float">
            <text:p>0.3705072105</text:p>
          </table:table-cell>
          <table:table-cell office:value-type="float" office:value="0.436574786901" calcext:value-type="float">
            <text:p>0.436574786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58566343784" calcext:value-type="float">
            <text:p>0.3585663438</text:p>
          </table:table-cell>
          <table:table-cell office:value-type="float" office:value="0.344425320625" calcext:value-type="float">
            <text:p>0.3444253206</text:p>
          </table:table-cell>
          <table:table-cell office:value-type="float" office:value="0.437071591616" calcext:value-type="float">
            <text:p>0.437071591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67342591286" calcext:value-type="float">
            <text:p>0.3673425913</text:p>
          </table:table-cell>
          <table:table-cell office:value-type="float" office:value="0.311558425426" calcext:value-type="float">
            <text:p>0.3115584254</text:p>
          </table:table-cell>
          <table:table-cell office:value-type="float" office:value="0.367444306612" calcext:value-type="float">
            <text:p>0.367444306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36011767387" calcext:value-type="float">
            <text:p>0.3360117674</text:p>
          </table:table-cell>
          <table:table-cell office:value-type="float" office:value="0.316480875015" calcext:value-type="float">
            <text:p>0.316480875</text:p>
          </table:table-cell>
          <table:table-cell office:value-type="float" office:value="0.3530138731" calcext:value-type="float">
            <text:p>0.353013873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7025234699" calcext:value-type="float">
            <text:p>0.3270252347</text:p>
          </table:table-cell>
          <table:table-cell office:value-type="float" office:value="0.298966944218" calcext:value-type="float">
            <text:p>0.2989669442</text:p>
          </table:table-cell>
          <table:table-cell office:value-type="float" office:value="0.328444927931" calcext:value-type="float">
            <text:p>0.328444927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23775410652" calcext:value-type="float">
            <text:p>0.3237754107</text:p>
          </table:table-cell>
          <table:table-cell office:value-type="float" office:value="0.293449908495" calcext:value-type="float">
            <text:p>0.2934499085</text:p>
          </table:table-cell>
          <table:table-cell office:value-type="float" office:value="0.344729483128" calcext:value-type="float">
            <text:p>0.344729483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03040385246" calcext:value-type="float">
            <text:p>0.3030403852</text:p>
          </table:table-cell>
          <table:table-cell office:value-type="float" office:value="0.294116258621" calcext:value-type="float">
            <text:p>0.2941162586</text:p>
          </table:table-cell>
          <table:table-cell office:value-type="float" office:value="0.31572252512" calcext:value-type="float">
            <text:p>0.315722525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1466138363" calcext:value-type="float">
            <text:p>0.3314661384</text:p>
          </table:table-cell>
          <table:table-cell office:value-type="float" office:value="0.290708422661" calcext:value-type="float">
            <text:p>0.2907084227</text:p>
          </table:table-cell>
          <table:table-cell office:value-type="float" office:value="0.310973167419" calcext:value-type="float">
            <text:p>0.310973167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6632140875" calcext:value-type="float">
            <text:p>0.2966321409</text:p>
          </table:table-cell>
          <table:table-cell office:value-type="float" office:value="0.299673080444" calcext:value-type="float">
            <text:p>0.2996730804</text:p>
          </table:table-cell>
          <table:table-cell office:value-type="float" office:value="0.342713236809" calcext:value-type="float">
            <text:p>0.34271323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9541512728" calcext:value-type="float">
            <text:p>0.2895415127</text:p>
          </table:table-cell>
          <table:table-cell office:value-type="float" office:value="0.28449767828" calcext:value-type="float">
            <text:p>0.2844976783</text:p>
          </table:table-cell>
          <table:table-cell office:value-type="float" office:value="0.308536320925" calcext:value-type="float">
            <text:p>0.308536320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1799274683" calcext:value-type="float">
            <text:p>0.3179927468</text:p>
          </table:table-cell>
          <table:table-cell office:value-type="float" office:value="0.336494296789" calcext:value-type="float">
            <text:p>0.3364942968</text:p>
          </table:table-cell>
          <table:table-cell office:value-type="float" office:value="0.300947487354" calcext:value-type="float">
            <text:p>0.300947487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1467249393" calcext:value-type="float">
            <text:p>0.2914672494</text:p>
          </table:table-cell>
          <table:table-cell office:value-type="float" office:value="0.283479988575" calcext:value-type="float">
            <text:p>0.2834799886</text:p>
          </table:table-cell>
          <table:table-cell office:value-type="float" office:value="0.302480578423" calcext:value-type="float">
            <text:p>0.302480578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4141421318" calcext:value-type="float">
            <text:p>0.2841414213</text:p>
          </table:table-cell>
          <table:table-cell office:value-type="float" office:value="0.276081204414" calcext:value-type="float">
            <text:p>0.2760812044</text:p>
          </table:table-cell>
          <table:table-cell office:value-type="float" office:value="0.307565510273" calcext:value-type="float">
            <text:p>0.307565510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95250386" calcext:value-type="float">
            <text:p>0.295250386</text:p>
          </table:table-cell>
          <table:table-cell office:value-type="float" office:value="0.274821639061" calcext:value-type="float">
            <text:p>0.2748216391</text:p>
          </table:table-cell>
          <table:table-cell office:value-type="float" office:value="0.301399111748" calcext:value-type="float">
            <text:p>0.301399111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54421883821" calcext:value-type="float">
            <text:p>0.3544218838</text:p>
          </table:table-cell>
          <table:table-cell office:value-type="float" office:value="0.283736288548" calcext:value-type="float">
            <text:p>0.2837362885</text:p>
          </table:table-cell>
          <table:table-cell office:value-type="float" office:value="0.30054962635" calcext:value-type="float">
            <text:p>0.3005496264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8506478071" calcext:value-type="float">
            <text:p>0.2885064781</text:p>
          </table:table-cell>
          <table:table-cell office:value-type="float" office:value="0.534754157066" calcext:value-type="float">
            <text:p>0.5347541571</text:p>
          </table:table-cell>
          <table:table-cell office:value-type="float" office:value="0.495329111814" calcext:value-type="float">
            <text:p>0.495329111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7828525305" calcext:value-type="float">
            <text:p>0.2978285253</text:p>
          </table:table-cell>
          <table:table-cell office:value-type="float" office:value="0.277667015791" calcext:value-type="float">
            <text:p>0.2776670158</text:p>
          </table:table-cell>
          <table:table-cell office:value-type="float" office:value="0.299974113703" calcext:value-type="float">
            <text:p>0.299974113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9278507233" calcext:value-type="float">
            <text:p>0.2892785072</text:p>
          </table:table-cell>
          <table:table-cell office:value-type="float" office:value="0.279427587986" calcext:value-type="float">
            <text:p>0.279427588</text:p>
          </table:table-cell>
          <table:table-cell office:value-type="float" office:value="0.299322962761" calcext:value-type="float">
            <text:p>0.299322962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18397760391" calcext:value-type="float">
            <text:p>0.3183977604</text:p>
          </table:table-cell>
          <table:table-cell office:value-type="float" office:value="0.283068925142" calcext:value-type="float">
            <text:p>0.2830689251</text:p>
          </table:table-cell>
          <table:table-cell office:value-type="float" office:value="0.299187153578" calcext:value-type="float">
            <text:p>0.29918715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794193745" calcext:value-type="float">
            <text:p>0.2907941937</text:p>
          </table:table-cell>
          <table:table-cell office:value-type="float" office:value="0.272069603205" calcext:value-type="float">
            <text:p>0.2720696032</text:p>
          </table:table-cell>
          <table:table-cell office:value-type="float" office:value="0.296070843935" calcext:value-type="float">
            <text:p>0.2960708439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83068418503" calcext:value-type="float">
            <text:p>0.2830684185</text:p>
          </table:table-cell>
          <table:table-cell office:value-type="float" office:value="0.273568928242" calcext:value-type="float">
            <text:p>0.2735689282</text:p>
          </table:table-cell>
          <table:table-cell office:value-type="float" office:value="0.29612082243" calcext:value-type="float">
            <text:p>0.296120822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05380791426" calcext:value-type="float">
            <text:p>0.3053807914</text:p>
          </table:table-cell>
          <table:table-cell office:value-type="float" office:value="0.394374519587" calcext:value-type="float">
            <text:p>0.3943745196</text:p>
          </table:table-cell>
          <table:table-cell office:value-type="float" office:value="0.300310015678" calcext:value-type="float">
            <text:p>0.3003100157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885197163" calcext:value-type="float">
            <text:p>0.2918851972</text:p>
          </table:table-cell>
          <table:table-cell office:value-type="float" office:value="0.282474249601" calcext:value-type="float">
            <text:p>0.2824742496</text:p>
          </table:table-cell>
          <table:table-cell office:value-type="float" office:value="0.296847254038" calcext:value-type="float">
            <text:p>0.29684725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80878871679" calcext:value-type="float">
            <text:p>0.2808788717</text:p>
          </table:table-cell>
          <table:table-cell office:value-type="float" office:value="0.273330152035" calcext:value-type="float">
            <text:p>0.273330152</text:p>
          </table:table-cell>
          <table:table-cell office:value-type="float" office:value="0.559904158115" calcext:value-type="float">
            <text:p>0.559904158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3356180191" calcext:value-type="float">
            <text:p>0.2933561802</text:p>
          </table:table-cell>
          <table:table-cell office:value-type="float" office:value="0.266173362732" calcext:value-type="float">
            <text:p>0.2661733627</text:p>
          </table:table-cell>
          <table:table-cell office:value-type="float" office:value="0.300790041685" calcext:value-type="float">
            <text:p>0.3007900417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86727869511" calcext:value-type="float">
            <text:p>0.3867278695</text:p>
          </table:table-cell>
          <table:table-cell office:value-type="float" office:value="0.28034734726" calcext:value-type="float">
            <text:p>0.2803473473</text:p>
          </table:table-cell>
          <table:table-cell office:value-type="float" office:value="0.297033846378" calcext:value-type="float">
            <text:p>0.2970338464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80510962009" calcext:value-type="float">
            <text:p>0.280510962</text:p>
          </table:table-cell>
          <table:table-cell office:value-type="float" office:value="0.272147715092" calcext:value-type="float">
            <text:p>0.2721477151</text:p>
          </table:table-cell>
          <table:table-cell office:value-type="float" office:value="0.298849195242" calcext:value-type="float">
            <text:p>0.298849195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75489044" calcext:value-type="float">
            <text:p>0.294075489</text:p>
          </table:table-cell>
          <table:table-cell office:value-type="float" office:value="0.269048094749" calcext:value-type="float">
            <text:p>0.2690480947</text:p>
          </table:table-cell>
          <table:table-cell office:value-type="float" office:value="0.300134509802" calcext:value-type="float">
            <text:p>0.3001345098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281475007534" calcext:value-type="float">
            <text:p>0.2814750075</text:p>
          </table:table-cell>
          <table:table-cell office:value-type="float" office:value="0.276495039463" calcext:value-type="float">
            <text:p>0.2764950395</text:p>
          </table:table-cell>
          <table:table-cell office:value-type="float" office:value="0.295529395342" calcext:value-type="float">
            <text:p>0.29552939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1651884317" calcext:value-type="float">
            <text:p>0.2816518843</text:p>
          </table:table-cell>
          <table:table-cell office:value-type="float" office:value="0.270695924759" calcext:value-type="float">
            <text:p>0.2706959248</text:p>
          </table:table-cell>
          <table:table-cell office:value-type="float" office:value="0.294615060091" calcext:value-type="float">
            <text:p>0.294615060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534841061" calcext:value-type="float">
            <text:p>0.2915348411</text:p>
          </table:table-cell>
          <table:table-cell office:value-type="float" office:value="0.266486346722" calcext:value-type="float">
            <text:p>0.2664863467</text:p>
          </table:table-cell>
          <table:table-cell office:value-type="float" office:value="0.298240244389" calcext:value-type="float">
            <text:p>0.298240244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436132371426" calcext:value-type="float">
            <text:p>0.4361323714</text:p>
          </table:table-cell>
          <table:table-cell office:value-type="float" office:value="0.271296262741" calcext:value-type="float">
            <text:p>0.2712962627</text:p>
          </table:table-cell>
          <table:table-cell office:value-type="float" office:value="0.427883327007" calcext:value-type="float">
            <text:p>0.427883327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9718657732" calcext:value-type="float">
            <text:p>0.2897186577</text:p>
          </table:table-cell>
          <table:table-cell office:value-type="float" office:value="0.272016555071" calcext:value-type="float">
            <text:p>0.2720165551</text:p>
          </table:table-cell>
          <table:table-cell office:value-type="float" office:value="0.30647110939" calcext:value-type="float">
            <text:p>0.306471109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86206573248" calcext:value-type="float">
            <text:p>0.2862065732</text:p>
          </table:table-cell>
          <table:table-cell office:value-type="float" office:value="0.279019415379" calcext:value-type="float">
            <text:p>0.2790194154</text:p>
          </table:table-cell>
          <table:table-cell office:value-type="float" office:value="0.296105980873" calcext:value-type="float">
            <text:p>0.296105980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9215872288" calcext:value-type="float">
            <text:p>0.2792158723</text:p>
          </table:table-cell>
          <table:table-cell office:value-type="float" office:value="0.284540385008" calcext:value-type="float">
            <text:p>0.284540385</text:p>
          </table:table-cell>
          <table:table-cell office:value-type="float" office:value="0.296902894974" calcext:value-type="float">
            <text:p>0.296902895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2802631855" calcext:value-type="float">
            <text:p>0.2928026319</text:p>
          </table:table-cell>
          <table:table-cell office:value-type="float" office:value="0.267873108387" calcext:value-type="float">
            <text:p>0.2678731084</text:p>
          </table:table-cell>
          <table:table-cell office:value-type="float" office:value="0.295312285423" calcext:value-type="float">
            <text:p>0.2953122854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86977469921" calcext:value-type="float">
            <text:p>0.2869774699</text:p>
          </table:table-cell>
          <table:table-cell office:value-type="float" office:value="0.277547001839" calcext:value-type="float">
            <text:p>0.2775470018</text:p>
          </table:table-cell>
          <table:table-cell office:value-type="float" office:value="0.296957790852" calcext:value-type="float">
            <text:p>0.296957790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80457735062" calcext:value-type="float">
            <text:p>0.2804577351</text:p>
          </table:table-cell>
          <table:table-cell office:value-type="float" office:value="0.271902054548" calcext:value-type="float">
            <text:p>0.2719020545</text:p>
          </table:table-cell>
          <table:table-cell office:value-type="float" office:value="0.300135701895" calcext:value-type="float">
            <text:p>0.300135701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90433168411" calcext:value-type="float">
            <text:p>0.2904331684</text:p>
          </table:table-cell>
          <table:table-cell office:value-type="float" office:value="0.267211616039" calcext:value-type="float">
            <text:p>0.267211616</text:p>
          </table:table-cell>
          <table:table-cell office:value-type="float" office:value="0.297618657351" calcext:value-type="float">
            <text:p>0.29761865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4738779068" calcext:value-type="float">
            <text:p>0.2847387791</text:p>
          </table:table-cell>
          <table:table-cell office:value-type="float" office:value="0.276815384626" calcext:value-type="float">
            <text:p>0.2768153846</text:p>
          </table:table-cell>
          <table:table-cell office:value-type="float" office:value="0.297289907932" calcext:value-type="float">
            <text:p>0.297289907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9784309864" calcext:value-type="float">
            <text:p>0.2978430986</text:p>
          </table:table-cell>
          <table:table-cell office:value-type="float" office:value="0.266942024231" calcext:value-type="float">
            <text:p>0.2669420242</text:p>
          </table:table-cell>
          <table:table-cell office:value-type="float" office:value="0.294113606215" calcext:value-type="float">
            <text:p>0.29411360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4156730175" calcext:value-type="float">
            <text:p>0.2941567302</text:p>
          </table:table-cell>
          <table:table-cell office:value-type="float" office:value="0.263615310192" calcext:value-type="float">
            <text:p>0.2636153102</text:p>
          </table:table-cell>
          <table:table-cell office:value-type="float" office:value="0.297380656004" calcext:value-type="float">
            <text:p>0.29738065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6369949579" calcext:value-type="float">
            <text:p>0.2863699496</text:p>
          </table:table-cell>
          <table:table-cell office:value-type="float" office:value="0.275750935078" calcext:value-type="float">
            <text:p>0.2757509351</text:p>
          </table:table-cell>
          <table:table-cell office:value-type="float" office:value="0.550206959248" calcext:value-type="float">
            <text:p>0.550206959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82550901175" calcext:value-type="float">
            <text:p>0.2825509012</text:p>
          </table:table-cell>
          <table:table-cell office:value-type="float" office:value="0.430967837572" calcext:value-type="float">
            <text:p>0.4309678376</text:p>
          </table:table-cell>
          <table:table-cell office:value-type="float" office:value="0.361543148756" calcext:value-type="float">
            <text:p>0.3615431488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88927346468" calcext:value-type="float">
            <text:p>0.2889273465</text:p>
          </table:table-cell>
          <table:table-cell office:value-type="float" office:value="0.273965328932" calcext:value-type="float">
            <text:p>0.2739653289</text:p>
          </table:table-cell>
          <table:table-cell office:value-type="float" office:value="0.305798918009" calcext:value-type="float">
            <text:p>0.30579891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79940128326" calcext:value-type="float">
            <text:p>0.2799401283</text:p>
          </table:table-cell>
          <table:table-cell office:value-type="float" office:value="0.272443383932" calcext:value-type="float">
            <text:p>0.2724433839</text:p>
          </table:table-cell>
          <table:table-cell office:value-type="float" office:value="0.298650950193" calcext:value-type="float">
            <text:p>0.2986509502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0541499853" calcext:value-type="float">
            <text:p>0.2905414999</text:p>
          </table:table-cell>
          <table:table-cell office:value-type="float" office:value="0.270593583584" calcext:value-type="float">
            <text:p>0.2705935836</text:p>
          </table:table-cell>
          <table:table-cell office:value-type="float" office:value="0.300307154655" calcext:value-type="float">
            <text:p>0.300307154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8957721591" calcext:value-type="float">
            <text:p>0.2895772159</text:p>
          </table:table-cell>
          <table:table-cell office:value-type="float" office:value="0.276858568192" calcext:value-type="float">
            <text:p>0.2768585682</text:p>
          </table:table-cell>
          <table:table-cell office:value-type="float" office:value="0.297354191542" calcext:value-type="float">
            <text:p>0.297354191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9242873192" calcext:value-type="float">
            <text:p>0.2792428732</text:p>
          </table:table-cell>
          <table:table-cell office:value-type="float" office:value="0.271808743477" calcext:value-type="float">
            <text:p>0.2718087435</text:p>
          </table:table-cell>
          <table:table-cell office:value-type="float" office:value="0.301503032446" calcext:value-type="float">
            <text:p>0.3015030324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89829164743" calcext:value-type="float">
            <text:p>0.2898291647</text:p>
          </table:table-cell>
          <table:table-cell office:value-type="float" office:value="0.276947289705" calcext:value-type="float">
            <text:p>0.2769472897</text:p>
          </table:table-cell>
          <table:table-cell office:value-type="float" office:value="0.296589165926" calcext:value-type="float">
            <text:p>0.2965891659</text:p>
          </table:table-cell>
        </table:table-row>
      </table:table>
      <table:table table:name="scores" table:style-name="ta1">
        <table:shapes>
          <draw:frame draw:z-index="0" draw:style-name="gr1" draw:text-style-name="P1" svg:width="453.46pt" svg:height="255.26pt" svg:x="442.54pt" svg:y="28.6pt">
            <loext:p draw:notify-on-update-of-ranges="scores.B6:scores.B11 scores.B6:scores.B11 scores.C5:scores.C5 scores.C6:scores.C11 scores.B6:scores.B11 scores.D5:scores.D5 scores.D6:scores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43.25pt" svg:y="326.04pt">
            <loext:p draw:notify-on-update-of-ranges="scores.B22:scores.B26 scores.B22:scores.B26 scores.C21:scores.C21 scores.C22:scores.C26 scores.B22:scores.B26 scores.D21:scores.D21 scores.D22:score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6pt" svg:height="255.26pt" svg:x="455.75pt" svg:y="607.66pt">
            <loext:p draw:notify-on-update-of-ranges="scores.B22:scores.B26 scores.B22:scores.B26 scores.C21:scores.C21 scores.C34:scores.C37 scores.B22:scores.B26 scores.D21:scores.D21 scores.D34:scores.D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epochs, default learning rate and epsil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GPU (s)</text:p>
          </table:table-cell>
          <table:table-cell office:value-type="string" calcext:value-type="string">
            <text:p>CPU (s)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3503" calcext:value-type="float">
            <text:p>0.43503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620" calcext:value-type="float">
            <text:p>1620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52102" calcext:value-type="float">
            <text:p>0.52102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1792" calcext:value-type="float">
            <text:p>1792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9355" calcext:value-type="float">
            <text:p>0.59355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5101" calcext:value-type="float">
            <text:p>0.85101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42803" calcext:value-type="float">
            <text:p>0.42803</text:p>
          </table:table-cell>
          <table:table-cell office:value-type="float" office:value="3524" calcext:value-type="float">
            <text:p>352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2068" calcext:value-type="float">
            <text:p>0.20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 epochs, default learning rate and epsil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0.39053" calcext:value-type="float">
            <text:p>0.39053</text:p>
          </table:table-cell>
          <table:table-cell office:value-type="float" office:value="2934" calcext:value-type="float">
            <text:p>2934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4782" calcext:value-type="float">
            <text:p>0.4782</text:p>
          </table:table-cell>
          <table:table-cell office:value-type="float" office:value="3749" calcext:value-type="float">
            <text:p>374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051" calcext:value-type="float">
            <text:p>0.2051</text:p>
          </table:table-cell>
          <table:table-cell office:value-type="float" office:value="5324" calcext:value-type="float">
            <text:p>5324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 epochs, default learning rate and epsilon 1e-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0027" calcext:value-type="float">
            <text:p>0.90027</text:p>
          </table:table-cell>
          <table:table-cell office:value-type="float" office:value="0.6122" calcext:value-type="float">
            <text:p>0.6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11672032448" calcext:value-type="float">
            <text:p>0.8116720324</text:p>
          </table:table-cell>
          <table:table-cell office:value-type="float" office:value="0.604331213949" calcext:value-type="float">
            <text:p>0.6043312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2"/>
        </table:table-row>
      </table:table>
      <table:table table:name="baselin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512" table:style-name="ta1">
        <table:shapes>
          <draw:frame draw:z-index="0" draw:style-name="gr1" draw:text-style-name="P1" svg:width="453.46pt" svg:height="255.23pt" svg:x="505.76pt" svg:y="50.46pt">
            <loext:p draw:notify-on-update-of-ranges="cost512.B6:cost512.B66 cost512.B6:cost512.B66 cost512.C5:cost512.C5 cost512.C6:cost512.C66 cost512.B6:cost512.B66 cost512.D5:cost512.D5 cost512.D6:cost512.D66 cost512.B6:cost512.B66 cost512.E5:cost512.E5 cost512.E6:cost512.E66 cost512.B6:cost512.B66 cost512.F5:cost512.F5 cost512.F6:cost512.F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512 LSTM 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learning r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1" calcext:value-type="float">
            <text:p>1.00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006750584" calcext:value-type="float">
            <text:p>1.0900675058</text:p>
          </table:table-cell>
          <table:table-cell office:value-type="float" office:value="1.12546002865" calcext:value-type="float">
            <text:p>1.1254600287</text:p>
          </table:table-cell>
          <table:table-cell office:value-type="float" office:value="1.06458830833" calcext:value-type="float">
            <text:p>1.0645883083</text:p>
          </table:table-cell>
          <table:table-cell office:value-type="float" office:value="1.16433954239" calcext:value-type="float">
            <text:p>1.16433954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830768585" calcext:value-type="float">
            <text:p>0.9268307686</text:p>
          </table:table-cell>
          <table:table-cell office:value-type="float" office:value="0.980627715588" calcext:value-type="float">
            <text:p>0.9806277156</text:p>
          </table:table-cell>
          <table:table-cell office:value-type="float" office:value="1.00729548931" calcext:value-type="float">
            <text:p>1.0072954893</text:p>
          </table:table-cell>
          <table:table-cell office:value-type="float" office:value="1.09736549854" calcext:value-type="float">
            <text:p>1.0973654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19547832012" calcext:value-type="float">
            <text:p>0.819547832</text:p>
          </table:table-cell>
          <table:table-cell office:value-type="float" office:value="0.901872694492" calcext:value-type="float">
            <text:p>0.9018726945</text:p>
          </table:table-cell>
          <table:table-cell office:value-type="float" office:value="0.957248032093" calcext:value-type="float">
            <text:p>0.9572480321</text:p>
          </table:table-cell>
          <table:table-cell office:value-type="float" office:value="1.07003128529" calcext:value-type="float">
            <text:p>1.070031285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26513445377" calcext:value-type="float">
            <text:p>0.7265134454</text:p>
          </table:table-cell>
          <table:table-cell office:value-type="float" office:value="0.834971010685" calcext:value-type="float">
            <text:p>0.8349710107</text:p>
          </table:table-cell>
          <table:table-cell office:value-type="float" office:value="0.903292059898" calcext:value-type="float">
            <text:p>0.9032920599</text:p>
          </table:table-cell>
          <table:table-cell office:value-type="float" office:value="1.0362329483" calcext:value-type="float">
            <text:p>1.03623294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55725300312" calcext:value-type="float">
            <text:p>0.6557253003</text:p>
          </table:table-cell>
          <table:table-cell office:value-type="float" office:value="0.767653644085" calcext:value-type="float">
            <text:p>0.7676536441</text:p>
          </table:table-cell>
          <table:table-cell office:value-type="float" office:value="0.878514707088" calcext:value-type="float">
            <text:p>0.8785147071</text:p>
          </table:table-cell>
          <table:table-cell office:value-type="float" office:value="1.00146615505" calcext:value-type="float">
            <text:p>1.00146615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16973459721" calcext:value-type="float">
            <text:p>0.6169734597</text:p>
          </table:table-cell>
          <table:table-cell office:value-type="float" office:value="0.699932336807" calcext:value-type="float">
            <text:p>0.6999323368</text:p>
          </table:table-cell>
          <table:table-cell office:value-type="float" office:value="0.844288527966" calcext:value-type="float">
            <text:p>0.844288528</text:p>
          </table:table-cell>
          <table:table-cell office:value-type="float" office:value="0.994281411171" calcext:value-type="float">
            <text:p>0.99428141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4822733402" calcext:value-type="float">
            <text:p>0.5648227334</text:p>
          </table:table-cell>
          <table:table-cell office:value-type="float" office:value="0.654830336571" calcext:value-type="float">
            <text:p>0.6548303366</text:p>
          </table:table-cell>
          <table:table-cell office:value-type="float" office:value="0.820753633976" calcext:value-type="float">
            <text:p>0.820753634</text:p>
          </table:table-cell>
          <table:table-cell office:value-type="float" office:value="0.974562168121" calcext:value-type="float">
            <text:p>0.974562168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30693471432" calcext:value-type="float">
            <text:p>0.5306934714</text:p>
          </table:table-cell>
          <table:table-cell office:value-type="float" office:value="0.605601549149" calcext:value-type="float">
            <text:p>0.6056015491</text:p>
          </table:table-cell>
          <table:table-cell office:value-type="float" office:value="0.752327382565" calcext:value-type="float">
            <text:p>0.7523273826</text:p>
          </table:table-cell>
          <table:table-cell office:value-type="float" office:value="0.958358168602" calcext:value-type="float">
            <text:p>0.95835816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98189389706" calcext:value-type="float">
            <text:p>0.4981893897</text:p>
          </table:table-cell>
          <table:table-cell office:value-type="float" office:value="0.555069923401" calcext:value-type="float">
            <text:p>0.5550699234</text:p>
          </table:table-cell>
          <table:table-cell office:value-type="float" office:value="0.72276955843" calcext:value-type="float">
            <text:p>0.7227695584</text:p>
          </table:table-cell>
          <table:table-cell office:value-type="float" office:value="0.950349509716" calcext:value-type="float">
            <text:p>0.95034950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43502664566" calcext:value-type="float">
            <text:p>0.4435026646</text:p>
          </table:table-cell>
          <table:table-cell office:value-type="float" office:value="0.531126141548" calcext:value-type="float">
            <text:p>0.5311261415</text:p>
          </table:table-cell>
          <table:table-cell office:value-type="float" office:value="0.704061508179" calcext:value-type="float">
            <text:p>0.7040615082</text:p>
          </table:table-cell>
          <table:table-cell office:value-type="float" office:value="0.922901630402" calcext:value-type="float">
            <text:p>0.92290163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12244290113" calcext:value-type="float">
            <text:p>0.4122442901</text:p>
          </table:table-cell>
          <table:table-cell office:value-type="float" office:value="0.45537212491" calcext:value-type="float">
            <text:p>0.4553721249</text:p>
          </table:table-cell>
          <table:table-cell office:value-type="float" office:value="0.670836210251" calcext:value-type="float">
            <text:p>0.6708362103</text:p>
          </table:table-cell>
          <table:table-cell office:value-type="float" office:value="0.931782484055" calcext:value-type="float">
            <text:p>0.93178248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82190495729" calcext:value-type="float">
            <text:p>0.3821904957</text:p>
          </table:table-cell>
          <table:table-cell office:value-type="float" office:value="0.436574786901" calcext:value-type="float">
            <text:p>0.4365747869</text:p>
          </table:table-cell>
          <table:table-cell office:value-type="float" office:value="0.63304245472" calcext:value-type="float">
            <text:p>0.6330424547</text:p>
          </table:table-cell>
          <table:table-cell office:value-type="float" office:value="0.934383630753" calcext:value-type="float">
            <text:p>0.9343836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61848086119" calcext:value-type="float">
            <text:p>0.3618480861</text:p>
          </table:table-cell>
          <table:table-cell office:value-type="float" office:value="0.437071591616" calcext:value-type="float">
            <text:p>0.4370715916</text:p>
          </table:table-cell>
          <table:table-cell office:value-type="float" office:value="0.643942952156" calcext:value-type="float">
            <text:p>0.6439429522</text:p>
          </table:table-cell>
          <table:table-cell office:value-type="float" office:value="0.900453865528" calcext:value-type="float">
            <text:p>0.9004538655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43493133783" calcext:value-type="float">
            <text:p>0.3434931338</text:p>
          </table:table-cell>
          <table:table-cell office:value-type="float" office:value="0.367444306612" calcext:value-type="float">
            <text:p>0.3674443066</text:p>
          </table:table-cell>
          <table:table-cell office:value-type="float" office:value="0.616523861885" calcext:value-type="float">
            <text:p>0.6165238619</text:p>
          </table:table-cell>
          <table:table-cell office:value-type="float" office:value="0.901138305664" calcext:value-type="float">
            <text:p>0.90113830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2263019681" calcext:value-type="float">
            <text:p>0.3226301968</text:p>
          </table:table-cell>
          <table:table-cell office:value-type="float" office:value="0.3530138731" calcext:value-type="float">
            <text:p>0.3530138731</text:p>
          </table:table-cell>
          <table:table-cell office:value-type="float" office:value="0.567466557026" calcext:value-type="float">
            <text:p>0.567466557</text:p>
          </table:table-cell>
          <table:table-cell office:value-type="float" office:value="0.90484982729" calcext:value-type="float">
            <text:p>0.904849827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09654265642" calcext:value-type="float">
            <text:p>0.3096542656</text:p>
          </table:table-cell>
          <table:table-cell office:value-type="float" office:value="0.328444927931" calcext:value-type="float">
            <text:p>0.3284449279</text:p>
          </table:table-cell>
          <table:table-cell office:value-type="float" office:value="0.571888327599" calcext:value-type="float">
            <text:p>0.5718883276</text:p>
          </table:table-cell>
          <table:table-cell office:value-type="float" office:value="0.898056328297" calcext:value-type="float">
            <text:p>0.898056328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16660404205" calcext:value-type="float">
            <text:p>0.3166604042</text:p>
          </table:table-cell>
          <table:table-cell office:value-type="float" office:value="0.344729483128" calcext:value-type="float">
            <text:p>0.3447294831</text:p>
          </table:table-cell>
          <table:table-cell office:value-type="float" office:value="0.54961836338" calcext:value-type="float">
            <text:p>0.5496183634</text:p>
          </table:table-cell>
          <table:table-cell office:value-type="float" office:value="0.891780674458" calcext:value-type="float">
            <text:p>0.891780674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6582370996" calcext:value-type="float">
            <text:p>0.296582371</text:p>
          </table:table-cell>
          <table:table-cell office:value-type="float" office:value="0.31572252512" calcext:value-type="float">
            <text:p>0.3157225251</text:p>
          </table:table-cell>
          <table:table-cell office:value-type="float" office:value="0.53119301796" calcext:value-type="float">
            <text:p>0.531193018</text:p>
          </table:table-cell>
          <table:table-cell office:value-type="float" office:value="0.884879231453" calcext:value-type="float">
            <text:p>0.884879231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95766860247" calcext:value-type="float">
            <text:p>0.2957668602</text:p>
          </table:table-cell>
          <table:table-cell office:value-type="float" office:value="0.310973167419" calcext:value-type="float">
            <text:p>0.3109731674</text:p>
          </table:table-cell>
          <table:table-cell office:value-type="float" office:value="0.506187736988" calcext:value-type="float">
            <text:p>0.506187737</text:p>
          </table:table-cell>
          <table:table-cell office:value-type="float" office:value="0.879826009274" calcext:value-type="float">
            <text:p>0.879826009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597322941" calcext:value-type="float">
            <text:p>0.2995973229</text:p>
          </table:table-cell>
          <table:table-cell office:value-type="float" office:value="0.342713236809" calcext:value-type="float">
            <text:p>0.3427132368</text:p>
          </table:table-cell>
          <table:table-cell office:value-type="float" office:value="0.508213996887" calcext:value-type="float">
            <text:p>0.5082139969</text:p>
          </table:table-cell>
          <table:table-cell office:value-type="float" office:value="0.880784511566" calcext:value-type="float">
            <text:p>0.8807845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2386004925" calcext:value-type="float">
            <text:p>0.2823860049</text:p>
          </table:table-cell>
          <table:table-cell office:value-type="float" office:value="0.308536320925" calcext:value-type="float">
            <text:p>0.3085363209</text:p>
          </table:table-cell>
          <table:table-cell office:value-type="float" office:value="0.516784906387" calcext:value-type="float">
            <text:p>0.5167849064</text:p>
          </table:table-cell>
          <table:table-cell office:value-type="float" office:value="0.873281061649" calcext:value-type="float">
            <text:p>0.87328106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89852559566" calcext:value-type="float">
            <text:p>0.2898525596</text:p>
          </table:table-cell>
          <table:table-cell office:value-type="float" office:value="0.300947487354" calcext:value-type="float">
            <text:p>0.3009474874</text:p>
          </table:table-cell>
          <table:table-cell office:value-type="float" office:value="0.529671549797" calcext:value-type="float">
            <text:p>0.5296715498</text:p>
          </table:table-cell>
          <table:table-cell office:value-type="float" office:value="0.877122163773" calcext:value-type="float">
            <text:p>0.877122163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4867426157" calcext:value-type="float">
            <text:p>0.2948674262</text:p>
          </table:table-cell>
          <table:table-cell office:value-type="float" office:value="0.302480578423" calcext:value-type="float">
            <text:p>0.3024805784</text:p>
          </table:table-cell>
          <table:table-cell office:value-type="float" office:value="0.470800161362" calcext:value-type="float">
            <text:p>0.4708001614</text:p>
          </table:table-cell>
          <table:table-cell office:value-type="float" office:value="0.883479237556" calcext:value-type="float">
            <text:p>0.883479237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1011492014" calcext:value-type="float">
            <text:p>0.281011492</text:p>
          </table:table-cell>
          <table:table-cell office:value-type="float" office:value="0.307565510273" calcext:value-type="float">
            <text:p>0.3075655103</text:p>
          </table:table-cell>
          <table:table-cell office:value-type="float" office:value="0.515071213245" calcext:value-type="float">
            <text:p>0.5150712132</text:p>
          </table:table-cell>
          <table:table-cell office:value-type="float" office:value="0.842524468899" calcext:value-type="float">
            <text:p>0.842524468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86534160376" calcext:value-type="float">
            <text:p>0.2865341604</text:p>
          </table:table-cell>
          <table:table-cell office:value-type="float" office:value="0.301399111748" calcext:value-type="float">
            <text:p>0.3013991117</text:p>
          </table:table-cell>
          <table:table-cell office:value-type="float" office:value="0.451449632645" calcext:value-type="float">
            <text:p>0.4514496326</text:p>
          </table:table-cell>
          <table:table-cell office:value-type="float" office:value="0.854107737541" calcext:value-type="float">
            <text:p>0.854107737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290146738291" calcext:value-type="float">
            <text:p>0.2901467383</text:p>
          </table:table-cell>
          <table:table-cell office:value-type="float" office:value="0.30054962635" calcext:value-type="float">
            <text:p>0.3005496264</text:p>
          </table:table-cell>
          <table:table-cell office:value-type="float" office:value="0.424155056477" calcext:value-type="float">
            <text:p>0.4241550565</text:p>
          </table:table-cell>
          <table:table-cell office:value-type="float" office:value="0.86209666729" calcext:value-type="float">
            <text:p>0.862096667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3869683743" calcext:value-type="float">
            <text:p>0.2838696837</text:p>
          </table:table-cell>
          <table:table-cell office:value-type="float" office:value="0.495329111814" calcext:value-type="float">
            <text:p>0.4953291118</text:p>
          </table:table-cell>
          <table:table-cell office:value-type="float" office:value="0.482194364071" calcext:value-type="float">
            <text:p>0.4821943641</text:p>
          </table:table-cell>
          <table:table-cell office:value-type="float" office:value="0.829777002335" calcext:value-type="float">
            <text:p>0.8297770023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2083024979" calcext:value-type="float">
            <text:p>0.292083025</text:p>
          </table:table-cell>
          <table:table-cell office:value-type="float" office:value="0.299974113703" calcext:value-type="float">
            <text:p>0.2999741137</text:p>
          </table:table-cell>
          <table:table-cell office:value-type="float" office:value="0.473902016878" calcext:value-type="float">
            <text:p>0.4739020169</text:p>
          </table:table-cell>
          <table:table-cell office:value-type="float" office:value="0.848740637302" calcext:value-type="float">
            <text:p>0.848740637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5975247622" calcext:value-type="float">
            <text:p>0.2859752476</text:p>
          </table:table-cell>
          <table:table-cell office:value-type="float" office:value="0.299322962761" calcext:value-type="float">
            <text:p>0.2993229628</text:p>
          </table:table-cell>
          <table:table-cell office:value-type="float" office:value="0.388629585505" calcext:value-type="float">
            <text:p>0.3886295855</text:p>
          </table:table-cell>
          <table:table-cell office:value-type="float" office:value="0.841908991337" calcext:value-type="float">
            <text:p>0.841908991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78032362461" calcext:value-type="float">
            <text:p>0.2780323625</text:p>
          </table:table-cell>
          <table:table-cell office:value-type="float" office:value="0.299187153578" calcext:value-type="float">
            <text:p>0.2991871536</text:p>
          </table:table-cell>
          <table:table-cell office:value-type="float" office:value="0.378345221281" calcext:value-type="float">
            <text:p>0.3783452213</text:p>
          </table:table-cell>
          <table:table-cell office:value-type="float" office:value="0.823258280754" calcext:value-type="float">
            <text:p>0.823258280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63051939" calcext:value-type="float">
            <text:p>0.2906305194</text:p>
          </table:table-cell>
          <table:table-cell office:value-type="float" office:value="0.296070843935" calcext:value-type="float">
            <text:p>0.2960708439</text:p>
          </table:table-cell>
          <table:table-cell office:value-type="float" office:value="0.402855634689" calcext:value-type="float">
            <text:p>0.4028556347</text:p>
          </table:table-cell>
          <table:table-cell office:value-type="float" office:value="0.844293475151" calcext:value-type="float">
            <text:p>0.844293475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391443490982" calcext:value-type="float">
            <text:p>0.391443491</text:p>
          </table:table-cell>
          <table:table-cell office:value-type="float" office:value="0.29612082243" calcext:value-type="float">
            <text:p>0.2961208224</text:p>
          </table:table-cell>
          <table:table-cell office:value-type="float" office:value="0.387697249651" calcext:value-type="float">
            <text:p>0.3876972497</text:p>
          </table:table-cell>
          <table:table-cell office:value-type="float" office:value="0.833947300911" calcext:value-type="float">
            <text:p>0.833947300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5016715527" calcext:value-type="float">
            <text:p>0.2850167155</text:p>
          </table:table-cell>
          <table:table-cell office:value-type="float" office:value="0.300310015678" calcext:value-type="float">
            <text:p>0.3003100157</text:p>
          </table:table-cell>
          <table:table-cell office:value-type="float" office:value="0.392450749874" calcext:value-type="float">
            <text:p>0.3924507499</text:p>
          </table:table-cell>
          <table:table-cell office:value-type="float" office:value="0.810699701309" calcext:value-type="float">
            <text:p>0.810699701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978567839" calcext:value-type="float">
            <text:p>0.2919785678</text:p>
          </table:table-cell>
          <table:table-cell office:value-type="float" office:value="0.296847254038" calcext:value-type="float">
            <text:p>0.296847254</text:p>
          </table:table-cell>
          <table:table-cell office:value-type="float" office:value="0.350642710924" calcext:value-type="float">
            <text:p>0.3506427109</text:p>
          </table:table-cell>
          <table:table-cell office:value-type="float" office:value="0.815244197845" calcext:value-type="float">
            <text:p>0.81524419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74771749973" calcext:value-type="float">
            <text:p>0.27477175</text:p>
          </table:table-cell>
          <table:table-cell office:value-type="float" office:value="0.559904158115" calcext:value-type="float">
            <text:p>0.5599041581</text:p>
          </table:table-cell>
          <table:table-cell office:value-type="float" office:value="0.346168100834" calcext:value-type="float">
            <text:p>0.3461681008</text:p>
          </table:table-cell>
          <table:table-cell office:value-type="float" office:value="0.798603415489" calcext:value-type="float">
            <text:p>0.79860341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84147441387" calcext:value-type="float">
            <text:p>0.2841474414</text:p>
          </table:table-cell>
          <table:table-cell office:value-type="float" office:value="0.300790041685" calcext:value-type="float">
            <text:p>0.3007900417</text:p>
          </table:table-cell>
          <table:table-cell office:value-type="float" office:value="0.454215228558" calcext:value-type="float">
            <text:p>0.4542152286</text:p>
          </table:table-cell>
          <table:table-cell office:value-type="float" office:value="0.81302022934" calcext:value-type="float">
            <text:p>0.813020229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285887867212" calcext:value-type="float">
            <text:p>0.2858878672</text:p>
          </table:table-cell>
          <table:table-cell office:value-type="float" office:value="0.297033846378" calcext:value-type="float">
            <text:p>0.2970338464</text:p>
          </table:table-cell>
          <table:table-cell office:value-type="float" office:value="0.408636540174" calcext:value-type="float">
            <text:p>0.4086365402</text:p>
          </table:table-cell>
          <table:table-cell office:value-type="float" office:value="0.785195291042" calcext:value-type="float">
            <text:p>0.78519529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78079271317" calcext:value-type="float">
            <text:p>0.2780792713</text:p>
          </table:table-cell>
          <table:table-cell office:value-type="float" office:value="0.298849195242" calcext:value-type="float">
            <text:p>0.2988491952</text:p>
          </table:table-cell>
          <table:table-cell office:value-type="float" office:value="0.358835726976" calcext:value-type="float">
            <text:p>0.358835727</text:p>
          </table:table-cell>
          <table:table-cell office:value-type="float" office:value="0.754303574562" calcext:value-type="float">
            <text:p>0.754303574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0756464005" calcext:value-type="float">
            <text:p>0.290756464</text:p>
          </table:table-cell>
          <table:table-cell office:value-type="float" office:value="0.300134509802" calcext:value-type="float">
            <text:p>0.3001345098</text:p>
          </table:table-cell>
          <table:table-cell office:value-type="float" office:value="0.356795340776" calcext:value-type="float">
            <text:p>0.3567953408</text:p>
          </table:table-cell>
          <table:table-cell office:value-type="float" office:value="0.760207116604" calcext:value-type="float">
            <text:p>0.760207116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1673680544" calcext:value-type="float">
            <text:p>0.3016736805</text:p>
          </table:table-cell>
          <table:table-cell office:value-type="float" office:value="0.295529395342" calcext:value-type="float">
            <text:p>0.2955293953</text:p>
          </table:table-cell>
          <table:table-cell office:value-type="float" office:value="0.326952695847" calcext:value-type="float">
            <text:p>0.3269526958</text:p>
          </table:table-cell>
          <table:table-cell office:value-type="float" office:value="0.738472938538" calcext:value-type="float">
            <text:p>0.73847293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0200600624" calcext:value-type="float">
            <text:p>0.2802006006</text:p>
          </table:table-cell>
          <table:table-cell office:value-type="float" office:value="0.294615060091" calcext:value-type="float">
            <text:p>0.2946150601</text:p>
          </table:table-cell>
          <table:table-cell office:value-type="float" office:value="0.338776260614" calcext:value-type="float">
            <text:p>0.3387762606</text:p>
          </table:table-cell>
          <table:table-cell office:value-type="float" office:value="0.7297488451" calcext:value-type="float">
            <text:p>0.729748845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696697474" calcext:value-type="float">
            <text:p>0.2916966975</text:p>
          </table:table-cell>
          <table:table-cell office:value-type="float" office:value="0.298240244389" calcext:value-type="float">
            <text:p>0.2982402444</text:p>
          </table:table-cell>
          <table:table-cell office:value-type="float" office:value="0.356808066368" calcext:value-type="float">
            <text:p>0.3568080664</text:p>
          </table:table-cell>
          <table:table-cell office:value-type="float" office:value="0.744807600975" calcext:value-type="float">
            <text:p>0.74480760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282818198204" calcext:value-type="float">
            <text:p>0.2828181982</text:p>
          </table:table-cell>
          <table:table-cell office:value-type="float" office:value="0.427883327007" calcext:value-type="float">
            <text:p>0.427883327</text:p>
          </table:table-cell>
          <table:table-cell office:value-type="float" office:value="0.308189898729" calcext:value-type="float">
            <text:p>0.3081898987</text:p>
          </table:table-cell>
          <table:table-cell office:value-type="float" office:value="0.700073719025" calcext:value-type="float">
            <text:p>0.700073719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2251209021" calcext:value-type="float">
            <text:p>0.282251209</text:p>
          </table:table-cell>
          <table:table-cell office:value-type="float" office:value="0.30647110939" calcext:value-type="float">
            <text:p>0.3064711094</text:p>
          </table:table-cell>
          <table:table-cell office:value-type="float" office:value="0.418460398912" calcext:value-type="float">
            <text:p>0.4184603989</text:p>
          </table:table-cell>
          <table:table-cell office:value-type="float" office:value="0.695499658585" calcext:value-type="float">
            <text:p>0.695499658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0602147579" calcext:value-type="float">
            <text:p>0.2906021476</text:p>
          </table:table-cell>
          <table:table-cell office:value-type="float" office:value="0.296105980873" calcext:value-type="float">
            <text:p>0.2961059809</text:p>
          </table:table-cell>
          <table:table-cell office:value-type="float" office:value="0.309655189514" calcext:value-type="float">
            <text:p>0.3096551895</text:p>
          </table:table-cell>
          <table:table-cell office:value-type="float" office:value="0.874541640282" calcext:value-type="float">
            <text:p>0.8745416403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6904076338" calcext:value-type="float">
            <text:p>0.2769040763</text:p>
          </table:table-cell>
          <table:table-cell office:value-type="float" office:value="0.296902894974" calcext:value-type="float">
            <text:p>0.296902895</text:p>
          </table:table-cell>
          <table:table-cell office:value-type="float" office:value="0.311561644077" calcext:value-type="float">
            <text:p>0.3115616441</text:p>
          </table:table-cell>
          <table:table-cell office:value-type="float" office:value="0.783140838146" calcext:value-type="float">
            <text:p>0.783140838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85075992346" calcext:value-type="float">
            <text:p>0.2850759923</text:p>
          </table:table-cell>
          <table:table-cell office:value-type="float" office:value="0.295312285423" calcext:value-type="float">
            <text:p>0.2953122854</text:p>
          </table:table-cell>
          <table:table-cell office:value-type="float" office:value="0.31021425128" calcext:value-type="float">
            <text:p>0.3102142513</text:p>
          </table:table-cell>
          <table:table-cell office:value-type="float" office:value="0.7409927845" calcext:value-type="float">
            <text:p>0.7409927845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91725456715" calcext:value-type="float">
            <text:p>0.2917254567</text:p>
          </table:table-cell>
          <table:table-cell office:value-type="float" office:value="0.296957790852" calcext:value-type="float">
            <text:p>0.2969577909</text:p>
          </table:table-cell>
          <table:table-cell office:value-type="float" office:value="0.303957998753" calcext:value-type="float">
            <text:p>0.3039579988</text:p>
          </table:table-cell>
          <table:table-cell office:value-type="float" office:value="0.734183251858" calcext:value-type="float">
            <text:p>0.734183251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75266557932" calcext:value-type="float">
            <text:p>0.2752665579</text:p>
          </table:table-cell>
          <table:table-cell office:value-type="float" office:value="0.300135701895" calcext:value-type="float">
            <text:p>0.3001357019</text:p>
          </table:table-cell>
          <table:table-cell office:value-type="float" office:value="0.3106533885" calcext:value-type="float">
            <text:p>0.3106533885</text:p>
          </table:table-cell>
          <table:table-cell office:value-type="float" office:value="0.697626709938" calcext:value-type="float">
            <text:p>0.697626709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82479673624" calcext:value-type="float">
            <text:p>0.2824796736</text:p>
          </table:table-cell>
          <table:table-cell office:value-type="float" office:value="0.297618657351" calcext:value-type="float">
            <text:p>0.2976186574</text:p>
          </table:table-cell>
          <table:table-cell office:value-type="float" office:value="0.298417031765" calcext:value-type="float">
            <text:p>0.2984170318</text:p>
          </table:table-cell>
          <table:table-cell office:value-type="float" office:value="0.729327380657" calcext:value-type="float">
            <text:p>0.729327380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7392020226" calcext:value-type="float">
            <text:p>0.2873920202</text:p>
          </table:table-cell>
          <table:table-cell office:value-type="float" office:value="0.297289907932" calcext:value-type="float">
            <text:p>0.2972899079</text:p>
          </table:table-cell>
          <table:table-cell office:value-type="float" office:value="0.373761206865" calcext:value-type="float">
            <text:p>0.3737612069</text:p>
          </table:table-cell>
          <table:table-cell office:value-type="float" office:value="0.701710104942" calcext:value-type="float">
            <text:p>0.701710104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80103445053" calcext:value-type="float">
            <text:p>0.2801034451</text:p>
          </table:table-cell>
          <table:table-cell office:value-type="float" office:value="0.294113606215" calcext:value-type="float">
            <text:p>0.2941136062</text:p>
          </table:table-cell>
          <table:table-cell office:value-type="float" office:value="0.336277544498" calcext:value-type="float">
            <text:p>0.3362775445</text:p>
          </table:table-cell>
          <table:table-cell office:value-type="float" office:value="0.680649399757" calcext:value-type="float">
            <text:p>0.680649399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2062789202" calcext:value-type="float">
            <text:p>0.2920627892</text:p>
          </table:table-cell>
          <table:table-cell office:value-type="float" office:value="0.297380656004" calcext:value-type="float">
            <text:p>0.297380656</text:p>
          </table:table-cell>
          <table:table-cell office:value-type="float" office:value="0.296035021544" calcext:value-type="float">
            <text:p>0.2960350215</text:p>
          </table:table-cell>
          <table:table-cell office:value-type="float" office:value="0.694292545319" calcext:value-type="float">
            <text:p>0.6942925453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4651994705" calcext:value-type="float">
            <text:p>0.2846519947</text:p>
          </table:table-cell>
          <table:table-cell office:value-type="float" office:value="0.550206959248" calcext:value-type="float">
            <text:p>0.5502069592</text:p>
          </table:table-cell>
          <table:table-cell office:value-type="float" office:value="0.39066016674" calcext:value-type="float">
            <text:p>0.3906601667</text:p>
          </table:table-cell>
          <table:table-cell office:value-type="float" office:value="0.683930873871" calcext:value-type="float">
            <text:p>0.683930873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77656495571" calcext:value-type="float">
            <text:p>0.2776564956</text:p>
          </table:table-cell>
          <table:table-cell office:value-type="float" office:value="0.361543148756" calcext:value-type="float">
            <text:p>0.3615431488</text:p>
          </table:table-cell>
          <table:table-cell office:value-type="float" office:value="0.294679373503" calcext:value-type="float">
            <text:p>0.2946793735</text:p>
          </table:table-cell>
          <table:table-cell office:value-type="float" office:value="0.673046946526" calcext:value-type="float">
            <text:p>0.6730469465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441587477922" calcext:value-type="float">
            <text:p>0.4415874779</text:p>
          </table:table-cell>
          <table:table-cell office:value-type="float" office:value="0.305798918009" calcext:value-type="float">
            <text:p>0.305798918</text:p>
          </table:table-cell>
          <table:table-cell office:value-type="float" office:value="0.289579600096" calcext:value-type="float">
            <text:p>0.2895796001</text:p>
          </table:table-cell>
          <table:table-cell office:value-type="float" office:value="0.714361310005" calcext:value-type="float">
            <text:p>0.714361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89504289627" calcext:value-type="float">
            <text:p>0.2895042896</text:p>
          </table:table-cell>
          <table:table-cell office:value-type="float" office:value="0.298650950193" calcext:value-type="float">
            <text:p>0.2986509502</text:p>
          </table:table-cell>
          <table:table-cell office:value-type="float" office:value="0.401877552271" calcext:value-type="float">
            <text:p>0.4018775523</text:p>
          </table:table-cell>
          <table:table-cell office:value-type="float" office:value="0.683951973915" calcext:value-type="float">
            <text:p>0.6839519739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86065161228" calcext:value-type="float">
            <text:p>0.2860651612</text:p>
          </table:table-cell>
          <table:table-cell office:value-type="float" office:value="0.300307154655" calcext:value-type="float">
            <text:p>0.3003071547</text:p>
          </table:table-cell>
          <table:table-cell office:value-type="float" office:value="0.287362933159" calcext:value-type="float">
            <text:p>0.2873629332</text:p>
          </table:table-cell>
          <table:table-cell office:value-type="float" office:value="0.747519850731" calcext:value-type="float">
            <text:p>0.74751985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2986750603" calcext:value-type="float">
            <text:p>0.2929867506</text:p>
          </table:table-cell>
          <table:table-cell office:value-type="float" office:value="0.297354191542" calcext:value-type="float">
            <text:p>0.2973541915</text:p>
          </table:table-cell>
          <table:table-cell office:value-type="float" office:value="0.284765005112" calcext:value-type="float">
            <text:p>0.2847650051</text:p>
          </table:table-cell>
          <table:table-cell office:value-type="float" office:value="0.664391636848" calcext:value-type="float">
            <text:p>0.6643916368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4669408798" calcext:value-type="float">
            <text:p>0.2746694088</text:p>
          </table:table-cell>
          <table:table-cell office:value-type="float" office:value="0.301503032446" calcext:value-type="float">
            <text:p>0.3015030324</text:p>
          </table:table-cell>
          <table:table-cell office:value-type="float" office:value="0.302879035473" calcext:value-type="float">
            <text:p>0.3028790355</text:p>
          </table:table-cell>
          <table:table-cell office:value-type="float" office:value="0.652141571045" calcext:value-type="float">
            <text:p>0.652141571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91935324669" calcext:value-type="float">
            <text:p>0.2919353247</text:p>
          </table:table-cell>
          <table:table-cell office:value-type="float" office:value="0.296589165926" calcext:value-type="float">
            <text:p>0.2965891659</text:p>
          </table:table-cell>
          <table:table-cell office:value-type="float" office:value="0.28369346261" calcext:value-type="float">
            <text:p>0.2836934626</text:p>
          </table:table-cell>
          <table:table-cell office:value-type="float" office:value="0.658354580402" calcext:value-type="float">
            <text:p>0.6583545804</text:p>
          </table:table-cell>
        </table:table-row>
      </table:table>
      <table:table table:name="cost" table:style-name="ta1">
        <table:shapes>
          <draw:frame draw:z-index="0" draw:style-name="gr1" draw:text-style-name="P1" svg:width="444.36pt" svg:height="329.78pt" svg:x="564.09pt" svg:y="51.96pt">
            <loext:p draw:notify-on-update-of-ranges="cost.B6:cost.B66 cost.B6:cost.B66 cost.D5:cost.D5 cost.D6:cost.D66 cost.B6:cost.B66 cost.E5:cost.E5 cost.E6:cost.E66 cost.B6:cost.B66 cost.F5:cost.F5 cost.F6:cost.F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rning rate and epsilon 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2740600109" calcext:value-type="float">
            <text:p>1.1274060011</text:p>
          </table:table-cell>
          <table:table-cell office:value-type="float" office:value="1.07352900505" calcext:value-type="float">
            <text:p>1.0735290051</text:p>
          </table:table-cell>
          <table:table-cell office:value-type="float" office:value="1.12088644505" calcext:value-type="float">
            <text:p>1.1208864451</text:p>
          </table:table-cell>
          <table:table-cell office:value-type="float" office:value="1.09006750584" calcext:value-type="float">
            <text:p>1.09006750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44084048271" calcext:value-type="float">
            <text:p>0.9440840483</text:p>
          </table:table-cell>
          <table:table-cell office:value-type="float" office:value="0.921948313713" calcext:value-type="float">
            <text:p>0.9219483137</text:p>
          </table:table-cell>
          <table:table-cell office:value-type="float" office:value="0.904475331306" calcext:value-type="float">
            <text:p>0.9044753313</text:p>
          </table:table-cell>
          <table:table-cell office:value-type="float" office:value="0.926830768585" calcext:value-type="float">
            <text:p>0.926830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73244822025" calcext:value-type="float">
            <text:p>0.873244822</text:p>
          </table:table-cell>
          <table:table-cell office:value-type="float" office:value="0.819379210472" calcext:value-type="float">
            <text:p>0.8193792105</text:p>
          </table:table-cell>
          <table:table-cell office:value-type="float" office:value="0.804766476154" calcext:value-type="float">
            <text:p>0.8047664762</text:p>
          </table:table-cell>
          <table:table-cell office:value-type="float" office:value="0.819547832012" calcext:value-type="float">
            <text:p>0.8195478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49043166637" calcext:value-type="float">
            <text:p>0.7490431666</text:p>
          </table:table-cell>
          <table:table-cell office:value-type="float" office:value="0.700105786324" calcext:value-type="float">
            <text:p>0.7001057863</text:p>
          </table:table-cell>
          <table:table-cell office:value-type="float" office:value="0.741490364075" calcext:value-type="float">
            <text:p>0.7414903641</text:p>
          </table:table-cell>
          <table:table-cell office:value-type="float" office:value="0.726513445377" calcext:value-type="float">
            <text:p>0.72651344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70159697533" calcext:value-type="float">
            <text:p>0.6701596975</text:p>
          </table:table-cell>
          <table:table-cell office:value-type="float" office:value="0.581903159618" calcext:value-type="float">
            <text:p>0.5819031596</text:p>
          </table:table-cell>
          <table:table-cell office:value-type="float" office:value="0.626551985741" calcext:value-type="float">
            <text:p>0.6265519857</text:p>
          </table:table-cell>
          <table:table-cell office:value-type="float" office:value="0.655725300312" calcext:value-type="float">
            <text:p>0.65572530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6716799736" calcext:value-type="float">
            <text:p>0.5671679974</text:p>
          </table:table-cell>
          <table:table-cell office:value-type="float" office:value="0.458959579468" calcext:value-type="float">
            <text:p>0.4589595795</text:p>
          </table:table-cell>
          <table:table-cell office:value-type="float" office:value="0.494808197021" calcext:value-type="float">
            <text:p>0.494808197</text:p>
          </table:table-cell>
          <table:table-cell office:value-type="float" office:value="0.616973459721" calcext:value-type="float">
            <text:p>0.616973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7031064034" calcext:value-type="float">
            <text:p>0.527031064</text:p>
          </table:table-cell>
          <table:table-cell office:value-type="float" office:value="0.386021196842" calcext:value-type="float">
            <text:p>0.3860211968</text:p>
          </table:table-cell>
          <table:table-cell office:value-type="float" office:value="0.416143596172" calcext:value-type="float">
            <text:p>0.4161435962</text:p>
          </table:table-cell>
          <table:table-cell office:value-type="float" office:value="0.564822733402" calcext:value-type="float">
            <text:p>0.56482273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442775934935" calcext:value-type="float">
            <text:p>0.4427759349</text:p>
          </table:table-cell>
          <table:table-cell office:value-type="float" office:value="0.347366720438" calcext:value-type="float">
            <text:p>0.3473667204</text:p>
          </table:table-cell>
          <table:table-cell office:value-type="float" office:value="0.34908503294" calcext:value-type="float">
            <text:p>0.3490850329</text:p>
          </table:table-cell>
          <table:table-cell office:value-type="float" office:value="0.530693471432" calcext:value-type="float">
            <text:p>0.53069347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01244282722" calcext:value-type="float">
            <text:p>0.4012442827</text:p>
          </table:table-cell>
          <table:table-cell office:value-type="float" office:value="0.33801010251" calcext:value-type="float">
            <text:p>0.3380101025</text:p>
          </table:table-cell>
          <table:table-cell office:value-type="float" office:value="0.331646203995" calcext:value-type="float">
            <text:p>0.331646204</text:p>
          </table:table-cell>
          <table:table-cell office:value-type="float" office:value="0.498189389706" calcext:value-type="float">
            <text:p>0.49818938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6446800828" calcext:value-type="float">
            <text:p>0.3644680083</text:p>
          </table:table-cell>
          <table:table-cell office:value-type="float" office:value="0.325625658035" calcext:value-type="float">
            <text:p>0.325625658</text:p>
          </table:table-cell>
          <table:table-cell office:value-type="float" office:value="0.333626329899" calcext:value-type="float">
            <text:p>0.3336263299</text:p>
          </table:table-cell>
          <table:table-cell office:value-type="float" office:value="0.443502664566" calcext:value-type="float">
            <text:p>0.44350266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353994905949" calcext:value-type="float">
            <text:p>0.3539949059</text:p>
          </table:table-cell>
          <table:table-cell office:value-type="float" office:value="0.318796932697" calcext:value-type="float">
            <text:p>0.3187969327</text:p>
          </table:table-cell>
          <table:table-cell office:value-type="float" office:value="0.315379709005" calcext:value-type="float">
            <text:p>0.315379709</text:p>
          </table:table-cell>
          <table:table-cell office:value-type="float" office:value="0.412244290113" calcext:value-type="float">
            <text:p>0.41224429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45268845558" calcext:value-type="float">
            <text:p>0.3452688456</text:p>
          </table:table-cell>
          <table:table-cell office:value-type="float" office:value="0.307128399611" calcext:value-type="float">
            <text:p>0.3071283996</text:p>
          </table:table-cell>
          <table:table-cell office:value-type="float" office:value="0.30885207653" calcext:value-type="float">
            <text:p>0.3088520765</text:p>
          </table:table-cell>
          <table:table-cell office:value-type="float" office:value="0.382190495729" calcext:value-type="float">
            <text:p>0.382190495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40577155352" calcext:value-type="float">
            <text:p>0.3405771554</text:p>
          </table:table-cell>
          <table:table-cell office:value-type="float" office:value="0.812770664692" calcext:value-type="float">
            <text:p>0.8127706647</text:p>
          </table:table-cell>
          <table:table-cell office:value-type="float" office:value="0.309119641781" calcext:value-type="float">
            <text:p>0.3091196418</text:p>
          </table:table-cell>
          <table:table-cell office:value-type="float" office:value="0.361848086119" calcext:value-type="float">
            <text:p>0.361848086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79630059004" calcext:value-type="float">
            <text:p>0.379630059</text:p>
          </table:table-cell>
          <table:table-cell office:value-type="float" office:value="0.356161892414" calcext:value-type="float">
            <text:p>0.3561618924</text:p>
          </table:table-cell>
          <table:table-cell office:value-type="float" office:value="0.302063554525" calcext:value-type="float">
            <text:p>0.3020635545</text:p>
          </table:table-cell>
          <table:table-cell office:value-type="float" office:value="0.343493133783" calcext:value-type="float">
            <text:p>0.343493133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14918279648" calcext:value-type="float">
            <text:p>0.3149182796</text:p>
          </table:table-cell>
          <table:table-cell office:value-type="float" office:value="0.297141492367" calcext:value-type="float">
            <text:p>0.2971414924</text:p>
          </table:table-cell>
          <table:table-cell office:value-type="float" office:value="0.308214724064" calcext:value-type="float">
            <text:p>0.3082147241</text:p>
          </table:table-cell>
          <table:table-cell office:value-type="float" office:value="0.32263019681" calcext:value-type="float">
            <text:p>0.322630196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12763750553" calcext:value-type="float">
            <text:p>0.3127637506</text:p>
          </table:table-cell>
          <table:table-cell office:value-type="float" office:value="0.29591935873" calcext:value-type="float">
            <text:p>0.2959193587</text:p>
          </table:table-cell>
          <table:table-cell office:value-type="float" office:value="0.300668209791" calcext:value-type="float">
            <text:p>0.3006682098</text:p>
          </table:table-cell>
          <table:table-cell office:value-type="float" office:value="0.309654265642" calcext:value-type="float">
            <text:p>0.309654265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01660090685" calcext:value-type="float">
            <text:p>0.3016600907</text:p>
          </table:table-cell>
          <table:table-cell office:value-type="float" office:value="0.304887354374" calcext:value-type="float">
            <text:p>0.3048873544</text:p>
          </table:table-cell>
          <table:table-cell office:value-type="float" office:value="0.414635300636" calcext:value-type="float">
            <text:p>0.4146353006</text:p>
          </table:table-cell>
          <table:table-cell office:value-type="float" office:value="0.316660404205" calcext:value-type="float">
            <text:p>0.316660404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13160896301" calcext:value-type="float">
            <text:p>0.3131608963</text:p>
          </table:table-cell>
          <table:table-cell office:value-type="float" office:value="0.287549614906" calcext:value-type="float">
            <text:p>0.2875496149</text:p>
          </table:table-cell>
          <table:table-cell office:value-type="float" office:value="0.317927956581" calcext:value-type="float">
            <text:p>0.3179279566</text:p>
          </table:table-cell>
          <table:table-cell office:value-type="float" office:value="0.296582370996" calcext:value-type="float">
            <text:p>0.2965823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09035599232" calcext:value-type="float">
            <text:p>0.3090355992</text:p>
          </table:table-cell>
          <table:table-cell office:value-type="float" office:value="0.288537621498" calcext:value-type="float">
            <text:p>0.2885376215</text:p>
          </table:table-cell>
          <table:table-cell office:value-type="float" office:value="0.320978462696" calcext:value-type="float">
            <text:p>0.3209784627</text:p>
          </table:table-cell>
          <table:table-cell office:value-type="float" office:value="0.295766860247" calcext:value-type="float">
            <text:p>0.295766860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226522446" calcext:value-type="float">
            <text:p>0.2992265224</text:p>
          </table:table-cell>
          <table:table-cell office:value-type="float" office:value="0.294676423073" calcext:value-type="float">
            <text:p>0.2946764231</text:p>
          </table:table-cell>
          <table:table-cell office:value-type="float" office:value="0.28860026598" calcext:value-type="float">
            <text:p>0.288600266</text:p>
          </table:table-cell>
          <table:table-cell office:value-type="float" office:value="0.299597322941" calcext:value-type="float">
            <text:p>0.29959732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2562296391" calcext:value-type="float">
            <text:p>0.3025622964</text:p>
          </table:table-cell>
          <table:table-cell office:value-type="float" office:value="0.284863382578" calcext:value-type="float">
            <text:p>0.2848633826</text:p>
          </table:table-cell>
          <table:table-cell office:value-type="float" office:value="0.304088175297" calcext:value-type="float">
            <text:p>0.3040881753</text:p>
          </table:table-cell>
          <table:table-cell office:value-type="float" office:value="0.282386004925" calcext:value-type="float">
            <text:p>0.282386004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98471450806" calcext:value-type="float">
            <text:p>0.2984714508</text:p>
          </table:table-cell>
          <table:table-cell office:value-type="float" office:value="0.28542214632" calcext:value-type="float">
            <text:p>0.2854221463</text:p>
          </table:table-cell>
          <table:table-cell office:value-type="float" office:value="0.291998744011" calcext:value-type="float">
            <text:p>0.291998744</text:p>
          </table:table-cell>
          <table:table-cell office:value-type="float" office:value="0.289852559566" calcext:value-type="float">
            <text:p>0.28985255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06060105562" calcext:value-type="float">
            <text:p>0.3060601056</text:p>
          </table:table-cell>
          <table:table-cell office:value-type="float" office:value="0.287393987179" calcext:value-type="float">
            <text:p>0.2873939872</text:p>
          </table:table-cell>
          <table:table-cell office:value-type="float" office:value="0.290186822414" calcext:value-type="float">
            <text:p>0.2901868224</text:p>
          </table:table-cell>
          <table:table-cell office:value-type="float" office:value="0.294867426157" calcext:value-type="float">
            <text:p>0.294867426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05918067694" calcext:value-type="float">
            <text:p>0.3059180677</text:p>
          </table:table-cell>
          <table:table-cell office:value-type="float" office:value="0.290700763464" calcext:value-type="float">
            <text:p>0.2907007635</text:p>
          </table:table-cell>
          <table:table-cell office:value-type="float" office:value="0.29755371809" calcext:value-type="float">
            <text:p>0.2975537181</text:p>
          </table:table-cell>
          <table:table-cell office:value-type="float" office:value="0.281011492014" calcext:value-type="float">
            <text:p>0.28101149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00581872463" calcext:value-type="float">
            <text:p>0.3005818725</text:p>
          </table:table-cell>
          <table:table-cell office:value-type="float" office:value="0.290532410145" calcext:value-type="float">
            <text:p>0.2905324101</text:p>
          </table:table-cell>
          <table:table-cell office:value-type="float" office:value="0.292846441269" calcext:value-type="float">
            <text:p>0.2928464413</text:p>
          </table:table-cell>
          <table:table-cell office:value-type="float" office:value="0.286534160376" calcext:value-type="float">
            <text:p>0.286534160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0284923315" calcext:value-type="float">
            <text:p>0.3028492332</text:p>
          </table:table-cell>
          <table:table-cell office:value-type="float" office:value="0.400816321373" calcext:value-type="float">
            <text:p>0.4008163214</text:p>
          </table:table-cell>
          <table:table-cell office:value-type="float" office:value="0.29789686203" calcext:value-type="float">
            <text:p>0.297896862</text:p>
          </table:table-cell>
          <table:table-cell office:value-type="float" office:value="0.290146738291" calcext:value-type="float">
            <text:p>0.29014673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49948597" calcext:value-type="float">
            <text:p>0.301499486</text:p>
          </table:table-cell>
          <table:table-cell office:value-type="float" office:value="0.294770717621" calcext:value-type="float">
            <text:p>0.2947707176</text:p>
          </table:table-cell>
          <table:table-cell office:value-type="float" office:value="0.293356031179" calcext:value-type="float">
            <text:p>0.2933560312</text:p>
          </table:table-cell>
          <table:table-cell office:value-type="float" office:value="0.283869683743" calcext:value-type="float">
            <text:p>0.2838696837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389294982" calcext:value-type="float">
            <text:p>0.2938929498</text:p>
          </table:table-cell>
          <table:table-cell office:value-type="float" office:value="0.294553518295" calcext:value-type="float">
            <text:p>0.2945535183</text:p>
          </table:table-cell>
          <table:table-cell office:value-type="float" office:value="0.288763850927" calcext:value-type="float">
            <text:p>0.2887638509</text:p>
          </table:table-cell>
          <table:table-cell office:value-type="float" office:value="0.292083024979" calcext:value-type="float">
            <text:p>0.29208302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03671211004" calcext:value-type="float">
            <text:p>0.303671211</text:p>
          </table:table-cell>
          <table:table-cell office:value-type="float" office:value="0.28311175108" calcext:value-type="float">
            <text:p>0.2831117511</text:p>
          </table:table-cell>
          <table:table-cell office:value-type="float" office:value="0.305913865566" calcext:value-type="float">
            <text:p>0.3059138656</text:p>
          </table:table-cell>
          <table:table-cell office:value-type="float" office:value="0.285975247622" calcext:value-type="float">
            <text:p>0.285975247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02555203438" calcext:value-type="float">
            <text:p>0.3025552034</text:p>
          </table:table-cell>
          <table:table-cell office:value-type="float" office:value="0.289714127779" calcext:value-type="float">
            <text:p>0.2897141278</text:p>
          </table:table-cell>
          <table:table-cell office:value-type="float" office:value="0.294615238905" calcext:value-type="float">
            <text:p>0.2946152389</text:p>
          </table:table-cell>
          <table:table-cell office:value-type="float" office:value="0.278032362461" calcext:value-type="float">
            <text:p>0.278032362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5527935028" calcext:value-type="float">
            <text:p>0.295527935</text:p>
          </table:table-cell>
          <table:table-cell office:value-type="float" office:value="0.298940002918" calcext:value-type="float">
            <text:p>0.2989400029</text:p>
          </table:table-cell>
          <table:table-cell office:value-type="float" office:value="0.712734818459" calcext:value-type="float">
            <text:p>0.7127348185</text:p>
          </table:table-cell>
          <table:table-cell office:value-type="float" office:value="0.29063051939" calcext:value-type="float">
            <text:p>0.2906305194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40366590023" calcext:value-type="float">
            <text:p>0.4036659002</text:p>
          </table:table-cell>
          <table:table-cell office:value-type="float" office:value="0.283274948597" calcext:value-type="float">
            <text:p>0.2832749486</text:p>
          </table:table-cell>
          <table:table-cell office:value-type="float" office:value="0.622971534729" calcext:value-type="float">
            <text:p>0.6229715347</text:p>
          </table:table-cell>
          <table:table-cell office:value-type="float" office:value="0.391443490982" calcext:value-type="float">
            <text:p>0.3914434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10957461596" calcext:value-type="float">
            <text:p>0.3109574616</text:p>
          </table:table-cell>
          <table:table-cell office:value-type="float" office:value="0.280391782522" calcext:value-type="float">
            <text:p>0.2803917825</text:p>
          </table:table-cell>
          <table:table-cell office:value-type="float" office:value="0.562142372131" calcext:value-type="float">
            <text:p>0.5621423721</text:p>
          </table:table-cell>
          <table:table-cell office:value-type="float" office:value="0.285016715527" calcext:value-type="float">
            <text:p>0.2850167155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304669082165" calcext:value-type="float">
            <text:p>0.3046690822</text:p>
          </table:table-cell>
          <table:table-cell office:value-type="float" office:value="0.286868482828" calcext:value-type="float">
            <text:p>0.2868684828</text:p>
          </table:table-cell>
          <table:table-cell office:value-type="float" office:value="0.412156820297" calcext:value-type="float">
            <text:p>0.4121568203</text:p>
          </table:table-cell>
          <table:table-cell office:value-type="float" office:value="0.291978567839" calcext:value-type="float">
            <text:p>0.29197856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4081022739" calcext:value-type="float">
            <text:p>0.3040810227</text:p>
          </table:table-cell>
          <table:table-cell office:value-type="float" office:value="0.286483734846" calcext:value-type="float">
            <text:p>0.2864837348</text:p>
          </table:table-cell>
          <table:table-cell office:value-type="float" office:value="0.397561728954" calcext:value-type="float">
            <text:p>0.397561729</text:p>
          </table:table-cell>
          <table:table-cell office:value-type="float" office:value="0.274771749973" calcext:value-type="float">
            <text:p>0.2747717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7544717789" calcext:value-type="float">
            <text:p>0.2975447178</text:p>
          </table:table-cell>
          <table:table-cell office:value-type="float" office:value="0.288983464241" calcext:value-type="float">
            <text:p>0.2889834642</text:p>
          </table:table-cell>
          <table:table-cell office:value-type="float" office:value="0.327667564154" calcext:value-type="float">
            <text:p>0.3276675642</text:p>
          </table:table-cell>
          <table:table-cell office:value-type="float" office:value="0.284147441387" calcext:value-type="float">
            <text:p>0.2841474414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04256975651" calcext:value-type="float">
            <text:p>0.3042569757</text:p>
          </table:table-cell>
          <table:table-cell office:value-type="float" office:value="0.284396052361" calcext:value-type="float">
            <text:p>0.2843960524</text:p>
          </table:table-cell>
          <table:table-cell office:value-type="float" office:value="0.304278582335" calcext:value-type="float">
            <text:p>0.3042785823</text:p>
          </table:table-cell>
          <table:table-cell office:value-type="float" office:value="0.285887867212" calcext:value-type="float">
            <text:p>0.285887867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0547113419" calcext:value-type="float">
            <text:p>0.3105471134</text:p>
          </table:table-cell>
          <table:table-cell office:value-type="float" office:value="0.286378771067" calcext:value-type="float">
            <text:p>0.2863787711</text:p>
          </table:table-cell>
          <table:table-cell office:value-type="float" office:value="0.300684928894" calcext:value-type="float">
            <text:p>0.3006849289</text:p>
          </table:table-cell>
          <table:table-cell office:value-type="float" office:value="0.278079271317" calcext:value-type="float">
            <text:p>0.278079271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9044981" calcext:value-type="float">
            <text:p>0.2940904498</text:p>
          </table:table-cell>
          <table:table-cell office:value-type="float" office:value="0.440455019474" calcext:value-type="float">
            <text:p>0.4404550195</text:p>
          </table:table-cell>
          <table:table-cell office:value-type="float" office:value="0.293984770775" calcext:value-type="float">
            <text:p>0.2939847708</text:p>
          </table:table-cell>
          <table:table-cell office:value-type="float" office:value="0.290756464005" calcext:value-type="float">
            <text:p>0.29075646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2331149578" calcext:value-type="float">
            <text:p>0.3023311496</text:p>
          </table:table-cell>
          <table:table-cell office:value-type="float" office:value="0.290303349495" calcext:value-type="float">
            <text:p>0.2903033495</text:p>
          </table:table-cell>
          <table:table-cell office:value-type="float" office:value="0.303230524063" calcext:value-type="float">
            <text:p>0.3032305241</text:p>
          </table:table-cell>
          <table:table-cell office:value-type="float" office:value="0.301673680544" calcext:value-type="float">
            <text:p>0.301673680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02365541458" calcext:value-type="float">
            <text:p>0.3023655415</text:p>
          </table:table-cell>
          <table:table-cell office:value-type="float" office:value="0.287510931492" calcext:value-type="float">
            <text:p>0.2875109315</text:p>
          </table:table-cell>
          <table:table-cell office:value-type="float" office:value="0.297152727842" calcext:value-type="float">
            <text:p>0.2971527278</text:p>
          </table:table-cell>
          <table:table-cell office:value-type="float" office:value="0.280200600624" calcext:value-type="float">
            <text:p>0.280200600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247159243" calcext:value-type="float">
            <text:p>0.2912471592</text:p>
          </table:table-cell>
          <table:table-cell office:value-type="float" office:value="0.296134412289" calcext:value-type="float">
            <text:p>0.2961344123</text:p>
          </table:table-cell>
          <table:table-cell office:value-type="float" office:value="0.382311850786" calcext:value-type="float">
            <text:p>0.3823118508</text:p>
          </table:table-cell>
          <table:table-cell office:value-type="float" office:value="0.291696697474" calcext:value-type="float">
            <text:p>0.291696697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05791676044" calcext:value-type="float">
            <text:p>0.305791676</text:p>
          </table:table-cell>
          <table:table-cell office:value-type="float" office:value="0.282656431198" calcext:value-type="float">
            <text:p>0.2826564312</text:p>
          </table:table-cell>
          <table:table-cell office:value-type="float" office:value="0.304609358311" calcext:value-type="float">
            <text:p>0.3046093583</text:p>
          </table:table-cell>
          <table:table-cell office:value-type="float" office:value="0.282818198204" calcext:value-type="float">
            <text:p>0.282818198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06091248989" calcext:value-type="float">
            <text:p>0.306091249</text:p>
          </table:table-cell>
          <table:table-cell office:value-type="float" office:value="0.284952491522" calcext:value-type="float">
            <text:p>0.2849524915</text:p>
          </table:table-cell>
          <table:table-cell office:value-type="float" office:value="0.290184676647" calcext:value-type="float">
            <text:p>0.2901846766</text:p>
          </table:table-cell>
          <table:table-cell office:value-type="float" office:value="0.282251209021" calcext:value-type="float">
            <text:p>0.2822512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4333457947" calcext:value-type="float">
            <text:p>0.2943334579</text:p>
          </table:table-cell>
          <table:table-cell office:value-type="float" office:value="0.29241797328" calcext:value-type="float">
            <text:p>0.2924179733</text:p>
          </table:table-cell>
          <table:table-cell office:value-type="float" office:value="0.286159515381" calcext:value-type="float">
            <text:p>0.2861595154</text:p>
          </table:table-cell>
          <table:table-cell office:value-type="float" office:value="0.290602147579" calcext:value-type="float">
            <text:p>0.290602147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97098457813" calcext:value-type="float">
            <text:p>0.2970984578</text:p>
          </table:table-cell>
          <table:table-cell office:value-type="float" office:value="0.282366484404" calcext:value-type="float">
            <text:p>0.2823664844</text:p>
          </table:table-cell>
          <table:table-cell office:value-type="float" office:value="0.302612602711" calcext:value-type="float">
            <text:p>0.3026126027</text:p>
          </table:table-cell>
          <table:table-cell office:value-type="float" office:value="0.276904076338" calcext:value-type="float">
            <text:p>0.2769040763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4716358185" calcext:value-type="float">
            <text:p>0.2947163582</text:p>
          </table:table-cell>
          <table:table-cell office:value-type="float" office:value="0.283600389957" calcext:value-type="float">
            <text:p>0.28360039</text:p>
          </table:table-cell>
          <table:table-cell office:value-type="float" office:value="0.290928065777" calcext:value-type="float">
            <text:p>0.2909280658</text:p>
          </table:table-cell>
          <table:table-cell office:value-type="float" office:value="0.285075992346" calcext:value-type="float">
            <text:p>0.285075992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0318158865" calcext:value-type="float">
            <text:p>0.3031815887</text:p>
          </table:table-cell>
          <table:table-cell office:value-type="float" office:value="0.286364048719" calcext:value-type="float">
            <text:p>0.2863640487</text:p>
          </table:table-cell>
          <table:table-cell office:value-type="float" office:value="0.290258258581" calcext:value-type="float">
            <text:p>0.2902582586</text:p>
          </table:table-cell>
          <table:table-cell office:value-type="float" office:value="0.291725456715" calcext:value-type="float">
            <text:p>0.2917254567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700259566307" calcext:value-type="float">
            <text:p>0.7002595663</text:p>
          </table:table-cell>
          <table:table-cell office:value-type="float" office:value="0.289751261473" calcext:value-type="float">
            <text:p>0.2897512615</text:p>
          </table:table-cell>
          <table:table-cell office:value-type="float" office:value="0.319923818111" calcext:value-type="float">
            <text:p>0.3199238181</text:p>
          </table:table-cell>
          <table:table-cell office:value-type="float" office:value="0.275266557932" calcext:value-type="float">
            <text:p>0.275266557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69819313288" calcext:value-type="float">
            <text:p>0.3698193133</text:p>
          </table:table-cell>
          <table:table-cell office:value-type="float" office:value="0.289954870939" calcext:value-type="float">
            <text:p>0.2899548709</text:p>
          </table:table-cell>
          <table:table-cell office:value-type="float" office:value="0.295296907425" calcext:value-type="float">
            <text:p>0.2952969074</text:p>
          </table:table-cell>
          <table:table-cell office:value-type="float" office:value="0.282479673624" calcext:value-type="float">
            <text:p>0.282479673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14968198538" calcext:value-type="float">
            <text:p>0.3149681985</text:p>
          </table:table-cell>
          <table:table-cell office:value-type="float" office:value="0.278635591269" calcext:value-type="float">
            <text:p>0.2786355913</text:p>
          </table:table-cell>
          <table:table-cell office:value-type="float" office:value="0.299284636974" calcext:value-type="float">
            <text:p>0.299284637</text:p>
          </table:table-cell>
          <table:table-cell office:value-type="float" office:value="0.287392020226" calcext:value-type="float">
            <text:p>0.287392020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07162970304" calcext:value-type="float">
            <text:p>0.3071629703</text:p>
          </table:table-cell>
          <table:table-cell office:value-type="float" office:value="0.285820186138" calcext:value-type="float">
            <text:p>0.2858201861</text:p>
          </table:table-cell>
          <table:table-cell office:value-type="float" office:value="0.293447375298" calcext:value-type="float">
            <text:p>0.2934473753</text:p>
          </table:table-cell>
          <table:table-cell office:value-type="float" office:value="0.280103445053" calcext:value-type="float">
            <text:p>0.280103445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5223206282" calcext:value-type="float">
            <text:p>0.2952232063</text:p>
          </table:table-cell>
          <table:table-cell office:value-type="float" office:value="0.291883379221" calcext:value-type="float">
            <text:p>0.2918833792</text:p>
          </table:table-cell>
          <table:table-cell office:value-type="float" office:value="0.289144217968" calcext:value-type="float">
            <text:p>0.289144218</text:p>
          </table:table-cell>
          <table:table-cell office:value-type="float" office:value="0.292062789202" calcext:value-type="float">
            <text:p>0.2920627892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02474200726" calcext:value-type="float">
            <text:p>0.3024742007</text:p>
          </table:table-cell>
          <table:table-cell office:value-type="float" office:value="0.281387001276" calcext:value-type="float">
            <text:p>0.2813870013</text:p>
          </table:table-cell>
          <table:table-cell office:value-type="float" office:value="0.306270509958" calcext:value-type="float">
            <text:p>0.30627051</text:p>
          </table:table-cell>
          <table:table-cell office:value-type="float" office:value="0.284651994705" calcext:value-type="float">
            <text:p>0.284651994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02488327026" calcext:value-type="float">
            <text:p>0.302488327</text:p>
          </table:table-cell>
          <table:table-cell office:value-type="float" office:value="0.28879404068" calcext:value-type="float">
            <text:p>0.2887940407</text:p>
          </table:table-cell>
          <table:table-cell office:value-type="float" office:value="0.294767022133" calcext:value-type="float">
            <text:p>0.2947670221</text:p>
          </table:table-cell>
          <table:table-cell office:value-type="float" office:value="0.277656495571" calcext:value-type="float">
            <text:p>0.277656495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95725047588" calcext:value-type="float">
            <text:p>0.2957250476</text:p>
          </table:table-cell>
          <table:table-cell office:value-type="float" office:value="0.297563552856" calcext:value-type="float">
            <text:p>0.2975635529</text:p>
          </table:table-cell>
          <table:table-cell office:value-type="float" office:value="0.288110733032" calcext:value-type="float">
            <text:p>0.288110733</text:p>
          </table:table-cell>
          <table:table-cell office:value-type="float" office:value="0.441587477922" calcext:value-type="float">
            <text:p>0.4415874779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04191768169" calcext:value-type="float">
            <text:p>0.3041917682</text:p>
          </table:table-cell>
          <table:table-cell office:value-type="float" office:value="0.282674372196" calcext:value-type="float">
            <text:p>0.2826743722</text:p>
          </table:table-cell>
          <table:table-cell office:value-type="float" office:value="0.29938018322" calcext:value-type="float">
            <text:p>0.2993801832</text:p>
          </table:table-cell>
          <table:table-cell office:value-type="float" office:value="0.289504289627" calcext:value-type="float">
            <text:p>0.289504289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9564659595" calcext:value-type="float">
            <text:p>0.2995646596</text:p>
          </table:table-cell>
          <table:table-cell office:value-type="float" office:value="0.712891101837" calcext:value-type="float">
            <text:p>0.7128911018</text:p>
          </table:table-cell>
          <table:table-cell office:value-type="float" office:value="0.288522005081" calcext:value-type="float">
            <text:p>0.2885220051</text:p>
          </table:table-cell>
          <table:table-cell office:value-type="float" office:value="0.286065161228" calcext:value-type="float">
            <text:p>0.28606516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9083888531" calcext:value-type="float">
            <text:p>0.2990838885</text:p>
          </table:table-cell>
          <table:table-cell office:value-type="float" office:value="0.409933298826" calcext:value-type="float">
            <text:p>0.4099332988</text:p>
          </table:table-cell>
          <table:table-cell office:value-type="float" office:value="0.294181287289" calcext:value-type="float">
            <text:p>0.2941812873</text:p>
          </table:table-cell>
          <table:table-cell office:value-type="float" office:value="0.292986750603" calcext:value-type="float">
            <text:p>0.292986750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0541023612" calcext:value-type="float">
            <text:p>0.3054102361</text:p>
          </table:table-cell>
          <table:table-cell office:value-type="float" office:value="0.302884191275" calcext:value-type="float">
            <text:p>0.3028841913</text:p>
          </table:table-cell>
          <table:table-cell office:value-type="float" office:value="0.305337011814" calcext:value-type="float">
            <text:p>0.3053370118</text:p>
          </table:table-cell>
          <table:table-cell office:value-type="float" office:value="0.274669408798" calcext:value-type="float">
            <text:p>0.2746694088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300277620554" calcext:value-type="float">
            <text:p>0.3002776206</text:p>
          </table:table-cell>
          <table:table-cell office:value-type="float" office:value="0.290893852711" calcext:value-type="float">
            <text:p>0.2908938527</text:p>
          </table:table-cell>
          <table:table-cell office:value-type="float" office:value="0.292298734188" calcext:value-type="float">
            <text:p>0.2922987342</text:p>
          </table:table-cell>
          <table:table-cell office:value-type="float" office:value="0.291935324669" calcext:value-type="float">
            <text:p>0.291935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7:02:53.495155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05.601913784</meta:creation-date>
    <dc:date>2017-08-05T21:38:56.748009587</dc:date>
    <meta:editing-duration>PT18H16M4S</meta:editing-duration>
    <meta:editing-cycles>44</meta:editing-cycles>
    <meta:generator>LibreOffice/5.1.6.2$Linux_X86_64 LibreOffice_project/10m0$Build-2</meta:generator>
    <meta:document-statistic meta:table-count="7" meta:cell-count="2254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1:Sheet1.I12" chart:data-source-has-labels="row" svg:x="1.331cm" svg:y="0.18cm" svg:width="14.349cm" svg:height="7.659cm">
          <chartooo:coordinate-region svg:x="2.508cm" svg:y="0.18cm" svg:width="13.172cm" svg:height="4.048cm"/>
          <chart:axis chart:dimension="x" chart:name="primary-x" chart:style-name="ch3" chartooo:axis-type="auto">
            <chartooo:date-scale/>
            <chart:title svg:x="7.866cm" svg:y="8.019cm" chart:style-name="ch4">
              <text:p>Classes</text:p>
            </chart:title>
            <chart:categories table:cell-range-address="Sheet1.C11:Sheet1.I11"/>
          </chart:axis>
          <chart:axis chart:dimension="y" chart:name="primary-y" chart:style-name="ch5">
            <chart:title svg:x="0.451cm" svg:y="4.979cm" chart:style-name="ch6">
              <text:p># of samples</text:p>
            </chart:title>
            <chart:grid chart:style-name="ch7" chart:class="major"/>
          </chart:axis>
          <chart:series chart:style-name="ch8" chart:values-cell-range-address="Sheet1.C12:Sheet1.I1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c</text:p>
                <draw:g>
                  <svg:desc>Sheet1.C11:Sheet1.I11</svg:desc>
                </draw:g>
              </table:table-cell>
              <table:table-cell office:value-type="string">
                <text:p>Natural sounds</text:p>
              </table:table-cell>
              <table:table-cell office:value-type="string">
                <text:p>Human sounds</text:p>
              </table:table-cell>
              <table:table-cell office:value-type="string">
                <text:p>Animal</text:p>
              </table:table-cell>
              <table:table-cell office:value-type="string">
                <text:p>Sounds of things</text:p>
              </table:table-cell>
              <table:table-cell office:value-type="string">
                <text:p>Source-ambiguous sounds</text:p>
              </table:table-cell>
              <table:table-cell office:value-type="string">
                <text:p>Channel, environment …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675">
                <text:p>8675</text:p>
                <draw:g>
                  <svg:desc>Sheet1.C12:Sheet1.I12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7862">
                <text:p>7862</text:p>
              </table:table-cell>
              <table:table-cell office:value-type="float" office:value="2438">
                <text:p>2438</text:p>
              </table:table-cell>
              <table:table-cell office:value-type="float" office:value="8282">
                <text:p>8282</text:p>
              </table:table-cell>
              <table:table-cell office:value-type="float" office:value="3255">
                <text:p>3255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learning_curve.L3:learning_curve.N64" chart:data-source-has-labels="both" svg:x="1.33cm" svg:y="0.18cm" svg:width="14.349cm" svg:height="6.882cm">
          <chartooo:coordinate-region svg:x="2.057cm" svg:y="0.379cm" svg:width="13.25cm" svg:height="6.036cm"/>
          <chart:axis chart:dimension="x" chart:name="primary-x" chart:style-name="ch4" chartooo:axis-type="auto">
            <chart:title svg:x="7.984cm" svg:y="7.242cm" chart:style-name="ch5">
              <text:p>Epoch</text:p>
            </chart:title>
            <chart:categories table:cell-range-address="learning_curve.L4:learning_curve.L64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M4:learning_curve.M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10" chart:values-cell-range-address="learning_curve.N4:learning_curve.N64" chart:label-cell-address="learning_curve.N3:learning_curve.N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179116480884">
                <text:p>0.179116480884</text:p>
                <draw:g>
                  <svg:desc>learning_curve.M4:learning_curve.M64</svg:desc>
                </draw:g>
              </table:table-cell>
              <table:table-cell office:value-type="float" office:value="0.185068152299">
                <text:p>0.185068152299</text:p>
                <draw:g>
                  <svg:desc>learning_curve.N4:learning_curve.N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18836474336">
                <text:p>0.0011883647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58490030914">
                <text:p>0.0358490030914</text:p>
              </table:table-cell>
              <table:table-cell office:value-type="float" office:value="0.0199263803681">
                <text:p>0.01992638036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2105934552">
                <text:p>0.0552105934552</text:p>
              </table:table-cell>
              <table:table-cell office:value-type="float" office:value="0.0415979009839">
                <text:p>0.04159790098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72225309072">
                <text:p>0.0872225309072</text:p>
              </table:table-cell>
              <table:table-cell office:value-type="float" office:value="0.0733295972943">
                <text:p>0.073329597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7068835441">
                <text:p>0.117068835441</text:p>
              </table:table-cell>
              <table:table-cell office:value-type="float" office:value="0.0940659276817">
                <text:p>0.09406592768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48902844474">
                <text:p>0.148902844474</text:p>
              </table:table-cell>
              <table:table-cell office:value-type="float" office:value="0.116249444833">
                <text:p>0.1162494448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65089542046">
                <text:p>0.165089542046</text:p>
              </table:table-cell>
              <table:table-cell office:value-type="float" office:value="0.115238463083">
                <text:p>0.1152384630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98913430912">
                <text:p>0.198913430912</text:p>
              </table:table-cell>
              <table:table-cell office:value-type="float" office:value="0.148615561618">
                <text:p>0.1486155616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4883726522">
                <text:p>0.264883726522</text:p>
              </table:table-cell>
              <table:table-cell office:value-type="float" office:value="0.197325964344">
                <text:p>0.197325964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9658783377">
                <text:p>0.359658783377</text:p>
              </table:table-cell>
              <table:table-cell office:value-type="float" office:value="0.257658788681">
                <text:p>0.257658788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49261762004">
                <text:p>0.349261762004</text:p>
              </table:table-cell>
              <table:table-cell office:value-type="float" office:value="0.259926679733">
                <text:p>0.2599266797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58597721852">
                <text:p>0.458597721852</text:p>
              </table:table-cell>
              <table:table-cell office:value-type="float" office:value="0.331705901264">
                <text:p>0.33170590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9372994136">
                <text:p>0.459372994136</text:p>
              </table:table-cell>
              <table:table-cell office:value-type="float" office:value="0.319402593098">
                <text:p>0.3194025930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77117125024">
                <text:p>0.677117125024</text:p>
              </table:table-cell>
              <table:table-cell office:value-type="float" office:value="0.461213124935">
                <text:p>0.4612131249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506679365487">
                <text:p>0.506679365487</text:p>
              </table:table-cell>
              <table:table-cell office:value-type="float" office:value="0.345828228536">
                <text:p>0.345828228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771670615672">
                <text:p>0.771670615672</text:p>
              </table:table-cell>
              <table:table-cell office:value-type="float" office:value="0.541272399454">
                <text:p>0.541272399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758792190552">
                <text:p>0.758792190552</text:p>
              </table:table-cell>
              <table:table-cell office:value-type="float" office:value="0.527649110016">
                <text:p>0.5276491100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807455833858">
                <text:p>0.807455833858</text:p>
              </table:table-cell>
              <table:table-cell office:value-type="float" office:value="0.566067413117">
                <text:p>0.5660674131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868565043788">
                <text:p>0.868565043788</text:p>
              </table:table-cell>
              <table:table-cell office:value-type="float" office:value="0.606561898939">
                <text:p>0.6065618989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892962146516">
                <text:p>0.892962146516</text:p>
              </table:table-cell>
              <table:table-cell office:value-type="float" office:value="0.617435587275">
                <text:p>0.61743558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857467480322">
                <text:p>0.857467480322</text:p>
              </table:table-cell>
              <table:table-cell office:value-type="float" office:value="0.608555941405">
                <text:p>0.60855594140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884715147331">
                <text:p>0.884715147331</text:p>
              </table:table-cell>
              <table:table-cell office:value-type="float" office:value="0.627976666168">
                <text:p>0.6279766661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19052940541">
                <text:p>0.919052940541</text:p>
              </table:table-cell>
              <table:table-cell office:value-type="float" office:value="0.641460884256">
                <text:p>0.641460884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04379998055">
                <text:p>0.904379998055</text:p>
              </table:table-cell>
              <table:table-cell office:value-type="float" office:value="0.638041438834">
                <text:p>0.6380414388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27414187041">
                <text:p>0.927414187041</text:p>
              </table:table-cell>
              <table:table-cell office:value-type="float" office:value="0.652806009159">
                <text:p>0.65280600915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39758561972">
                <text:p>0.939758561972</text:p>
              </table:table-cell>
              <table:table-cell office:value-type="float" office:value="0.65825828452">
                <text:p>0.658258284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562874318134">
                <text:p>0.562874318134</text:p>
              </table:table-cell>
              <table:table-cell office:value-type="float" office:value="0.413137701762">
                <text:p>0.4131377017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907730838698">
                <text:p>0.907730838698</text:p>
              </table:table-cell>
              <table:table-cell office:value-type="float" office:value="0.640082126669">
                <text:p>0.6400821266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939817846011">
                <text:p>0.939817846011</text:p>
              </table:table-cell>
              <table:table-cell office:value-type="float" office:value="0.659275611356">
                <text:p>0.6592756113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947482181642">
                <text:p>0.947482181642</text:p>
              </table:table-cell>
              <table:table-cell office:value-type="float" office:value="0.674154633494">
                <text:p>0.6741546334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965250533965">
                <text:p>0.965250533965</text:p>
              </table:table-cell>
              <table:table-cell office:value-type="float" office:value="0.675627465559">
                <text:p>0.67562746555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945160045514">
                <text:p>0.945160045514</text:p>
              </table:table-cell>
              <table:table-cell office:value-type="float" office:value="0.660685509586">
                <text:p>0.660685509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949903987408">
                <text:p>0.949903987408</text:p>
              </table:table-cell>
              <table:table-cell office:value-type="float" office:value="0.670211103983">
                <text:p>0.67021110398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945359844709">
                <text:p>0.945359844709</text:p>
              </table:table-cell>
              <table:table-cell office:value-type="float" office:value="0.665990367074">
                <text:p>0.6659903670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965118663552">
                <text:p>0.965118663552</text:p>
              </table:table-cell>
              <table:table-cell office:value-type="float" office:value="0.682276394746">
                <text:p>0.6822763947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97733711833">
                <text:p>0.97733711833</text:p>
              </table:table-cell>
              <table:table-cell office:value-type="float" office:value="0.685185844999">
                <text:p>0.685185844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982629686472">
                <text:p>0.982629686472</text:p>
              </table:table-cell>
              <table:table-cell office:value-type="float" office:value="0.691442505813">
                <text:p>0.69144250581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994718583374">
                <text:p>0.994718583374</text:p>
              </table:table-cell>
              <table:table-cell office:value-type="float" office:value="0.699158671044">
                <text:p>0.69915867104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973320520493">
                <text:p>0.973320520493</text:p>
              </table:table-cell>
              <table:table-cell office:value-type="float" office:value="0.68272240612">
                <text:p>0.682722406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5405902005">
                <text:p>0.705405902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56062594917">
                <text:p>0.956062594917</text:p>
              </table:table-cell>
              <table:table-cell office:value-type="float" office:value="0.676009144273">
                <text:p>0.6760091442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45974143347">
                <text:p>0.945974143347</text:p>
              </table:table-cell>
              <table:table-cell office:value-type="float" office:value="0.672552116309">
                <text:p>0.6725521163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50600637424">
                <text:p>0.950600637424</text:p>
              </table:table-cell>
              <table:table-cell office:value-type="float" office:value="0.680598307538">
                <text:p>0.68059830753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58352924252">
                <text:p>0.958352924252</text:p>
              </table:table-cell>
              <table:table-cell office:value-type="float" office:value="0.672550545475">
                <text:p>0.67255054547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995753165704">
                <text:p>0.995753165704</text:p>
              </table:table-cell>
              <table:table-cell office:value-type="float" office:value="0.701883876957">
                <text:p>0.70188387695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99230368841">
                <text:p>0.99230368841</text:p>
              </table:table-cell>
              <table:table-cell office:value-type="float" office:value="0.6979195626">
                <text:p>0.69791956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993988872154">
                <text:p>0.993988872154</text:p>
              </table:table-cell>
              <table:table-cell office:value-type="float" office:value="0.709508796598">
                <text:p>0.70950879659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95029924973">
                <text:p>0.995029924973</text:p>
              </table:table-cell>
              <table:table-cell office:value-type="float" office:value="0.695798994325">
                <text:p>0.69579899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68087591742">
                <text:p>0.968087591742</text:p>
              </table:table-cell>
              <table:table-cell office:value-type="float" office:value="0.686112918168">
                <text:p>0.68611291816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96369520416">
                <text:p>0.996369520416</text:p>
              </table:table-cell>
              <table:table-cell office:value-type="float" office:value="0.706926225388">
                <text:p>0.706926225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7496739204">
                <text:p>0.70749673920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97693792727">
                <text:p>0.997693792727</text:p>
              </table:table-cell>
              <table:table-cell office:value-type="float" office:value="0.708886097122">
                <text:p>0.7088860971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998702201171">
                <text:p>0.998702201171</text:p>
              </table:table-cell>
              <table:table-cell office:value-type="float" office:value="0.710802733469">
                <text:p>0.71080273346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97389537685">
                <text:p>0.997389537685</text:p>
              </table:table-cell>
              <table:table-cell office:value-type="float" office:value="0.706654368249">
                <text:p>0.706654368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98400607435">
                <text:p>0.998400607435</text:p>
              </table:table-cell>
              <table:table-cell office:value-type="float" office:value="0.712278604974">
                <text:p>0.71227860497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97393777561">
                <text:p>0.997393777561</text:p>
              </table:table-cell>
              <table:table-cell office:value-type="float" office:value="0.713847656867">
                <text:p>0.713847656867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99900691311">
                <text:p>0.999900691311</text:p>
              </table:table-cell>
              <table:table-cell office:value-type="float" office:value="0.70845298516">
                <text:p>0.708452985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4.493cm" svg:y="3.954cm" style:legend-expansion="high" chart:style-name="ch2"/>
        <chart:plot-area chart:style-name="ch3" table:cell-range-address="Sheet1.P5:Sheet1.Q12 Sheet1.P4:Sheet1.Q4 Sheet1.S4:Sheet1.S12" chart:data-source-has-labels="both" svg:x="1.33cm" svg:y="0.18cm" svg:width="12.844cm" svg:height="8.645cm">
          <chartooo:coordinate-region svg:x="2.057cm" svg:y="0.18cm" svg:width="12.117cm" svg:height="5.034cm"/>
          <chart:axis chart:dimension="x" chart:name="primary-x" chart:style-name="ch4" chartooo:axis-type="auto">
            <chartooo:date-scale/>
            <chart:categories table:cell-range-address="Sheet1.P5:Sheet1.P12"/>
          </chart:axis>
          <chart:axis chart:dimension="y" chart:name="primary-y" chart:style-name="ch5">
            <chart:title svg:x="0.451cm" svg:y="5.181cm" chart:style-name="ch6">
              <text:p>F1 score</text:p>
            </chart:title>
            <chart:grid chart:style-name="ch7" chart:class="major"/>
          </chart:axis>
          <chart:series chart:style-name="ch8" chart:values-cell-range-address="Sheet1.Q5:Sheet1.Q12" chart:label-cell-address="Sheet1.Q4:Sheet1.Q4" chart:class="chart:bar">
            <chart:data-point chart:repeated="8"/>
          </chart:series>
          <chart:series chart:style-name="ch9" chart:values-cell-range-address="Sheet1.S5:Sheet1.S12" chart:label-cell-address="Sheet1.S4:Sheet1.S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4:Sheet1.Q4</svg:desc>
                </draw:g>
              </table:table-cell>
              <table:table-cell office:value-type="string">
                <text:p>Test</text:p>
                <draw:g>
                  <svg:desc>Sheet1.S4:Sheet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5:Sheet1.P12</svg:desc>
                </draw:g>
              </table:table-cell>
              <table:table-cell office:value-type="float" office:value="0.56954338">
                <text:p>0.56954338</text:p>
                <draw:g>
                  <svg:desc>Sheet1.Q5:Sheet1.Q12</svg:desc>
                </draw:g>
              </table:table-cell>
              <table:table-cell office:value-type="float" office:value="0.55507341">
                <text:p>0.55507341</text:p>
                <draw:g>
                  <svg:desc>Sheet1.S5:Sheet1.S12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146043239212">
                <text:p>0.146043239212</text:p>
              </table:table-cell>
              <table:table-cell office:value-type="float" office:value="0.134403520822">
                <text:p>0.1344035208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4.494cm" svg:y="3.955cm" style:legend-expansion="high" chart:style-name="ch2"/>
        <chart:plot-area chart:style-name="ch3" table:cell-range-address="Sheet1.P27:Sheet1.Q34 Sheet1.P26:Sheet1.Q26 Sheet1.S26:Sheet1.S34" chart:data-source-has-labels="both" svg:x="1.33cm" svg:y="0.18cm" svg:width="12.845cm" svg:height="8.646cm">
          <chartooo:coordinate-region svg:x="2.057cm" svg:y="0.18cm" svg:width="12.118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27:Sheet1.Q34" chart:label-cell-address="Sheet1.Q26:Sheet1.Q26" chart:class="chart:bar">
            <chart:data-point chart:repeated="8"/>
          </chart:series>
          <chart:series chart:style-name="ch9" chart:values-cell-range-address="Sheet1.S27:Sheet1.S34" chart:label-cell-address="Sheet1.S26:Sheet1.S2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64173079">
                <text:p>0.64173079</text:p>
                <draw:g>
                  <svg:desc>Sheet1.Q27:Sheet1.Q34</svg:desc>
                </draw:g>
              </table:table-cell>
              <table:table-cell office:value-type="float" office:value="0.51895499">
                <text:p>0.51895499</text:p>
                <draw:g>
                  <svg:desc>Sheet1.S27:Sheet1.S34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.00785083">
                <text:p>0.0078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46786547">
                <text:p>0.46786547</text:p>
              </table:table-cell>
              <table:table-cell office:value-type="float" office:value="0.30171101">
                <text:p>0.30171101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14488424">
                <text:p>0.14488424</text:p>
              </table:table-cell>
              <table:table-cell office:value-type="float" office:value="0.03342195">
                <text:p>0.03342195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47742033">
                <text:p>0.47742033</text:p>
              </table:table-cell>
              <table:table-cell office:value-type="float" office:value="0.32676276">
                <text:p>0.32676276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15969163">
                <text:p>0.15969163</text:p>
              </table:table-cell>
              <table:table-cell office:value-type="float" office:value="0.0804818">
                <text:p>0.0804818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06422018">
                <text:p>0.06422018</text:p>
              </table:table-cell>
              <table:table-cell office:value-type="float" office:value="0.01650619">
                <text:p>0.01650619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420570602277">
                <text:p>0.420570602277</text:p>
              </table:table-cell>
              <table:table-cell office:value-type="float" office:value="0.29034567499">
                <text:p>0.290345674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A64 learning_curve.B3:learning_curve.C3 learning_curve.X4:learning_curve.Y64" chart:data-source-has-labels="row" svg:x="0.319cm" svg:y="0.18cm" svg:width="11.846cm" svg:height="8.646cm">
          <chartooo:coordinate-region svg:x="1.046cm" svg:y="0.38cm" svg:width="10.7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X4:learning_curve.X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Y4:learning_curve.Y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99535277505">
                <text:p>0.199535277505</text:p>
                <draw:g>
                  <svg:desc>learning_curve.X4:learning_curve.X64</svg:desc>
                </draw:g>
              </table:table-cell>
              <table:table-cell office:value-type="float" office:value="0.157523202996">
                <text:p>0.157523202996</text:p>
                <draw:g>
                  <svg:desc>learning_curve.Y4:learning_curve.Y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14717871204">
                <text:p>0.314717871204</text:p>
              </table:table-cell>
              <table:table-cell office:value-type="float" office:value="0.289389721451">
                <text:p>0.28938972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78662743904">
                <text:p>0.178662743904</text:p>
              </table:table-cell>
              <table:table-cell office:value-type="float" office:value="0.137221117549">
                <text:p>0.13722111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4784155139">
                <text:p>0.174784155139</text:p>
              </table:table-cell>
              <table:table-cell office:value-type="float" office:value="0.137649240138">
                <text:p>0.13764924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23183600427">
                <text:p>0.223183600427</text:p>
              </table:table-cell>
              <table:table-cell office:value-type="float" office:value="0.154086294948">
                <text:p>0.154086294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419955625535">
                <text:p>0.419955625535</text:p>
              </table:table-cell>
              <table:table-cell office:value-type="float" office:value="0.280114493885">
                <text:p>0.280114493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44940975951">
                <text:p>0.544940975951</text:p>
              </table:table-cell>
              <table:table-cell office:value-type="float" office:value="0.302838722477">
                <text:p>0.302838722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566721117634">
                <text:p>0.566721117634</text:p>
              </table:table-cell>
              <table:table-cell office:value-type="float" office:value="0.346040721694">
                <text:p>0.34604072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701303599044">
                <text:p>0.701303599044</text:p>
              </table:table-cell>
              <table:table-cell office:value-type="float" office:value="0.417550574517">
                <text:p>0.41755057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821251044563">
                <text:p>0.821251044563</text:p>
              </table:table-cell>
              <table:table-cell office:value-type="float" office:value="0.501496008332">
                <text:p>0.501496008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854615990273">
                <text:p>0.854615990273</text:p>
              </table:table-cell>
              <table:table-cell office:value-type="float" office:value="0.541171559379">
                <text:p>0.541171559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53859586637">
                <text:p>0.853859586637</text:p>
              </table:table-cell>
              <table:table-cell office:value-type="float" office:value="0.535221156659">
                <text:p>0.53522115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896952436819">
                <text:p>0.896952436819</text:p>
              </table:table-cell>
              <table:table-cell office:value-type="float" office:value="0.563804498856">
                <text:p>0.56380449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913927776684">
                <text:p>0.913927776684</text:p>
              </table:table-cell>
              <table:table-cell office:value-type="float" office:value="0.580292656258">
                <text:p>0.580292656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15782732932">
                <text:p>0.215782732932</text:p>
              </table:table-cell>
              <table:table-cell office:value-type="float" office:value="0.137817071792">
                <text:p>0.13781707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600008975479">
                <text:p>0.600008975479</text:p>
              </table:table-cell>
              <table:table-cell office:value-type="float" office:value="0.385969249569">
                <text:p>0.385969249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48302461956">
                <text:p>0.748302461956</text:p>
              </table:table-cell>
              <table:table-cell office:value-type="float" office:value="0.46187079612">
                <text:p>0.46187079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792285772269">
                <text:p>0.792285772269</text:p>
              </table:table-cell>
              <table:table-cell office:value-type="float" office:value="0.488796211085">
                <text:p>0.488796211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44633435886">
                <text:p>0.844633435886</text:p>
              </table:table-cell>
              <table:table-cell office:value-type="float" office:value="0.555277510057">
                <text:p>0.555277510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62796081053">
                <text:p>0.62796081053</text:p>
              </table:table-cell>
              <table:table-cell office:value-type="float" office:value="0.410485841876">
                <text:p>0.41048584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61964358122">
                <text:p>0.761964358122</text:p>
              </table:table-cell>
              <table:table-cell office:value-type="float" office:value="0.469772909328">
                <text:p>0.469772909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814864893465">
                <text:p>0.814864893465</text:p>
              </table:table-cell>
              <table:table-cell office:value-type="float" office:value="0.512441065939">
                <text:p>0.512441065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864445749571">
                <text:p>0.864445749571</text:p>
              </table:table-cell>
              <table:table-cell office:value-type="float" office:value="0.55098300313">
                <text:p>0.55098300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46108324507">
                <text:p>0.946108324507</text:p>
              </table:table-cell>
              <table:table-cell office:value-type="float" office:value="0.635871876936">
                <text:p>0.63587187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67747734963">
                <text:p>0.967747734963</text:p>
              </table:table-cell>
              <table:table-cell office:value-type="float" office:value="0.669241318783">
                <text:p>0.669241318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88373752931">
                <text:p>0.988373752931</text:p>
              </table:table-cell>
              <table:table-cell office:value-type="float" office:value="0.671608441079">
                <text:p>0.671608441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7341595251">
                <text:p>0.687341595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6514329497">
                <text:p>0.686514329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454776093241">
                <text:p>0.454776093241</text:p>
              </table:table-cell>
              <table:table-cell office:value-type="float" office:value="0.323396970882">
                <text:p>0.323396970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713951887449">
                <text:p>0.713951887449</text:p>
              </table:table-cell>
              <table:table-cell office:value-type="float" office:value="0.438303987319">
                <text:p>0.438303987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87432904641">
                <text:p>0.87432904641</text:p>
              </table:table-cell>
              <table:table-cell office:value-type="float" office:value="0.537471533248">
                <text:p>0.537471533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888673816281">
                <text:p>0.888673816281</text:p>
              </table:table-cell>
              <table:table-cell office:value-type="float" office:value="0.563558600004">
                <text:p>0.5635586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892924853138">
                <text:p>0.892924853138</text:p>
              </table:table-cell>
              <table:table-cell office:value-type="float" office:value="0.562669270131">
                <text:p>0.562669270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898636670092">
                <text:p>0.898636670092</text:p>
              </table:table-cell>
              <table:table-cell office:value-type="float" office:value="0.574902552037">
                <text:p>0.574902552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08891677902">
                <text:p>0.908891677902</text:p>
              </table:table-cell>
              <table:table-cell office:value-type="float" office:value="0.580331995135">
                <text:p>0.580331995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39056512585">
                <text:p>0.939056512585</text:p>
              </table:table-cell>
              <table:table-cell office:value-type="float" office:value="0.602157832161">
                <text:p>0.602157832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8161089293">
                <text:p>0.98161089293</text:p>
              </table:table-cell>
              <table:table-cell office:value-type="float" office:value="0.637620376474">
                <text:p>0.637620376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61549807213">
                <text:p>0.661549807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79087299747">
                <text:p>0.979087299747</text:p>
              </table:table-cell>
              <table:table-cell office:value-type="float" office:value="0.66250380441">
                <text:p>0.66250380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21708790273">
                <text:p>0.821708790273</text:p>
              </table:table-cell>
              <table:table-cell office:value-type="float" office:value="0.515058110659">
                <text:p>0.515058110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36311011335">
                <text:p>0.936311011335</text:p>
              </table:table-cell>
              <table:table-cell office:value-type="float" office:value="0.619594986257">
                <text:p>0.619594986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74563152586">
                <text:p>0.974563152586</text:p>
              </table:table-cell>
              <table:table-cell office:value-type="float" office:value="0.668731197527">
                <text:p>0.66873119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597536222">
                <text:p>0.999597536222</text:p>
              </table:table-cell>
              <table:table-cell office:value-type="float" office:value="0.693072348349">
                <text:p>0.693072348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0.693930042473">
                <text:p>0.693930042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03493095493">
                <text:p>0.703493095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0.701490598862">
                <text:p>0.701490598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01548662376">
                <text:p>0.701548662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0.708654871911">
                <text:p>0.708654871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20075308254">
                <text:p>0.720075308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0.723551869578">
                <text:p>0.723551869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18690899232">
                <text:p>0.718690899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04427837886">
                <text:p>0.404427837886</text:p>
              </table:table-cell>
              <table:table-cell office:value-type="float" office:value="0.278295081967">
                <text:p>0.278295081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816025953772">
                <text:p>0.816025953772</text:p>
              </table:table-cell>
              <table:table-cell office:value-type="float" office:value="0.511958911187">
                <text:p>0.51195891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868299549997">
                <text:p>0.868299549997</text:p>
              </table:table-cell>
              <table:table-cell office:value-type="float" office:value="0.541763430568">
                <text:p>0.54176343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894507470642">
                <text:p>0.894507470642</text:p>
              </table:table-cell>
              <table:table-cell office:value-type="float" office:value="0.571888175562">
                <text:p>0.571888175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897315326268">
                <text:p>0.897315326268</text:p>
              </table:table-cell>
              <table:table-cell office:value-type="float" office:value="0.56833851659">
                <text:p>0.56833851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899907193">
                <text:p>0.899907193</text:p>
              </table:table-cell>
              <table:table-cell office:value-type="float" office:value="0.567617470575">
                <text:p>0.56761747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27735300311">
                <text:p>0.927735300311</text:p>
              </table:table-cell>
              <table:table-cell office:value-type="float" office:value="0.592558411732">
                <text:p>0.592558411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42632591285">
                <text:p>0.942632591285</text:p>
              </table:table-cell>
              <table:table-cell office:value-type="float" office:value="0.605582627038">
                <text:p>0.605582627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74612814157">
                <text:p>0.674612814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423782731006">
                <text:p>0.423782731006</text:p>
              </table:table-cell>
              <table:table-cell office:value-type="float" office:value="0.28839114495">
                <text:p>0.288391144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4.494cm" svg:y="3.955cm" style:legend-expansion="high" chart:style-name="ch2"/>
        <chart:plot-area chart:style-name="ch3" table:cell-range-address="Sheet1.P27:Sheet1.P34 Sheet1.Q26:Sheet1.Q26 Sheet1.Q49:Sheet1.Q56 Sheet1.S26:Sheet1.S26 Sheet1.S49:Sheet1.S56" chart:data-source-has-labels="both" svg:x="1.33cm" svg:y="0.18cm" svg:width="12.845cm" svg:height="8.646cm">
          <chartooo:coordinate-region svg:x="2.057cm" svg:y="0.18cm" svg:width="12.118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49:Sheet1.Q56" chart:label-cell-address="Sheet1.Q26:Sheet1.Q26" chart:class="chart:bar">
            <chart:data-point chart:repeated="8"/>
          </chart:series>
          <chart:series chart:style-name="ch9" chart:values-cell-range-address="Sheet1.S49:Sheet1.S56" chart:label-cell-address="Sheet1.S26:Sheet1.S2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99443736">
                <text:p>0.99443736</text:p>
                <draw:g>
                  <svg:desc>Sheet1.Q49:Sheet1.Q56</svg:desc>
                </draw:g>
              </table:table-cell>
              <table:table-cell office:value-type="float" office:value="0.65558891">
                <text:p>0.65558891</text:p>
                <draw:g>
                  <svg:desc>Sheet1.S49:Sheet1.S56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1">
                <text:p>1</text:p>
              </table:table-cell>
              <table:table-cell office:value-type="float" office:value="0.08929946">
                <text:p>0.08929946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99764166">
                <text:p>0.99764166</text:p>
              </table:table-cell>
              <table:table-cell office:value-type="float" office:value="0.52407717">
                <text:p>0.52407717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99938436">
                <text:p>0.99938436</text:p>
              </table:table-cell>
              <table:table-cell office:value-type="float" office:value="0.20303662">
                <text:p>0.20303662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99697227">
                <text:p>0.99697227</text:p>
              </table:table-cell>
              <table:table-cell office:value-type="float" office:value="0.47179711">
                <text:p>0.47179711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99877074">
                <text:p>0.99877074</text:p>
              </table:table-cell>
              <table:table-cell office:value-type="float" office:value="0.16800677">
                <text:p>0.16800677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99934853">
                <text:p>0.99934853</text:p>
              </table:table-cell>
              <table:table-cell office:value-type="float" office:value="0.09078498">
                <text:p>0.09078498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997077355811">
                <text:p>0.997077355811</text:p>
              </table:table-cell>
              <table:table-cell office:value-type="float" office:value="0.440751765186">
                <text:p>0.4407517651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H4:learning_curve.AI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H4:learning_curve.AH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I4:learning_curve.AI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2564508215">
                <text:p>0.182564508215</text:p>
                <draw:g>
                  <svg:desc>learning_curve.AH4:learning_curve.AH64</svg:desc>
                </draw:g>
              </table:table-cell>
              <table:table-cell office:value-type="float" office:value="0.182618925631">
                <text:p>0.182618925631</text:p>
                <draw:g>
                  <svg:desc>learning_curve.AI4:learning_curve.AI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315796608573">
                <text:p>0.0315796608573</text:p>
              </table:table-cell>
              <table:table-cell office:value-type="float" office:value="0.0297751539963">
                <text:p>0.0297751539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56610942234">
                <text:p>0.156610942234</text:p>
              </table:table-cell>
              <table:table-cell office:value-type="float" office:value="0.15237806833">
                <text:p>0.15237806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04778088986">
                <text:p>0.204778088986</text:p>
              </table:table-cell>
              <table:table-cell office:value-type="float" office:value="0.193734363928">
                <text:p>0.19373436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38080762045">
                <text:p>0.238080762045</text:p>
              </table:table-cell>
              <table:table-cell office:value-type="float" office:value="0.219072312944">
                <text:p>0.219072312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37865241947">
                <text:p>0.237865241947</text:p>
              </table:table-cell>
              <table:table-cell office:value-type="float" office:value="0.206092860037">
                <text:p>0.20609286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32557905618">
                <text:p>0.232557905618</text:p>
              </table:table-cell>
              <table:table-cell office:value-type="float" office:value="0.177636140351">
                <text:p>0.177636140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320711653784">
                <text:p>0.320711653784</text:p>
              </table:table-cell>
              <table:table-cell office:value-type="float" office:value="0.239872482301">
                <text:p>0.239872482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420340439101">
                <text:p>0.420340439101</text:p>
              </table:table-cell>
              <table:table-cell office:value-type="float" office:value="0.303985528845">
                <text:p>0.303985528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57463021319">
                <text:p>0.57463021319</text:p>
              </table:table-cell>
              <table:table-cell office:value-type="float" office:value="0.407803544914">
                <text:p>0.407803544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738603315462">
                <text:p>0.738603315462</text:p>
              </table:table-cell>
              <table:table-cell office:value-type="float" office:value="0.530175355925">
                <text:p>0.5301753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47305090382">
                <text:p>0.847305090382</text:p>
              </table:table-cell>
              <table:table-cell office:value-type="float" office:value="0.620124541208">
                <text:p>0.620124541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839346948216">
                <text:p>0.839346948216</text:p>
              </table:table-cell>
              <table:table-cell office:value-type="float" office:value="0.620248020352">
                <text:p>0.62024802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863846152817">
                <text:p>0.863846152817</text:p>
              </table:table-cell>
              <table:table-cell office:value-type="float" office:value="0.633137111382">
                <text:p>0.63313711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29339688625">
                <text:p>0.929339688625</text:p>
              </table:table-cell>
              <table:table-cell office:value-type="float" office:value="0.692522877264">
                <text:p>0.692522877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943830594836">
                <text:p>0.943830594836</text:p>
              </table:table-cell>
              <table:table-cell office:value-type="float" office:value="0.70560495787">
                <text:p>0.70560495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96895946561">
                <text:p>0.96895946561</text:p>
              </table:table-cell>
              <table:table-cell office:value-type="float" office:value="0.720977657625">
                <text:p>0.720977657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969848201518">
                <text:p>0.969848201518</text:p>
              </table:table-cell>
              <table:table-cell office:value-type="float" office:value="0.72658326007">
                <text:p>0.72658326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976024579984">
                <text:p>0.976024579984</text:p>
              </table:table-cell>
              <table:table-cell office:value-type="float" office:value="0.731000325069">
                <text:p>0.731000325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986943691813">
                <text:p>0.986943691813</text:p>
              </table:table-cell>
              <table:table-cell office:value-type="float" office:value="0.733834861906">
                <text:p>0.733834861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998903892158">
                <text:p>0.998903892158</text:p>
              </table:table-cell>
              <table:table-cell office:value-type="float" office:value="0.750068132156">
                <text:p>0.750068132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98342268138">
                <text:p>0.998342268138</text:p>
              </table:table-cell>
              <table:table-cell office:value-type="float" office:value="0.74645423091">
                <text:p>0.74645423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99182735448">
                <text:p>0.999182735448</text:p>
              </table:table-cell>
              <table:table-cell office:value-type="float" office:value="0.749017243348">
                <text:p>0.749017243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98902840059">
                <text:p>0.998902840059</text:p>
              </table:table-cell>
              <table:table-cell office:value-type="float" office:value="0.753447625666">
                <text:p>0.753447625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721835755">
                <text:p>0.999721835755</text:p>
              </table:table-cell>
              <table:table-cell office:value-type="float" office:value="0.754981020791">
                <text:p>0.754981020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66194247">
                <text:p>0.999666194247</text:p>
              </table:table-cell>
              <table:table-cell office:value-type="float" office:value="0.752647607715">
                <text:p>0.752647607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2283677319">
                <text:p>0.752283677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999796082921">
                <text:p>0.999796082921</text:p>
              </table:table-cell>
              <table:table-cell office:value-type="float" office:value="0.753473879351">
                <text:p>0.753473879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3865565182">
                <text:p>0.753865565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3106283035">
                <text:p>0.753106283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4305626142">
                <text:p>0.754305626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4795226273">
                <text:p>0.754795226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6213961434">
                <text:p>0.756213961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99870258085">
                <text:p>0.999870258085</text:p>
              </table:table-cell>
              <table:table-cell office:value-type="float" office:value="0.755775602935">
                <text:p>0.755775602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5135702734">
                <text:p>0.755135702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723905">
                <text:p>0.755285723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5516069812">
                <text:p>0.755516069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99981463005">
                <text:p>0.99981463005</text:p>
              </table:table-cell>
              <table:table-cell office:value-type="float" office:value="0.753761357564">
                <text:p>0.753761357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838703">
                <text:p>0.7552838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55627656">
                <text:p>0.755255627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7087518589">
                <text:p>0.757087518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255730403">
                <text:p>0.754255730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59895661">
                <text:p>0.75659895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16915356">
                <text:p>0.754816915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799574895">
                <text:p>0.756799574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3926245625">
                <text:p>0.75392624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5641498071">
                <text:p>0.755641498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70742439">
                <text:p>0.754870742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51042035">
                <text:p>0.755851042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862952">
                <text:p>0.755285862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34840941">
                <text:p>0.755834840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922569446">
                <text:p>0.755922569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384073283">
                <text:p>0.754384073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2891079894">
                <text:p>0.752891079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999146297765">
                <text:p>0.999146297765</text:p>
              </table:table-cell>
              <table:table-cell office:value-type="float" office:value="0.749638823129">
                <text:p>0.749638823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99870272819">
                <text:p>0.999870272819</text:p>
              </table:table-cell>
              <table:table-cell office:value-type="float" office:value="0.753805245027">
                <text:p>0.753805245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99796072899">
                <text:p>0.999796072899</text:p>
              </table:table-cell>
              <table:table-cell office:value-type="float" office:value="0.754983383505">
                <text:p>0.7549833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740883317">
                <text:p>0.754740883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3463244285">
                <text:p>0.75346324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K4:learning_curve.AL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K4:learning_curve.AK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L4:learning_curve.AL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0472154515889">
                <text:p>0.0472154515889</text:p>
                <draw:g>
                  <svg:desc>learning_curve.AK4:learning_curve.AK64</svg:desc>
                </draw:g>
              </table:table-cell>
              <table:table-cell office:value-type="float" office:value="0.0474846992088">
                <text:p>0.0474846992088</text:p>
                <draw:g>
                  <svg:desc>learning_curve.AL4:learning_curve.A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40501595551">
                <text:p>0.140501595551</text:p>
              </table:table-cell>
              <table:table-cell office:value-type="float" office:value="0.121204159825">
                <text:p>0.12120415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78171443598">
                <text:p>0.278171443598</text:p>
              </table:table-cell>
              <table:table-cell office:value-type="float" office:value="0.227218503081">
                <text:p>0.227218503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304097369524">
                <text:p>0.304097369524</text:p>
              </table:table-cell>
              <table:table-cell office:value-type="float" office:value="0.278942641012">
                <text:p>0.27894264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320595686022">
                <text:p>0.320595686022</text:p>
              </table:table-cell>
              <table:table-cell office:value-type="float" office:value="0.277231274473">
                <text:p>0.277231274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92754776931">
                <text:p>0.292754776931</text:p>
              </table:table-cell>
              <table:table-cell office:value-type="float" office:value="0.232032335481">
                <text:p>0.232032335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34449044728">
                <text:p>0.334449044728</text:p>
              </table:table-cell>
              <table:table-cell office:value-type="float" office:value="0.300997852722">
                <text:p>0.3009978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36413166374">
                <text:p>0.36413166374</text:p>
              </table:table-cell>
              <table:table-cell office:value-type="float" office:value="0.392580982236">
                <text:p>0.392580982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82536287242">
                <text:p>0.282536287242</text:p>
              </table:table-cell>
              <table:table-cell office:value-type="float" office:value="0.203629764065">
                <text:p>0.203629764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133382355178">
                <text:p>0.133382355178</text:p>
              </table:table-cell>
              <table:table-cell office:value-type="float" office:value="0.0446633825944">
                <text:p>0.0446633825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184156765953">
                <text:p>0.184156765953</text:p>
              </table:table-cell>
              <table:table-cell office:value-type="float" office:value="0.208456486043">
                <text:p>0.208456486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0750232601962">
                <text:p>0.0750232601962</text:p>
              </table:table-cell>
              <table:table-cell office:value-type="float" office:value="0.0623973727422">
                <text:p>0.062397372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0781266167775">
                <text:p>0.0781266167775</text:p>
              </table:table-cell>
              <table:table-cell office:value-type="float" office:value="0.00344827586207">
                <text:p>0.00344827586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103508582662">
                <text:p>0.103508582662</text:p>
              </table:table-cell>
              <table:table-cell office:value-type="float" office:value="0.123087892144">
                <text:p>0.123087892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0181728603604">
                <text:p>0.0181728603604</text:p>
              </table:table-cell>
              <table:table-cell office:value-type="float" office:value="0.00383141762452">
                <text:p>0.00383141762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0859576968273">
                <text:p>0.0859576968273</text:p>
              </table:table-cell>
              <table:table-cell office:value-type="float" office:value="0.114401622718">
                <text:p>0.114401622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47731092437">
                <text:p>0.047731092437</text:p>
              </table:table-cell>
              <table:table-cell office:value-type="float" office:value="0.0574712643678">
                <text:p>0.0574712643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113590617168">
                <text:p>0.113590617168</text:p>
              </table:table-cell>
              <table:table-cell office:value-type="float" office:value="0.0804597701149">
                <text:p>0.080459770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228499125379">
                <text:p>0.228499125379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195036093065">
                <text:p>0.195036093065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202127371274">
                <text:p>0.202127371274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271965408805">
                <text:p>0.271965408805</text:p>
              </table:table-cell>
              <table:table-cell office:value-type="float" office:value="0.220032840722">
                <text:p>0.220032840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237058576507">
                <text:p>0.237058576507</text:p>
              </table:table-cell>
              <table:table-cell office:value-type="float" office:value="0.111405835544">
                <text:p>0.111405835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272282869122">
                <text:p>0.272282869122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273807546274">
                <text:p>0.273807546274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318237818383">
                <text:p>0.318237818383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313037601933">
                <text:p>0.313037601933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389476853791">
                <text:p>0.389476853791</text:p>
              </table:table-cell>
              <table:table-cell office:value-type="float" office:value="0.337931034483">
                <text:p>0.337931034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357414788277">
                <text:p>0.357414788277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209397546898">
                <text:p>0.209397546898</text:p>
              </table:table-cell>
              <table:table-cell office:value-type="float" office:value="0.222988505747">
                <text:p>0.222988505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310331335331">
                <text:p>0.310331335331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352727920228">
                <text:p>0.352727920228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353471923536">
                <text:p>0.353471923536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425258042047">
                <text:p>0.425258042047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425591685119">
                <text:p>0.425591685119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476434937611">
                <text:p>0.476434937611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454721706865">
                <text:p>0.454721706865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475768553035">
                <text:p>0.475768553035</text:p>
              </table:table-cell>
              <table:table-cell office:value-type="float" office:value="0.409404388715">
                <text:p>0.40940438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49617813227">
                <text:p>0.49617813227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508366899391">
                <text:p>0.508366899391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548640490679">
                <text:p>0.54864049067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577373125107">
                <text:p>0.577373125107</text:p>
              </table:table-cell>
              <table:table-cell office:value-type="float" office:value="0.451724137931">
                <text:p>0.45172413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58109876719">
                <text:p>0.5810987671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589999387733">
                <text:p>0.589999387733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115436613475">
                <text:p>0.115436613475</text:p>
              </table:table-cell>
              <table:table-cell office:value-type="float" office:value="0.0620689655172">
                <text:p>0.0620689655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369973876698">
                <text:p>0.369973876698</text:p>
              </table:table-cell>
              <table:table-cell office:value-type="float" office:value="0.308921729611">
                <text:p>0.308921729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85188699136">
                <text:p>0.485188699136</text:p>
              </table:table-cell>
              <table:table-cell office:value-type="float" office:value="0.37074892653">
                <text:p>0.3707489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566456582633">
                <text:p>0.566456582633</text:p>
              </table:table-cell>
              <table:table-cell office:value-type="float" office:value="0.457403651116">
                <text:p>0.457403651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63921957672">
                <text:p>0.6392195767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799260042283">
                <text:p>0.799260042283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796611721612">
                <text:p>0.79661172161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scores.B5:scores.D11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6:scores.B11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6:scores.C11" chart:label-cell-address="scores.C5:scores.C5" chart:class="chart:scatter">
            <chart:domain table:cell-range-address="scores.B6:scores.B11"/>
            <chart:data-point chart:repeated="6"/>
          </chart:series>
          <chart:series chart:style-name="ch10" chart:values-cell-range-address="scores.D6:scores.D11" chart:label-cell-address="scores.D5:scores.D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5:scores.C5</svg:desc>
                </draw:g>
              </table:table-cell>
              <table:table-cell office:value-type="string">
                <text:p>F1 (validation)</text:p>
                <draw:g>
                  <svg:desc>scores.D5:scores.D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0.43503">
                <text:p>0.43503</text:p>
                <draw:g>
                  <svg:desc>scores.C6:scores.C11</svg:desc>
                </draw:g>
              </table:table-cell>
              <table:table-cell office:value-type="float" office:value="0.32705">
                <text:p>0.32705</text:p>
                <draw:g>
                  <svg:desc>scores.D6:scor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2102">
                <text:p>0.52102</text:p>
              </table:table-cell>
              <table:table-cell office:value-type="float" office:value="0.33238">
                <text:p>0.332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4">
                <text:p>0.8154</text:p>
              </table:table-cell>
              <table:table-cell office:value-type="float" office:value="0.59355">
                <text:p>0.593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5101">
                <text:p>0.85101</text:p>
              </table:table-cell>
              <table:table-cell office:value-type="float" office:value="0.60042">
                <text:p>0.600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2722">
                <text:p>0.62722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7cm" svg:height="11.635cm" xlink:href=".." xlink:type="simple" chart:class="chart:scatter" chart:column-mapping="0 1 2" chart:style-name="ch1">
        <chart:legend chart:legend-position="bottom" svg:x="2.486cm" svg:y="10.852cm" style:legend-expansion="wide" chart:style-name="ch2"/>
        <chart:plot-area chart:style-name="ch3" table:cell-range-address="cost.B6:cost.B66 cost.D5:cost.F66" chart:data-source-has-labels="both" svg:x="1.324cm" svg:y="0.232cm" svg:width="14.04cm" svg:height="9.407cm">
          <chartooo:coordinate-region svg:x="2.051cm" svg:y="0.432cm" svg:width="12.942cm" svg:height="8.56cm"/>
          <chart:axis chart:dimension="x" chart:name="primary-x" chart:style-name="ch4" chartooo:axis-type="auto">
            <chart:title svg:x="7.824cm" svg:y="9.871cm" chart:style-name="ch5">
              <text:p>Epoch</text:p>
            </chart:title>
            <chart:categories table:cell-range-address="cost.B6:cost.B66"/>
          </chart:axis>
          <chart:axis chart:dimension="y" chart:name="primary-y" chart:style-name="ch6">
            <chart:title svg:x="0.451cm" svg:y="6.514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.D6:cost.D66" chart:label-cell-address="cost.D5:cost.D5" chart:class="chart:scatter">
            <chart:domain table:cell-range-address="cost.B6:cost.B66"/>
            <chart:data-point chart:repeated="61"/>
          </chart:series>
          <chart:series chart:style-name="ch10" chart:values-cell-range-address="cost.E6:cost.E66" chart:label-cell-address="cost.E5:cost.E5" chart:class="chart:scatter">
            <chart:data-point chart:repeated="61"/>
          </chart:series>
          <chart:series chart:style-name="ch11" chart:values-cell-range-address="cost.F6:cost.F66" chart:label-cell-address="cost.F5:cost.F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.D5:cost.D5</svg:desc>
                </draw:g>
              </table:table-cell>
              <table:table-cell office:value-type="string">
                <text:p>384 LSTM units</text:p>
                <draw:g>
                  <svg:desc>cost.E5:cost.E5</svg:desc>
                </draw:g>
              </table:table-cell>
              <table:table-cell office:value-type="string">
                <text:p>512 LSTM units</text:p>
                <draw:g>
                  <svg:desc>cost.F5:cost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1.07352900505">
                <text:p>1.07352900505</text:p>
                <draw:g>
                  <svg:desc>cost.D6:cost.D66</svg:desc>
                </draw:g>
              </table:table-cell>
              <table:table-cell office:value-type="float" office:value="1.12088644505">
                <text:p>1.12088644505</text:p>
                <draw:g>
                  <svg:desc>cost.E6:cost.E66</svg:desc>
                </draw:g>
              </table:table-cell>
              <table:table-cell office:value-type="float" office:value="1.09006750584">
                <text:p>1.09006750584</text:p>
                <draw:g>
                  <svg:desc>cost.F6:cost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1948313713">
                <text:p>0.921948313713</text:p>
              </table:table-cell>
              <table:table-cell office:value-type="float" office:value="0.904475331306">
                <text:p>0.904475331306</text:p>
              </table:table-cell>
              <table:table-cell office:value-type="float" office:value="0.926830768585">
                <text:p>0.9268307685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379210472">
                <text:p>0.819379210472</text:p>
              </table:table-cell>
              <table:table-cell office:value-type="float" office:value="0.804766476154">
                <text:p>0.804766476154</text:p>
              </table:table-cell>
              <table:table-cell office:value-type="float" office:value="0.819547832012">
                <text:p>0.819547832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0105786324">
                <text:p>0.700105786324</text:p>
              </table:table-cell>
              <table:table-cell office:value-type="float" office:value="0.741490364075">
                <text:p>0.741490364075</text:p>
              </table:table-cell>
              <table:table-cell office:value-type="float" office:value="0.726513445377">
                <text:p>0.72651344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81903159618">
                <text:p>0.581903159618</text:p>
              </table:table-cell>
              <table:table-cell office:value-type="float" office:value="0.626551985741">
                <text:p>0.626551985741</text:p>
              </table:table-cell>
              <table:table-cell office:value-type="float" office:value="0.655725300312">
                <text:p>0.6557253003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59579468">
                <text:p>0.458959579468</text:p>
              </table:table-cell>
              <table:table-cell office:value-type="float" office:value="0.494808197021">
                <text:p>0.494808197021</text:p>
              </table:table-cell>
              <table:table-cell office:value-type="float" office:value="0.616973459721">
                <text:p>0.6169734597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86021196842">
                <text:p>0.386021196842</text:p>
              </table:table-cell>
              <table:table-cell office:value-type="float" office:value="0.416143596172">
                <text:p>0.416143596172</text:p>
              </table:table-cell>
              <table:table-cell office:value-type="float" office:value="0.564822733402">
                <text:p>0.564822733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47366720438">
                <text:p>0.347366720438</text:p>
              </table:table-cell>
              <table:table-cell office:value-type="float" office:value="0.34908503294">
                <text:p>0.34908503294</text:p>
              </table:table-cell>
              <table:table-cell office:value-type="float" office:value="0.530693471432">
                <text:p>0.5306934714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3801010251">
                <text:p>0.33801010251</text:p>
              </table:table-cell>
              <table:table-cell office:value-type="float" office:value="0.331646203995">
                <text:p>0.331646203995</text:p>
              </table:table-cell>
              <table:table-cell office:value-type="float" office:value="0.498189389706">
                <text:p>0.4981893897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25625658035">
                <text:p>0.325625658035</text:p>
              </table:table-cell>
              <table:table-cell office:value-type="float" office:value="0.333626329899">
                <text:p>0.333626329899</text:p>
              </table:table-cell>
              <table:table-cell office:value-type="float" office:value="0.443502664566">
                <text:p>0.4435026645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18796932697">
                <text:p>0.318796932697</text:p>
              </table:table-cell>
              <table:table-cell office:value-type="float" office:value="0.315379709005">
                <text:p>0.315379709005</text:p>
              </table:table-cell>
              <table:table-cell office:value-type="float" office:value="0.412244290113">
                <text:p>0.4122442901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7128399611">
                <text:p>0.307128399611</text:p>
              </table:table-cell>
              <table:table-cell office:value-type="float" office:value="0.30885207653">
                <text:p>0.30885207653</text:p>
              </table:table-cell>
              <table:table-cell office:value-type="float" office:value="0.382190495729">
                <text:p>0.3821904957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812770664692">
                <text:p>0.812770664692</text:p>
              </table:table-cell>
              <table:table-cell office:value-type="float" office:value="0.309119641781">
                <text:p>0.309119641781</text:p>
              </table:table-cell>
              <table:table-cell office:value-type="float" office:value="0.361848086119">
                <text:p>0.3618480861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6161892414">
                <text:p>0.356161892414</text:p>
              </table:table-cell>
              <table:table-cell office:value-type="float" office:value="0.302063554525">
                <text:p>0.302063554525</text:p>
              </table:table-cell>
              <table:table-cell office:value-type="float" office:value="0.343493133783">
                <text:p>0.343493133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7141492367">
                <text:p>0.297141492367</text:p>
              </table:table-cell>
              <table:table-cell office:value-type="float" office:value="0.308214724064">
                <text:p>0.308214724064</text:p>
              </table:table-cell>
              <table:table-cell office:value-type="float" office:value="0.32263019681">
                <text:p>0.322630196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9591935873">
                <text:p>0.29591935873</text:p>
              </table:table-cell>
              <table:table-cell office:value-type="float" office:value="0.300668209791">
                <text:p>0.300668209791</text:p>
              </table:table-cell>
              <table:table-cell office:value-type="float" office:value="0.309654265642">
                <text:p>0.3096542656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887354374">
                <text:p>0.304887354374</text:p>
              </table:table-cell>
              <table:table-cell office:value-type="float" office:value="0.414635300636">
                <text:p>0.414635300636</text:p>
              </table:table-cell>
              <table:table-cell office:value-type="float" office:value="0.316660404205">
                <text:p>0.316660404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87549614906">
                <text:p>0.287549614906</text:p>
              </table:table-cell>
              <table:table-cell office:value-type="float" office:value="0.317927956581">
                <text:p>0.317927956581</text:p>
              </table:table-cell>
              <table:table-cell office:value-type="float" office:value="0.296582370996">
                <text:p>0.2965823709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88537621498">
                <text:p>0.288537621498</text:p>
              </table:table-cell>
              <table:table-cell office:value-type="float" office:value="0.320978462696">
                <text:p>0.320978462696</text:p>
              </table:table-cell>
              <table:table-cell office:value-type="float" office:value="0.295766860247">
                <text:p>0.2957668602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4676423073">
                <text:p>0.294676423073</text:p>
              </table:table-cell>
              <table:table-cell office:value-type="float" office:value="0.28860026598">
                <text:p>0.28860026598</text:p>
              </table:table-cell>
              <table:table-cell office:value-type="float" office:value="0.299597322941">
                <text:p>0.299597322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4863382578">
                <text:p>0.284863382578</text:p>
              </table:table-cell>
              <table:table-cell office:value-type="float" office:value="0.304088175297">
                <text:p>0.304088175297</text:p>
              </table:table-cell>
              <table:table-cell office:value-type="float" office:value="0.282386004925">
                <text:p>0.282386004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542214632">
                <text:p>0.28542214632</text:p>
              </table:table-cell>
              <table:table-cell office:value-type="float" office:value="0.291998744011">
                <text:p>0.291998744011</text:p>
              </table:table-cell>
              <table:table-cell office:value-type="float" office:value="0.289852559566">
                <text:p>0.28985255956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87393987179">
                <text:p>0.287393987179</text:p>
              </table:table-cell>
              <table:table-cell office:value-type="float" office:value="0.290186822414">
                <text:p>0.290186822414</text:p>
              </table:table-cell>
              <table:table-cell office:value-type="float" office:value="0.294867426157">
                <text:p>0.29486742615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90700763464">
                <text:p>0.290700763464</text:p>
              </table:table-cell>
              <table:table-cell office:value-type="float" office:value="0.29755371809">
                <text:p>0.29755371809</text:p>
              </table:table-cell>
              <table:table-cell office:value-type="float" office:value="0.281011492014">
                <text:p>0.2810114920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0532410145">
                <text:p>0.290532410145</text:p>
              </table:table-cell>
              <table:table-cell office:value-type="float" office:value="0.292846441269">
                <text:p>0.292846441269</text:p>
              </table:table-cell>
              <table:table-cell office:value-type="float" office:value="0.286534160376">
                <text:p>0.2865341603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00816321373">
                <text:p>0.400816321373</text:p>
              </table:table-cell>
              <table:table-cell office:value-type="float" office:value="0.29789686203">
                <text:p>0.29789686203</text:p>
              </table:table-cell>
              <table:table-cell office:value-type="float" office:value="0.290146738291">
                <text:p>0.2901467382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94770717621">
                <text:p>0.294770717621</text:p>
              </table:table-cell>
              <table:table-cell office:value-type="float" office:value="0.293356031179">
                <text:p>0.293356031179</text:p>
              </table:table-cell>
              <table:table-cell office:value-type="float" office:value="0.283869683743">
                <text:p>0.2838696837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4553518295">
                <text:p>0.294553518295</text:p>
              </table:table-cell>
              <table:table-cell office:value-type="float" office:value="0.288763850927">
                <text:p>0.288763850927</text:p>
              </table:table-cell>
              <table:table-cell office:value-type="float" office:value="0.292083024979">
                <text:p>0.2920830249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311175108">
                <text:p>0.28311175108</text:p>
              </table:table-cell>
              <table:table-cell office:value-type="float" office:value="0.305913865566">
                <text:p>0.305913865566</text:p>
              </table:table-cell>
              <table:table-cell office:value-type="float" office:value="0.285975247622">
                <text:p>0.2859752476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89714127779">
                <text:p>0.289714127779</text:p>
              </table:table-cell>
              <table:table-cell office:value-type="float" office:value="0.294615238905">
                <text:p>0.294615238905</text:p>
              </table:table-cell>
              <table:table-cell office:value-type="float" office:value="0.278032362461">
                <text:p>0.2780323624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8940002918">
                <text:p>0.298940002918</text:p>
              </table:table-cell>
              <table:table-cell office:value-type="float" office:value="0.712734818459">
                <text:p>0.712734818459</text:p>
              </table:table-cell>
              <table:table-cell office:value-type="float" office:value="0.29063051939">
                <text:p>0.2906305193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274948597">
                <text:p>0.283274948597</text:p>
              </table:table-cell>
              <table:table-cell office:value-type="float" office:value="0.622971534729">
                <text:p>0.622971534729</text:p>
              </table:table-cell>
              <table:table-cell office:value-type="float" office:value="0.391443490982">
                <text:p>0.3914434909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0391782522">
                <text:p>0.280391782522</text:p>
              </table:table-cell>
              <table:table-cell office:value-type="float" office:value="0.562142372131">
                <text:p>0.562142372131</text:p>
              </table:table-cell>
              <table:table-cell office:value-type="float" office:value="0.285016715527">
                <text:p>0.2850167155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86868482828">
                <text:p>0.286868482828</text:p>
              </table:table-cell>
              <table:table-cell office:value-type="float" office:value="0.412156820297">
                <text:p>0.412156820297</text:p>
              </table:table-cell>
              <table:table-cell office:value-type="float" office:value="0.291978567839">
                <text:p>0.291978567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6483734846">
                <text:p>0.286483734846</text:p>
              </table:table-cell>
              <table:table-cell office:value-type="float" office:value="0.397561728954">
                <text:p>0.397561728954</text:p>
              </table:table-cell>
              <table:table-cell office:value-type="float" office:value="0.274771749973">
                <text:p>0.27477174997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8983464241">
                <text:p>0.288983464241</text:p>
              </table:table-cell>
              <table:table-cell office:value-type="float" office:value="0.327667564154">
                <text:p>0.327667564154</text:p>
              </table:table-cell>
              <table:table-cell office:value-type="float" office:value="0.284147441387">
                <text:p>0.2841474413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4396052361">
                <text:p>0.284396052361</text:p>
              </table:table-cell>
              <table:table-cell office:value-type="float" office:value="0.304278582335">
                <text:p>0.304278582335</text:p>
              </table:table-cell>
              <table:table-cell office:value-type="float" office:value="0.285887867212">
                <text:p>0.2858878672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6378771067">
                <text:p>0.286378771067</text:p>
              </table:table-cell>
              <table:table-cell office:value-type="float" office:value="0.300684928894">
                <text:p>0.300684928894</text:p>
              </table:table-cell>
              <table:table-cell office:value-type="float" office:value="0.278079271317">
                <text:p>0.27807927131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440455019474">
                <text:p>0.440455019474</text:p>
              </table:table-cell>
              <table:table-cell office:value-type="float" office:value="0.293984770775">
                <text:p>0.293984770775</text:p>
              </table:table-cell>
              <table:table-cell office:value-type="float" office:value="0.290756464005">
                <text:p>0.29075646400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90303349495">
                <text:p>0.290303349495</text:p>
              </table:table-cell>
              <table:table-cell office:value-type="float" office:value="0.303230524063">
                <text:p>0.303230524063</text:p>
              </table:table-cell>
              <table:table-cell office:value-type="float" office:value="0.301673680544">
                <text:p>0.301673680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7510931492">
                <text:p>0.287510931492</text:p>
              </table:table-cell>
              <table:table-cell office:value-type="float" office:value="0.297152727842">
                <text:p>0.297152727842</text:p>
              </table:table-cell>
              <table:table-cell office:value-type="float" office:value="0.280200600624">
                <text:p>0.28020060062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6134412289">
                <text:p>0.296134412289</text:p>
              </table:table-cell>
              <table:table-cell office:value-type="float" office:value="0.382311850786">
                <text:p>0.382311850786</text:p>
              </table:table-cell>
              <table:table-cell office:value-type="float" office:value="0.291696697474">
                <text:p>0.2916966974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656431198">
                <text:p>0.282656431198</text:p>
              </table:table-cell>
              <table:table-cell office:value-type="float" office:value="0.304609358311">
                <text:p>0.304609358311</text:p>
              </table:table-cell>
              <table:table-cell office:value-type="float" office:value="0.282818198204">
                <text:p>0.2828181982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4952491522">
                <text:p>0.284952491522</text:p>
              </table:table-cell>
              <table:table-cell office:value-type="float" office:value="0.290184676647">
                <text:p>0.290184676647</text:p>
              </table:table-cell>
              <table:table-cell office:value-type="float" office:value="0.282251209021">
                <text:p>0.28225120902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241797328">
                <text:p>0.29241797328</text:p>
              </table:table-cell>
              <table:table-cell office:value-type="float" office:value="0.286159515381">
                <text:p>0.286159515381</text:p>
              </table:table-cell>
              <table:table-cell office:value-type="float" office:value="0.290602147579">
                <text:p>0.29060214757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82366484404">
                <text:p>0.282366484404</text:p>
              </table:table-cell>
              <table:table-cell office:value-type="float" office:value="0.302612602711">
                <text:p>0.302612602711</text:p>
              </table:table-cell>
              <table:table-cell office:value-type="float" office:value="0.276904076338">
                <text:p>0.2769040763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3600389957">
                <text:p>0.283600389957</text:p>
              </table:table-cell>
              <table:table-cell office:value-type="float" office:value="0.290928065777">
                <text:p>0.290928065777</text:p>
              </table:table-cell>
              <table:table-cell office:value-type="float" office:value="0.285075992346">
                <text:p>0.2850759923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364048719">
                <text:p>0.286364048719</text:p>
              </table:table-cell>
              <table:table-cell office:value-type="float" office:value="0.290258258581">
                <text:p>0.290258258581</text:p>
              </table:table-cell>
              <table:table-cell office:value-type="float" office:value="0.291725456715">
                <text:p>0.2917254567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9751261473">
                <text:p>0.289751261473</text:p>
              </table:table-cell>
              <table:table-cell office:value-type="float" office:value="0.319923818111">
                <text:p>0.319923818111</text:p>
              </table:table-cell>
              <table:table-cell office:value-type="float" office:value="0.275266557932">
                <text:p>0.27526655793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9954870939">
                <text:p>0.289954870939</text:p>
              </table:table-cell>
              <table:table-cell office:value-type="float" office:value="0.295296907425">
                <text:p>0.295296907425</text:p>
              </table:table-cell>
              <table:table-cell office:value-type="float" office:value="0.282479673624">
                <text:p>0.2824796736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78635591269">
                <text:p>0.278635591269</text:p>
              </table:table-cell>
              <table:table-cell office:value-type="float" office:value="0.299284636974">
                <text:p>0.299284636974</text:p>
              </table:table-cell>
              <table:table-cell office:value-type="float" office:value="0.287392020226">
                <text:p>0.28739202022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5820186138">
                <text:p>0.285820186138</text:p>
              </table:table-cell>
              <table:table-cell office:value-type="float" office:value="0.293447375298">
                <text:p>0.293447375298</text:p>
              </table:table-cell>
              <table:table-cell office:value-type="float" office:value="0.280103445053">
                <text:p>0.2801034450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1883379221">
                <text:p>0.291883379221</text:p>
              </table:table-cell>
              <table:table-cell office:value-type="float" office:value="0.289144217968">
                <text:p>0.289144217968</text:p>
              </table:table-cell>
              <table:table-cell office:value-type="float" office:value="0.292062789202">
                <text:p>0.2920627892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1387001276">
                <text:p>0.281387001276</text:p>
              </table:table-cell>
              <table:table-cell office:value-type="float" office:value="0.306270509958">
                <text:p>0.306270509958</text:p>
              </table:table-cell>
              <table:table-cell office:value-type="float" office:value="0.284651994705">
                <text:p>0.2846519947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879404068">
                <text:p>0.28879404068</text:p>
              </table:table-cell>
              <table:table-cell office:value-type="float" office:value="0.294767022133">
                <text:p>0.294767022133</text:p>
              </table:table-cell>
              <table:table-cell office:value-type="float" office:value="0.277656495571">
                <text:p>0.27765649557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97563552856">
                <text:p>0.297563552856</text:p>
              </table:table-cell>
              <table:table-cell office:value-type="float" office:value="0.288110733032">
                <text:p>0.288110733032</text:p>
              </table:table-cell>
              <table:table-cell office:value-type="float" office:value="0.441587477922">
                <text:p>0.4415874779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2674372196">
                <text:p>0.282674372196</text:p>
              </table:table-cell>
              <table:table-cell office:value-type="float" office:value="0.29938018322">
                <text:p>0.29938018322</text:p>
              </table:table-cell>
              <table:table-cell office:value-type="float" office:value="0.289504289627">
                <text:p>0.28950428962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712891101837">
                <text:p>0.712891101837</text:p>
              </table:table-cell>
              <table:table-cell office:value-type="float" office:value="0.288522005081">
                <text:p>0.288522005081</text:p>
              </table:table-cell>
              <table:table-cell office:value-type="float" office:value="0.286065161228">
                <text:p>0.2860651612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409933298826">
                <text:p>0.409933298826</text:p>
              </table:table-cell>
              <table:table-cell office:value-type="float" office:value="0.294181287289">
                <text:p>0.294181287289</text:p>
              </table:table-cell>
              <table:table-cell office:value-type="float" office:value="0.292986750603">
                <text:p>0.29298675060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302884191275">
                <text:p>0.302884191275</text:p>
              </table:table-cell>
              <table:table-cell office:value-type="float" office:value="0.305337011814">
                <text:p>0.305337011814</text:p>
              </table:table-cell>
              <table:table-cell office:value-type="float" office:value="0.274669408798">
                <text:p>0.27466940879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0893852711">
                <text:p>0.290893852711</text:p>
              </table:table-cell>
              <table:table-cell office:value-type="float" office:value="0.292298734188">
                <text:p>0.292298734188</text:p>
              </table:table-cell>
              <table:table-cell office:value-type="float" office:value="0.291935324669">
                <text:p>0.2919353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scores.B21:scores.D26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281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22:scores.C26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22:scores.D26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58387">
                <text:p>0.58387</text:p>
                <draw:g>
                  <svg:desc>scores.C22:scores.C26</svg:desc>
                </draw:g>
              </table:table-cell>
              <table:table-cell office:value-type="float" office:value="0.39053">
                <text:p>0.39053</text:p>
                <draw:g>
                  <svg:desc>scores.D22:scores.D26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254">
                <text:p>0.7254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7317">
                <text:p>0.27317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1cm" svg:height="11.262cm" xlink:href=".." xlink:type="simple" chart:class="chart:scatter" chart:column-mapping="0 1 2" chart:style-name="ch1">
        <chart:legend chart:legend-position="bottom" svg:x="2.553cm" svg:y="10.479cm" style:legend-expansion="wide" chart:style-name="ch2"/>
        <chart:plot-area chart:style-name="ch3" table:cell-range-address="cost_epsilon_dropped.B5:cost_epsilon_dropped.E66" chart:data-source-has-labels="both" svg:x="1.327cm" svg:y="0.225cm" svg:width="14.168cm" svg:height="9.048cm">
          <chartooo:coordinate-region svg:x="2.054cm" svg:y="0.425cm" svg:width="13.069cm" svg:height="8.201cm"/>
          <chart:axis chart:dimension="x" chart:name="primary-x" chart:style-name="ch4" chartooo:axis-type="auto">
            <chart:title svg:x="7.891cm" svg:y="9.498cm" chart:style-name="ch5">
              <text:p>Epoch</text:p>
            </chart:title>
            <chart:categories table:cell-range-address="cost_epsilon_dropped.B6:cost_epsilon_dropped.B66"/>
          </chart:axis>
          <chart:axis chart:dimension="y" chart:name="primary-y" chart:style-name="ch6">
            <chart:title svg:x="0.451cm" svg:y="6.328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_epsilon_dropped.C6:cost_epsilon_dropped.C66" chart:label-cell-address="cost_epsilon_dropped.C5:cost_epsilon_dropped.C5" chart:class="chart:scatter">
            <chart:domain table:cell-range-address="cost_epsilon_dropped.B6:cost_epsilon_dropped.B66"/>
            <chart:data-point chart:repeated="61"/>
          </chart:series>
          <chart:series chart:style-name="ch10" chart:values-cell-range-address="cost_epsilon_dropped.D6:cost_epsilon_dropped.D66" chart:label-cell-address="cost_epsilon_dropped.D5:cost_epsilon_dropped.D5" chart:class="chart:scatter">
            <chart:data-point chart:repeated="61"/>
          </chart:series>
          <chart:series chart:style-name="ch11" chart:values-cell-range-address="cost_epsilon_dropped.E6:cost_epsilon_dropped.E66" chart:label-cell-address="cost_epsilon_dropped.E5:cost_epsilon_dropped.E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_epsilon_dropped.C5:cost_epsilon_dropped.C5</svg:desc>
                </draw:g>
              </table:table-cell>
              <table:table-cell office:value-type="string">
                <text:p>384 LSTM units</text:p>
                <draw:g>
                  <svg:desc>cost_epsilon_dropped.D5:cost_epsilon_dropped.D5</svg:desc>
                </draw:g>
              </table:table-cell>
              <table:table-cell office:value-type="string">
                <text:p>512 LSTM units</text:p>
                <draw:g>
                  <svg:desc>cost_epsilon_dropped.E5:cost_epsilon_dropped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1.09268248081">
                <text:p>1.09268248081</text:p>
                <draw:g>
                  <svg:desc>cost_epsilon_dropped.C6:cost_epsilon_dropped.C66</svg:desc>
                </draw:g>
              </table:table-cell>
              <table:table-cell office:value-type="float" office:value="1.05500984192">
                <text:p>1.05500984192</text:p>
                <draw:g>
                  <svg:desc>cost_epsilon_dropped.D6:cost_epsilon_dropped.D66</svg:desc>
                </draw:g>
              </table:table-cell>
              <table:table-cell office:value-type="float" office:value="1.12546002865">
                <text:p>1.12546002865</text:p>
                <draw:g>
                  <svg:desc>cost_epsilon_dropped.E6:cost_epsilon_dropped.E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127830505">
                <text:p>0.960127830505</text:p>
              </table:table-cell>
              <table:table-cell office:value-type="float" office:value="0.909132838249">
                <text:p>0.909132838249</text:p>
              </table:table-cell>
              <table:table-cell office:value-type="float" office:value="0.980627715588">
                <text:p>0.980627715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4351034164">
                <text:p>0.864351034164</text:p>
              </table:table-cell>
              <table:table-cell office:value-type="float" office:value="0.811792135239">
                <text:p>0.811792135239</text:p>
              </table:table-cell>
              <table:table-cell office:value-type="float" office:value="0.901872694492">
                <text:p>0.9018726944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7982335091">
                <text:p>0.797982335091</text:p>
              </table:table-cell>
              <table:table-cell office:value-type="float" office:value="0.756044328213">
                <text:p>0.756044328213</text:p>
              </table:table-cell>
              <table:table-cell office:value-type="float" office:value="0.834971010685">
                <text:p>0.834971010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37388372421">
                <text:p>0.737388372421</text:p>
              </table:table-cell>
              <table:table-cell office:value-type="float" office:value="0.670451283455">
                <text:p>0.670451283455</text:p>
              </table:table-cell>
              <table:table-cell office:value-type="float" office:value="0.767653644085">
                <text:p>0.7676536440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7449170351">
                <text:p>0.67449170351</text:p>
              </table:table-cell>
              <table:table-cell office:value-type="float" office:value="0.62537997961">
                <text:p>0.62537997961</text:p>
              </table:table-cell>
              <table:table-cell office:value-type="float" office:value="0.699932336807">
                <text:p>0.6999323368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98820984364">
                <text:p>0.598820984364</text:p>
              </table:table-cell>
              <table:table-cell office:value-type="float" office:value="0.569534897804">
                <text:p>0.569534897804</text:p>
              </table:table-cell>
              <table:table-cell office:value-type="float" office:value="0.654830336571">
                <text:p>0.6548303365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81115007401">
                <text:p>0.581115007401</text:p>
              </table:table-cell>
              <table:table-cell office:value-type="float" office:value="0.562282919884">
                <text:p>0.562282919884</text:p>
              </table:table-cell>
              <table:table-cell office:value-type="float" office:value="0.605601549149">
                <text:p>0.605601549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26688337326">
                <text:p>0.526688337326</text:p>
              </table:table-cell>
              <table:table-cell office:value-type="float" office:value="0.518144726753">
                <text:p>0.518144726753</text:p>
              </table:table-cell>
              <table:table-cell office:value-type="float" office:value="0.555069923401">
                <text:p>0.555069923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52458649874">
                <text:p>0.452458649874</text:p>
              </table:table-cell>
              <table:table-cell office:value-type="float" office:value="0.438013195992">
                <text:p>0.438013195992</text:p>
              </table:table-cell>
              <table:table-cell office:value-type="float" office:value="0.531126141548">
                <text:p>0.5311261415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46356207132">
                <text:p>0.446356207132</text:p>
              </table:table-cell>
              <table:table-cell office:value-type="float" office:value="0.378204643726">
                <text:p>0.378204643726</text:p>
              </table:table-cell>
              <table:table-cell office:value-type="float" office:value="0.45537212491">
                <text:p>0.4553721249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7955569029">
                <text:p>0.457955569029</text:p>
              </table:table-cell>
              <table:table-cell office:value-type="float" office:value="0.370507210493">
                <text:p>0.370507210493</text:p>
              </table:table-cell>
              <table:table-cell office:value-type="float" office:value="0.436574786901">
                <text:p>0.4365747869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58566343784">
                <text:p>0.358566343784</text:p>
              </table:table-cell>
              <table:table-cell office:value-type="float" office:value="0.344425320625">
                <text:p>0.344425320625</text:p>
              </table:table-cell>
              <table:table-cell office:value-type="float" office:value="0.437071591616">
                <text:p>0.4370715916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67342591286">
                <text:p>0.367342591286</text:p>
              </table:table-cell>
              <table:table-cell office:value-type="float" office:value="0.311558425426">
                <text:p>0.311558425426</text:p>
              </table:table-cell>
              <table:table-cell office:value-type="float" office:value="0.367444306612">
                <text:p>0.3674443066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6011767387">
                <text:p>0.336011767387</text:p>
              </table:table-cell>
              <table:table-cell office:value-type="float" office:value="0.316480875015">
                <text:p>0.316480875015</text:p>
              </table:table-cell>
              <table:table-cell office:value-type="float" office:value="0.3530138731">
                <text:p>0.35301387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27025234699">
                <text:p>0.327025234699</text:p>
              </table:table-cell>
              <table:table-cell office:value-type="float" office:value="0.298966944218">
                <text:p>0.298966944218</text:p>
              </table:table-cell>
              <table:table-cell office:value-type="float" office:value="0.328444927931">
                <text:p>0.3284449279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23775410652">
                <text:p>0.323775410652</text:p>
              </table:table-cell>
              <table:table-cell office:value-type="float" office:value="0.293449908495">
                <text:p>0.293449908495</text:p>
              </table:table-cell>
              <table:table-cell office:value-type="float" office:value="0.344729483128">
                <text:p>0.3447294831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3040385246">
                <text:p>0.303040385246</text:p>
              </table:table-cell>
              <table:table-cell office:value-type="float" office:value="0.294116258621">
                <text:p>0.294116258621</text:p>
              </table:table-cell>
              <table:table-cell office:value-type="float" office:value="0.31572252512">
                <text:p>0.315722525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31466138363">
                <text:p>0.331466138363</text:p>
              </table:table-cell>
              <table:table-cell office:value-type="float" office:value="0.290708422661">
                <text:p>0.290708422661</text:p>
              </table:table-cell>
              <table:table-cell office:value-type="float" office:value="0.310973167419">
                <text:p>0.3109731674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6632140875">
                <text:p>0.296632140875</text:p>
              </table:table-cell>
              <table:table-cell office:value-type="float" office:value="0.299673080444">
                <text:p>0.299673080444</text:p>
              </table:table-cell>
              <table:table-cell office:value-type="float" office:value="0.342713236809">
                <text:p>0.3427132368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9541512728">
                <text:p>0.289541512728</text:p>
              </table:table-cell>
              <table:table-cell office:value-type="float" office:value="0.28449767828">
                <text:p>0.28449767828</text:p>
              </table:table-cell>
              <table:table-cell office:value-type="float" office:value="0.308536320925">
                <text:p>0.308536320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31799274683">
                <text:p>0.31799274683</text:p>
              </table:table-cell>
              <table:table-cell office:value-type="float" office:value="0.336494296789">
                <text:p>0.336494296789</text:p>
              </table:table-cell>
              <table:table-cell office:value-type="float" office:value="0.300947487354">
                <text:p>0.300947487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1467249393">
                <text:p>0.291467249393</text:p>
              </table:table-cell>
              <table:table-cell office:value-type="float" office:value="0.283479988575">
                <text:p>0.283479988575</text:p>
              </table:table-cell>
              <table:table-cell office:value-type="float" office:value="0.302480578423">
                <text:p>0.3024805784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4141421318">
                <text:p>0.284141421318</text:p>
              </table:table-cell>
              <table:table-cell office:value-type="float" office:value="0.276081204414">
                <text:p>0.276081204414</text:p>
              </table:table-cell>
              <table:table-cell office:value-type="float" office:value="0.307565510273">
                <text:p>0.307565510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5250386">
                <text:p>0.295250386</text:p>
              </table:table-cell>
              <table:table-cell office:value-type="float" office:value="0.274821639061">
                <text:p>0.274821639061</text:p>
              </table:table-cell>
              <table:table-cell office:value-type="float" office:value="0.301399111748">
                <text:p>0.3013991117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354421883821">
                <text:p>0.354421883821</text:p>
              </table:table-cell>
              <table:table-cell office:value-type="float" office:value="0.283736288548">
                <text:p>0.283736288548</text:p>
              </table:table-cell>
              <table:table-cell office:value-type="float" office:value="0.30054962635">
                <text:p>0.300549626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8506478071">
                <text:p>0.288506478071</text:p>
              </table:table-cell>
              <table:table-cell office:value-type="float" office:value="0.534754157066">
                <text:p>0.534754157066</text:p>
              </table:table-cell>
              <table:table-cell office:value-type="float" office:value="0.495329111814">
                <text:p>0.4953291118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7828525305">
                <text:p>0.297828525305</text:p>
              </table:table-cell>
              <table:table-cell office:value-type="float" office:value="0.277667015791">
                <text:p>0.277667015791</text:p>
              </table:table-cell>
              <table:table-cell office:value-type="float" office:value="0.299974113703">
                <text:p>0.2999741137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9278507233">
                <text:p>0.289278507233</text:p>
              </table:table-cell>
              <table:table-cell office:value-type="float" office:value="0.279427587986">
                <text:p>0.279427587986</text:p>
              </table:table-cell>
              <table:table-cell office:value-type="float" office:value="0.299322962761">
                <text:p>0.29932296276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318397760391">
                <text:p>0.318397760391</text:p>
              </table:table-cell>
              <table:table-cell office:value-type="float" office:value="0.283068925142">
                <text:p>0.283068925142</text:p>
              </table:table-cell>
              <table:table-cell office:value-type="float" office:value="0.299187153578">
                <text:p>0.2991871535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794193745">
                <text:p>0.290794193745</text:p>
              </table:table-cell>
              <table:table-cell office:value-type="float" office:value="0.272069603205">
                <text:p>0.272069603205</text:p>
              </table:table-cell>
              <table:table-cell office:value-type="float" office:value="0.296070843935">
                <text:p>0.2960708439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068418503">
                <text:p>0.283068418503</text:p>
              </table:table-cell>
              <table:table-cell office:value-type="float" office:value="0.273568928242">
                <text:p>0.273568928242</text:p>
              </table:table-cell>
              <table:table-cell office:value-type="float" office:value="0.29612082243">
                <text:p>0.296120822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05380791426">
                <text:p>0.305380791426</text:p>
              </table:table-cell>
              <table:table-cell office:value-type="float" office:value="0.394374519587">
                <text:p>0.394374519587</text:p>
              </table:table-cell>
              <table:table-cell office:value-type="float" office:value="0.300310015678">
                <text:p>0.3003100156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885197163">
                <text:p>0.291885197163</text:p>
              </table:table-cell>
              <table:table-cell office:value-type="float" office:value="0.282474249601">
                <text:p>0.282474249601</text:p>
              </table:table-cell>
              <table:table-cell office:value-type="float" office:value="0.296847254038">
                <text:p>0.2968472540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0878871679">
                <text:p>0.280878871679</text:p>
              </table:table-cell>
              <table:table-cell office:value-type="float" office:value="0.273330152035">
                <text:p>0.273330152035</text:p>
              </table:table-cell>
              <table:table-cell office:value-type="float" office:value="0.559904158115">
                <text:p>0.55990415811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93356180191">
                <text:p>0.293356180191</text:p>
              </table:table-cell>
              <table:table-cell office:value-type="float" office:value="0.266173362732">
                <text:p>0.266173362732</text:p>
              </table:table-cell>
              <table:table-cell office:value-type="float" office:value="0.300790041685">
                <text:p>0.3007900416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386727869511">
                <text:p>0.386727869511</text:p>
              </table:table-cell>
              <table:table-cell office:value-type="float" office:value="0.28034734726">
                <text:p>0.28034734726</text:p>
              </table:table-cell>
              <table:table-cell office:value-type="float" office:value="0.297033846378">
                <text:p>0.2970338463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0510962009">
                <text:p>0.280510962009</text:p>
              </table:table-cell>
              <table:table-cell office:value-type="float" office:value="0.272147715092">
                <text:p>0.272147715092</text:p>
              </table:table-cell>
              <table:table-cell office:value-type="float" office:value="0.298849195242">
                <text:p>0.2988491952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4075489044">
                <text:p>0.294075489044</text:p>
              </table:table-cell>
              <table:table-cell office:value-type="float" office:value="0.269048094749">
                <text:p>0.269048094749</text:p>
              </table:table-cell>
              <table:table-cell office:value-type="float" office:value="0.300134509802">
                <text:p>0.30013450980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81475007534">
                <text:p>0.281475007534</text:p>
              </table:table-cell>
              <table:table-cell office:value-type="float" office:value="0.276495039463">
                <text:p>0.276495039463</text:p>
              </table:table-cell>
              <table:table-cell office:value-type="float" office:value="0.295529395342">
                <text:p>0.29552939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1651884317">
                <text:p>0.281651884317</text:p>
              </table:table-cell>
              <table:table-cell office:value-type="float" office:value="0.270695924759">
                <text:p>0.270695924759</text:p>
              </table:table-cell>
              <table:table-cell office:value-type="float" office:value="0.294615060091">
                <text:p>0.2946150600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534841061">
                <text:p>0.291534841061</text:p>
              </table:table-cell>
              <table:table-cell office:value-type="float" office:value="0.266486346722">
                <text:p>0.266486346722</text:p>
              </table:table-cell>
              <table:table-cell office:value-type="float" office:value="0.298240244389">
                <text:p>0.2982402443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436132371426">
                <text:p>0.436132371426</text:p>
              </table:table-cell>
              <table:table-cell office:value-type="float" office:value="0.271296262741">
                <text:p>0.271296262741</text:p>
              </table:table-cell>
              <table:table-cell office:value-type="float" office:value="0.427883327007">
                <text:p>0.42788332700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9718657732">
                <text:p>0.289718657732</text:p>
              </table:table-cell>
              <table:table-cell office:value-type="float" office:value="0.272016555071">
                <text:p>0.272016555071</text:p>
              </table:table-cell>
              <table:table-cell office:value-type="float" office:value="0.30647110939">
                <text:p>0.30647110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86206573248">
                <text:p>0.286206573248</text:p>
              </table:table-cell>
              <table:table-cell office:value-type="float" office:value="0.279019415379">
                <text:p>0.279019415379</text:p>
              </table:table-cell>
              <table:table-cell office:value-type="float" office:value="0.296105980873">
                <text:p>0.2961059808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9215872288">
                <text:p>0.279215872288</text:p>
              </table:table-cell>
              <table:table-cell office:value-type="float" office:value="0.284540385008">
                <text:p>0.284540385008</text:p>
              </table:table-cell>
              <table:table-cell office:value-type="float" office:value="0.296902894974">
                <text:p>0.2969028949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92802631855">
                <text:p>0.292802631855</text:p>
              </table:table-cell>
              <table:table-cell office:value-type="float" office:value="0.267873108387">
                <text:p>0.267873108387</text:p>
              </table:table-cell>
              <table:table-cell office:value-type="float" office:value="0.295312285423">
                <text:p>0.29531228542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977469921">
                <text:p>0.286977469921</text:p>
              </table:table-cell>
              <table:table-cell office:value-type="float" office:value="0.277547001839">
                <text:p>0.277547001839</text:p>
              </table:table-cell>
              <table:table-cell office:value-type="float" office:value="0.296957790852">
                <text:p>0.29695779085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0457735062">
                <text:p>0.280457735062</text:p>
              </table:table-cell>
              <table:table-cell office:value-type="float" office:value="0.271902054548">
                <text:p>0.271902054548</text:p>
              </table:table-cell>
              <table:table-cell office:value-type="float" office:value="0.300135701895">
                <text:p>0.3001357018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90433168411">
                <text:p>0.290433168411</text:p>
              </table:table-cell>
              <table:table-cell office:value-type="float" office:value="0.267211616039">
                <text:p>0.267211616039</text:p>
              </table:table-cell>
              <table:table-cell office:value-type="float" office:value="0.297618657351">
                <text:p>0.2976186573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4738779068">
                <text:p>0.284738779068</text:p>
              </table:table-cell>
              <table:table-cell office:value-type="float" office:value="0.276815384626">
                <text:p>0.276815384626</text:p>
              </table:table-cell>
              <table:table-cell office:value-type="float" office:value="0.297289907932">
                <text:p>0.29728990793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9784309864">
                <text:p>0.29784309864</text:p>
              </table:table-cell>
              <table:table-cell office:value-type="float" office:value="0.266942024231">
                <text:p>0.266942024231</text:p>
              </table:table-cell>
              <table:table-cell office:value-type="float" office:value="0.294113606215">
                <text:p>0.2941136062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4156730175">
                <text:p>0.294156730175</text:p>
              </table:table-cell>
              <table:table-cell office:value-type="float" office:value="0.263615310192">
                <text:p>0.263615310192</text:p>
              </table:table-cell>
              <table:table-cell office:value-type="float" office:value="0.297380656004">
                <text:p>0.29738065600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6369949579">
                <text:p>0.286369949579</text:p>
              </table:table-cell>
              <table:table-cell office:value-type="float" office:value="0.275750935078">
                <text:p>0.275750935078</text:p>
              </table:table-cell>
              <table:table-cell office:value-type="float" office:value="0.550206959248">
                <text:p>0.55020695924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2550901175">
                <text:p>0.282550901175</text:p>
              </table:table-cell>
              <table:table-cell office:value-type="float" office:value="0.430967837572">
                <text:p>0.430967837572</text:p>
              </table:table-cell>
              <table:table-cell office:value-type="float" office:value="0.361543148756">
                <text:p>0.3615431487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88927346468">
                <text:p>0.288927346468</text:p>
              </table:table-cell>
              <table:table-cell office:value-type="float" office:value="0.273965328932">
                <text:p>0.273965328932</text:p>
              </table:table-cell>
              <table:table-cell office:value-type="float" office:value="0.305798918009">
                <text:p>0.3057989180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79940128326">
                <text:p>0.279940128326</text:p>
              </table:table-cell>
              <table:table-cell office:value-type="float" office:value="0.272443383932">
                <text:p>0.272443383932</text:p>
              </table:table-cell>
              <table:table-cell office:value-type="float" office:value="0.298650950193">
                <text:p>0.29865095019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90541499853">
                <text:p>0.290541499853</text:p>
              </table:table-cell>
              <table:table-cell office:value-type="float" office:value="0.270593583584">
                <text:p>0.270593583584</text:p>
              </table:table-cell>
              <table:table-cell office:value-type="float" office:value="0.300307154655">
                <text:p>0.3003071546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8957721591">
                <text:p>0.28957721591</text:p>
              </table:table-cell>
              <table:table-cell office:value-type="float" office:value="0.276858568192">
                <text:p>0.276858568192</text:p>
              </table:table-cell>
              <table:table-cell office:value-type="float" office:value="0.297354191542">
                <text:p>0.29735419154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9242873192">
                <text:p>0.279242873192</text:p>
              </table:table-cell>
              <table:table-cell office:value-type="float" office:value="0.271808743477">
                <text:p>0.271808743477</text:p>
              </table:table-cell>
              <table:table-cell office:value-type="float" office:value="0.301503032446">
                <text:p>0.3015030324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89829164743">
                <text:p>0.289829164743</text:p>
              </table:table-cell>
              <table:table-cell office:value-type="float" office:value="0.276947289705">
                <text:p>0.276947289705</text:p>
              </table:table-cell>
              <table:table-cell office:value-type="float" office:value="0.296589165926">
                <text:p>0.29658916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bottom" svg:x="5.092cm" svg:y="8.223cm" style:legend-expansion="wide" chart:style-name="ch2"/>
        <chart:plot-area chart:style-name="ch3" table:cell-range-address="scores.B22:scores.B26 scores.C21:scores.D21 scores.C34:scores.D37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34:scores.C37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34:scores.D37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90027">
                <text:p>0.90027</text:p>
                <draw:g>
                  <svg:desc>scores.C34:scores.C37</svg:desc>
                </draw:g>
              </table:table-cell>
              <table:table-cell office:value-type="float" office:value="0.6122">
                <text:p>0.6122</text:p>
                <draw:g>
                  <svg:desc>scores.D34:scores.D37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11672032448">
                <text:p>0.811672032448</text:p>
              </table:table-cell>
              <table:table-cell office:value-type="float" office:value="0.604331213949">
                <text:p>0.604331213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C64 learning_curve.B3:learning_curve.C3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4">
            <chart:title svg:x="0.451cm" svg:y="4.3cm" chart:style-name="ch6">
              <text:p>F1 score</text:p>
            </chart:title>
            <chart:grid chart:style-name="ch7" chart:class="major"/>
          </chart:axis>
          <chart:series chart:style-name="ch8" chart:values-cell-range-address="learning_curve.B4:learning_curve.B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9" chart:values-cell-range-address="learning_curve.C4:learning_curve.C64" chart:label-cell-address="learning_curve.C3:learning_curve.C3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1803104804">
                <text:p>0.181803104804</text:p>
                <draw:g>
                  <svg:desc>learning_curve.B4:learning_curve.B64</svg:desc>
                </draw:g>
              </table:table-cell>
              <table:table-cell office:value-type="float" office:value="0.199701742849">
                <text:p>0.199701742849</text:p>
                <draw:g>
                  <svg:desc>learning_curve.C4:learning_curve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74688682674">
                <text:p>0.174688682674</text:p>
              </table:table-cell>
              <table:table-cell office:value-type="float" office:value="0.20352515848">
                <text:p>0.2035251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67148698094">
                <text:p>0.167148698094</text:p>
              </table:table-cell>
              <table:table-cell office:value-type="float" office:value="0.190210829386">
                <text:p>0.19021082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5291803401">
                <text:p>0.175291803401</text:p>
              </table:table-cell>
              <table:table-cell office:value-type="float" office:value="0.193610584754">
                <text:p>0.19361058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541797105043">
                <text:p>0.0541797105043</text:p>
              </table:table-cell>
              <table:table-cell office:value-type="float" office:value="0.033264033264">
                <text:p>0.033264033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7710844659">
                <text:p>0.07710844659</text:p>
              </table:table-cell>
              <table:table-cell office:value-type="float" office:value="0.0494421929377">
                <text:p>0.049442192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300781377709">
                <text:p>0.0300781377709</text:p>
              </table:table-cell>
              <table:table-cell office:value-type="float" office:value="0.0172972972973">
                <text:p>0.01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40360111323">
                <text:p>0.0440360111323</text:p>
              </table:table-cell>
              <table:table-cell office:value-type="float" office:value="0.0339161338139">
                <text:p>0.033916133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13185668961">
                <text:p>0.0513185668961</text:p>
              </table:table-cell>
              <table:table-cell office:value-type="float" office:value="0.0285378257514">
                <text:p>0.028537825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346565778018">
                <text:p>0.0346565778018</text:p>
              </table:table-cell>
              <table:table-cell office:value-type="float" office:value="0.0347630747631">
                <text:p>0.03476307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906366841672">
                <text:p>0.0906366841672</text:p>
              </table:table-cell>
              <table:table-cell office:value-type="float" office:value="0.0856200856201">
                <text:p>0.0856200856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71348008">
                <text:p>0.12171348008</text:p>
              </table:table-cell>
              <table:table-cell office:value-type="float" office:value="0.104846037414">
                <text:p>0.10484603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87838300581">
                <text:p>0.187838300581</text:p>
              </table:table-cell>
              <table:table-cell office:value-type="float" office:value="0.138883408956">
                <text:p>0.13888340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62749006251">
                <text:p>0.262749006251</text:p>
              </table:table-cell>
              <table:table-cell office:value-type="float" office:value="0.199001776204">
                <text:p>0.19900177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99135407171">
                <text:p>0.299135407171</text:p>
              </table:table-cell>
              <table:table-cell office:value-type="float" office:value="0.244233703057">
                <text:p>0.24423370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80105046423">
                <text:p>0.380105046423</text:p>
              </table:table-cell>
              <table:table-cell office:value-type="float" office:value="0.337010369466">
                <text:p>0.337010369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42070492421">
                <text:p>0.342070492421</text:p>
              </table:table-cell>
              <table:table-cell office:value-type="float" office:value="0.280689739513">
                <text:p>0.28068973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3722756641">
                <text:p>0.43722756641</text:p>
              </table:table-cell>
              <table:table-cell office:value-type="float" office:value="0.362348182569">
                <text:p>0.36234818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473719028848">
                <text:p>0.473719028848</text:p>
              </table:table-cell>
              <table:table-cell office:value-type="float" office:value="0.433404824609">
                <text:p>0.43340482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385773121427">
                <text:p>0.385773121427</text:p>
              </table:table-cell>
              <table:table-cell office:value-type="float" office:value="0.297658471572">
                <text:p>0.29765847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476771613573">
                <text:p>0.476771613573</text:p>
              </table:table-cell>
              <table:table-cell office:value-type="float" office:value="0.41566133354">
                <text:p>0.41566133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516351492683">
                <text:p>0.516351492683</text:p>
              </table:table-cell>
              <table:table-cell office:value-type="float" office:value="0.455059590506">
                <text:p>0.45505959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545017394999">
                <text:p>0.545017394999</text:p>
              </table:table-cell>
              <table:table-cell office:value-type="float" office:value="0.485327929571">
                <text:p>0.485327929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519542020832">
                <text:p>0.519542020832</text:p>
              </table:table-cell>
              <table:table-cell office:value-type="float" office:value="0.433754376612">
                <text:p>0.433754376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578920579111">
                <text:p>0.578920579111</text:p>
              </table:table-cell>
              <table:table-cell office:value-type="float" office:value="0.51116618665">
                <text:p>0.51116618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08645458376">
                <text:p>0.608645458376</text:p>
              </table:table-cell>
              <table:table-cell office:value-type="float" office:value="0.533057154001">
                <text:p>0.533057154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290085197691">
                <text:p>0.290085197691</text:p>
              </table:table-cell>
              <table:table-cell office:value-type="float" office:value="0.242635376302">
                <text:p>0.242635376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598755158036">
                <text:p>0.598755158036</text:p>
              </table:table-cell>
              <table:table-cell office:value-type="float" office:value="0.528156715006">
                <text:p>0.528156715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29055215319">
                <text:p>0.629055215319</text:p>
              </table:table-cell>
              <table:table-cell office:value-type="float" office:value="0.564151713451">
                <text:p>0.56415171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640014394764">
                <text:p>0.640014394764</text:p>
              </table:table-cell>
              <table:table-cell office:value-type="float" office:value="0.562024003607">
                <text:p>0.56202400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643154493721">
                <text:p>0.643154493721</text:p>
              </table:table-cell>
              <table:table-cell office:value-type="float" office:value="0.556811544508">
                <text:p>0.55681154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699467774616">
                <text:p>0.699467774616</text:p>
              </table:table-cell>
              <table:table-cell office:value-type="float" office:value="0.573538994592">
                <text:p>0.573538994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696483005544">
                <text:p>0.696483005544</text:p>
              </table:table-cell>
              <table:table-cell office:value-type="float" office:value="0.593811581312">
                <text:p>0.59381158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728101154295">
                <text:p>0.728101154295</text:p>
              </table:table-cell>
              <table:table-cell office:value-type="float" office:value="0.615185962985">
                <text:p>0.61518596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252785707229">
                <text:p>0.252785707229</text:p>
              </table:table-cell>
              <table:table-cell office:value-type="float" office:value="0.215814109344">
                <text:p>0.215814109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619765733143">
                <text:p>0.619765733143</text:p>
              </table:table-cell>
              <table:table-cell office:value-type="float" office:value="0.540296393618">
                <text:p>0.54029639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648590074539">
                <text:p>0.648590074539</text:p>
              </table:table-cell>
              <table:table-cell office:value-type="float" office:value="0.547392368616">
                <text:p>0.54739236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7019899082">
                <text:p>0.7019899082</text:p>
              </table:table-cell>
              <table:table-cell office:value-type="float" office:value="0.594162494447">
                <text:p>0.594162494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768171327286">
                <text:p>0.768171327286</text:p>
              </table:table-cell>
              <table:table-cell office:value-type="float" office:value="0.636507482577">
                <text:p>0.63650748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17490005567">
                <text:p>0.817490005567</text:p>
              </table:table-cell>
              <table:table-cell office:value-type="float" office:value="0.679828127353">
                <text:p>0.67982812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845332857854">
                <text:p>0.845332857854</text:p>
              </table:table-cell>
              <table:table-cell office:value-type="float" office:value="0.703069402457">
                <text:p>0.703069402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882438530954">
                <text:p>0.882438530954</text:p>
              </table:table-cell>
              <table:table-cell office:value-type="float" office:value="0.710782358288">
                <text:p>0.71078235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368950652299">
                <text:p>0.368950652299</text:p>
              </table:table-cell>
              <table:table-cell office:value-type="float" office:value="0.32401640344">
                <text:p>0.3240164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634864377524">
                <text:p>0.634864377524</text:p>
              </table:table-cell>
              <table:table-cell office:value-type="float" office:value="0.525408461827">
                <text:p>0.52540846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720106485633">
                <text:p>0.720106485633</text:p>
              </table:table-cell>
              <table:table-cell office:value-type="float" office:value="0.612868073168">
                <text:p>0.61286807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816386385672">
                <text:p>0.816386385672</text:p>
              </table:table-cell>
              <table:table-cell office:value-type="float" office:value="0.678628971199">
                <text:p>0.67862897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857038685873">
                <text:p>0.857038685873</text:p>
              </table:table-cell>
              <table:table-cell office:value-type="float" office:value="0.711166427178">
                <text:p>0.71116642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895713444369">
                <text:p>0.895713444369</text:p>
              </table:table-cell>
              <table:table-cell office:value-type="float" office:value="0.723694995465">
                <text:p>0.72369499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0456525988">
                <text:p>0.90456525988</text:p>
              </table:table-cell>
              <table:table-cell office:value-type="float" office:value="0.710954775207">
                <text:p>0.7109547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11537351937">
                <text:p>0.911537351937</text:p>
              </table:table-cell>
              <table:table-cell office:value-type="float" office:value="0.737874365706">
                <text:p>0.737874365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17672534908">
                <text:p>0.917672534908</text:p>
              </table:table-cell>
              <table:table-cell office:value-type="float" office:value="0.735568195123">
                <text:p>0.735568195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25035387608">
                <text:p>0.925035387608</text:p>
              </table:table-cell>
              <table:table-cell office:value-type="float" office:value="0.743846008022">
                <text:p>0.74384600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28679090117">
                <text:p>0.928679090117</text:p>
              </table:table-cell>
              <table:table-cell office:value-type="float" office:value="0.74658032834">
                <text:p>0.74658032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295275554713">
                <text:p>0.295275554713</text:p>
              </table:table-cell>
              <table:table-cell office:value-type="float" office:value="0.259745178858">
                <text:p>0.259745178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4372732948">
                <text:p>0.4372732948</text:p>
              </table:table-cell>
              <table:table-cell office:value-type="float" office:value="0.361632401632">
                <text:p>0.361632401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606463946719">
                <text:p>0.606463946719</text:p>
              </table:table-cell>
              <table:table-cell office:value-type="float" office:value="0.544993983058">
                <text:p>0.54499398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699271612564">
                <text:p>0.699271612564</text:p>
              </table:table-cell>
              <table:table-cell office:value-type="float" office:value="0.598336318105">
                <text:p>0.598336318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79628307641">
                <text:p>0.79628307641</text:p>
              </table:table-cell>
              <table:table-cell office:value-type="float" office:value="0.656370567364">
                <text:p>0.656370567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44547100981">
                <text:p>0.844547100981</text:p>
              </table:table-cell>
              <table:table-cell office:value-type="float" office:value="0.693216188511">
                <text:p>0.693216188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7255352311">
                <text:p>0.877255352311</text:p>
              </table:table-cell>
              <table:table-cell office:value-type="float" office:value="0.71630786323">
                <text:p>0.7163078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legend chart:legend-position="end" svg:x="13.278cm" svg:y="3.456cm" style:legend-expansion="high" chart:style-name="ch2"/>
        <chart:plot-area chart:style-name="ch3" table:cell-range-address="cost512.B5:cost512.F66" chart:data-source-has-labels="both" svg:x="0.319cm" svg:y="0.18cm" svg:width="12.64cm" svg:height="8.645cm">
          <chartooo:coordinate-region svg:x="1.046cm" svg:y="0.38cm" svg:width="11.541cm" svg:height="7.798cm"/>
          <chart:axis chart:dimension="x" chart:name="primary-x" chart:style-name="ch4" chartooo:axis-type="auto">
            <chart:categories table:cell-range-address="cost512.B6:cost512.B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512.C6:cost512.C66" chart:label-cell-address="cost512.C5:cost512.C5" chart:class="chart:scatter">
            <chart:domain table:cell-range-address="cost512.B6:cost512.B66"/>
            <chart:data-point chart:repeated="61"/>
          </chart:series>
          <chart:series chart:style-name="ch7" chart:values-cell-range-address="cost512.D6:cost512.D66" chart:label-cell-address="cost512.D5:cost512.D5" chart:class="chart:scatter">
            <chart:data-point chart:repeated="61"/>
          </chart:series>
          <chart:series chart:style-name="ch8" chart:values-cell-range-address="cost512.E6:cost512.E66" chart:label-cell-address="cost512.E5:cost512.E5" chart:class="chart:scatter">
            <chart:data-point chart:repeated="61"/>
          </chart:series>
          <chart:series chart:style-name="ch9" chart:values-cell-range-address="cost512.F6:cost512.F66" chart:label-cell-address="cost512.F5:cost512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8</text:p>
                <draw:g>
                  <svg:desc>cost512.C5:cost512.C5</svg:desc>
                </draw:g>
              </table:table-cell>
              <table:table-cell office:value-type="string">
                <text:p>1.00E-04</text:p>
                <draw:g>
                  <svg:desc>cost512.D5:cost512.D5</svg:desc>
                </draw:g>
              </table:table-cell>
              <table:table-cell office:value-type="string">
                <text:p>1.00E-03</text:p>
                <draw:g>
                  <svg:desc>cost512.E5:cost512.E5</svg:desc>
                </draw:g>
              </table:table-cell>
              <table:table-cell office:value-type="string">
                <text:p>1.00E-02</text:p>
                <draw:g>
                  <svg:desc>cost512.F5:cost512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1.09006750584">
                <text:p>1.09006750584</text:p>
                <draw:g>
                  <svg:desc>cost512.C6:cost512.C66</svg:desc>
                </draw:g>
              </table:table-cell>
              <table:table-cell office:value-type="float" office:value="1.12546002865">
                <text:p>1.12546002865</text:p>
                <draw:g>
                  <svg:desc>cost512.D6:cost512.D66</svg:desc>
                </draw:g>
              </table:table-cell>
              <table:table-cell office:value-type="float" office:value="1.06458830833">
                <text:p>1.06458830833</text:p>
                <draw:g>
                  <svg:desc>cost512.E6:cost512.E66</svg:desc>
                </draw:g>
              </table:table-cell>
              <table:table-cell office:value-type="float" office:value="1.16433954239">
                <text:p>1.16433954239</text:p>
                <draw:g>
                  <svg:desc>cost512.F6:cost512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6830768585">
                <text:p>0.926830768585</text:p>
              </table:table-cell>
              <table:table-cell office:value-type="float" office:value="0.980627715588">
                <text:p>0.980627715588</text:p>
              </table:table-cell>
              <table:table-cell office:value-type="float" office:value="1.00729548931">
                <text:p>1.00729548931</text:p>
              </table:table-cell>
              <table:table-cell office:value-type="float" office:value="1.09736549854">
                <text:p>1.09736549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547832012">
                <text:p>0.819547832012</text:p>
              </table:table-cell>
              <table:table-cell office:value-type="float" office:value="0.901872694492">
                <text:p>0.901872694492</text:p>
              </table:table-cell>
              <table:table-cell office:value-type="float" office:value="0.957248032093">
                <text:p>0.957248032093</text:p>
              </table:table-cell>
              <table:table-cell office:value-type="float" office:value="1.07003128529">
                <text:p>1.07003128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26513445377">
                <text:p>0.726513445377</text:p>
              </table:table-cell>
              <table:table-cell office:value-type="float" office:value="0.834971010685">
                <text:p>0.834971010685</text:p>
              </table:table-cell>
              <table:table-cell office:value-type="float" office:value="0.903292059898">
                <text:p>0.903292059898</text:p>
              </table:table-cell>
              <table:table-cell office:value-type="float" office:value="1.0362329483">
                <text:p>1.03623294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55725300312">
                <text:p>0.655725300312</text:p>
              </table:table-cell>
              <table:table-cell office:value-type="float" office:value="0.767653644085">
                <text:p>0.767653644085</text:p>
              </table:table-cell>
              <table:table-cell office:value-type="float" office:value="0.878514707088">
                <text:p>0.878514707088</text:p>
              </table:table-cell>
              <table:table-cell office:value-type="float" office:value="1.00146615505">
                <text:p>1.00146615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16973459721">
                <text:p>0.616973459721</text:p>
              </table:table-cell>
              <table:table-cell office:value-type="float" office:value="0.699932336807">
                <text:p>0.699932336807</text:p>
              </table:table-cell>
              <table:table-cell office:value-type="float" office:value="0.844288527966">
                <text:p>0.844288527966</text:p>
              </table:table-cell>
              <table:table-cell office:value-type="float" office:value="0.994281411171">
                <text:p>0.9942814111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4822733402">
                <text:p>0.564822733402</text:p>
              </table:table-cell>
              <table:table-cell office:value-type="float" office:value="0.654830336571">
                <text:p>0.654830336571</text:p>
              </table:table-cell>
              <table:table-cell office:value-type="float" office:value="0.820753633976">
                <text:p>0.820753633976</text:p>
              </table:table-cell>
              <table:table-cell office:value-type="float" office:value="0.974562168121">
                <text:p>0.9745621681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30693471432">
                <text:p>0.530693471432</text:p>
              </table:table-cell>
              <table:table-cell office:value-type="float" office:value="0.605601549149">
                <text:p>0.605601549149</text:p>
              </table:table-cell>
              <table:table-cell office:value-type="float" office:value="0.752327382565">
                <text:p>0.752327382565</text:p>
              </table:table-cell>
              <table:table-cell office:value-type="float" office:value="0.958358168602">
                <text:p>0.9583581686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98189389706">
                <text:p>0.498189389706</text:p>
              </table:table-cell>
              <table:table-cell office:value-type="float" office:value="0.555069923401">
                <text:p>0.555069923401</text:p>
              </table:table-cell>
              <table:table-cell office:value-type="float" office:value="0.72276955843">
                <text:p>0.72276955843</text:p>
              </table:table-cell>
              <table:table-cell office:value-type="float" office:value="0.950349509716">
                <text:p>0.9503495097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43502664566">
                <text:p>0.443502664566</text:p>
              </table:table-cell>
              <table:table-cell office:value-type="float" office:value="0.531126141548">
                <text:p>0.531126141548</text:p>
              </table:table-cell>
              <table:table-cell office:value-type="float" office:value="0.704061508179">
                <text:p>0.704061508179</text:p>
              </table:table-cell>
              <table:table-cell office:value-type="float" office:value="0.922901630402">
                <text:p>0.9229016304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12244290113">
                <text:p>0.412244290113</text:p>
              </table:table-cell>
              <table:table-cell office:value-type="float" office:value="0.45537212491">
                <text:p>0.45537212491</text:p>
              </table:table-cell>
              <table:table-cell office:value-type="float" office:value="0.670836210251">
                <text:p>0.670836210251</text:p>
              </table:table-cell>
              <table:table-cell office:value-type="float" office:value="0.931782484055">
                <text:p>0.93178248405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82190495729">
                <text:p>0.382190495729</text:p>
              </table:table-cell>
              <table:table-cell office:value-type="float" office:value="0.436574786901">
                <text:p>0.436574786901</text:p>
              </table:table-cell>
              <table:table-cell office:value-type="float" office:value="0.63304245472">
                <text:p>0.63304245472</text:p>
              </table:table-cell>
              <table:table-cell office:value-type="float" office:value="0.934383630753">
                <text:p>0.9343836307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1848086119">
                <text:p>0.361848086119</text:p>
              </table:table-cell>
              <table:table-cell office:value-type="float" office:value="0.437071591616">
                <text:p>0.437071591616</text:p>
              </table:table-cell>
              <table:table-cell office:value-type="float" office:value="0.643942952156">
                <text:p>0.643942952156</text:p>
              </table:table-cell>
              <table:table-cell office:value-type="float" office:value="0.900453865528">
                <text:p>0.9004538655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43493133783">
                <text:p>0.343493133783</text:p>
              </table:table-cell>
              <table:table-cell office:value-type="float" office:value="0.367444306612">
                <text:p>0.367444306612</text:p>
              </table:table-cell>
              <table:table-cell office:value-type="float" office:value="0.616523861885">
                <text:p>0.616523861885</text:p>
              </table:table-cell>
              <table:table-cell office:value-type="float" office:value="0.901138305664">
                <text:p>0.9011383056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2263019681">
                <text:p>0.32263019681</text:p>
              </table:table-cell>
              <table:table-cell office:value-type="float" office:value="0.3530138731">
                <text:p>0.3530138731</text:p>
              </table:table-cell>
              <table:table-cell office:value-type="float" office:value="0.567466557026">
                <text:p>0.567466557026</text:p>
              </table:table-cell>
              <table:table-cell office:value-type="float" office:value="0.90484982729">
                <text:p>0.904849827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9654265642">
                <text:p>0.309654265642</text:p>
              </table:table-cell>
              <table:table-cell office:value-type="float" office:value="0.328444927931">
                <text:p>0.328444927931</text:p>
              </table:table-cell>
              <table:table-cell office:value-type="float" office:value="0.571888327599">
                <text:p>0.571888327599</text:p>
              </table:table-cell>
              <table:table-cell office:value-type="float" office:value="0.898056328297">
                <text:p>0.898056328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16660404205">
                <text:p>0.316660404205</text:p>
              </table:table-cell>
              <table:table-cell office:value-type="float" office:value="0.344729483128">
                <text:p>0.344729483128</text:p>
              </table:table-cell>
              <table:table-cell office:value-type="float" office:value="0.54961836338">
                <text:p>0.54961836338</text:p>
              </table:table-cell>
              <table:table-cell office:value-type="float" office:value="0.891780674458">
                <text:p>0.8917806744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6582370996">
                <text:p>0.296582370996</text:p>
              </table:table-cell>
              <table:table-cell office:value-type="float" office:value="0.31572252512">
                <text:p>0.31572252512</text:p>
              </table:table-cell>
              <table:table-cell office:value-type="float" office:value="0.53119301796">
                <text:p>0.53119301796</text:p>
              </table:table-cell>
              <table:table-cell office:value-type="float" office:value="0.884879231453">
                <text:p>0.8848792314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5766860247">
                <text:p>0.295766860247</text:p>
              </table:table-cell>
              <table:table-cell office:value-type="float" office:value="0.310973167419">
                <text:p>0.310973167419</text:p>
              </table:table-cell>
              <table:table-cell office:value-type="float" office:value="0.506187736988">
                <text:p>0.506187736988</text:p>
              </table:table-cell>
              <table:table-cell office:value-type="float" office:value="0.879826009274">
                <text:p>0.87982600927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9597322941">
                <text:p>0.299597322941</text:p>
              </table:table-cell>
              <table:table-cell office:value-type="float" office:value="0.342713236809">
                <text:p>0.342713236809</text:p>
              </table:table-cell>
              <table:table-cell office:value-type="float" office:value="0.508213996887">
                <text:p>0.508213996887</text:p>
              </table:table-cell>
              <table:table-cell office:value-type="float" office:value="0.880784511566">
                <text:p>0.8807845115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2386004925">
                <text:p>0.282386004925</text:p>
              </table:table-cell>
              <table:table-cell office:value-type="float" office:value="0.308536320925">
                <text:p>0.308536320925</text:p>
              </table:table-cell>
              <table:table-cell office:value-type="float" office:value="0.516784906387">
                <text:p>0.516784906387</text:p>
              </table:table-cell>
              <table:table-cell office:value-type="float" office:value="0.873281061649">
                <text:p>0.8732810616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9852559566">
                <text:p>0.289852559566</text:p>
              </table:table-cell>
              <table:table-cell office:value-type="float" office:value="0.300947487354">
                <text:p>0.300947487354</text:p>
              </table:table-cell>
              <table:table-cell office:value-type="float" office:value="0.529671549797">
                <text:p>0.529671549797</text:p>
              </table:table-cell>
              <table:table-cell office:value-type="float" office:value="0.877122163773">
                <text:p>0.8771221637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4867426157">
                <text:p>0.294867426157</text:p>
              </table:table-cell>
              <table:table-cell office:value-type="float" office:value="0.302480578423">
                <text:p>0.302480578423</text:p>
              </table:table-cell>
              <table:table-cell office:value-type="float" office:value="0.470800161362">
                <text:p>0.470800161362</text:p>
              </table:table-cell>
              <table:table-cell office:value-type="float" office:value="0.883479237556">
                <text:p>0.8834792375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1011492014">
                <text:p>0.281011492014</text:p>
              </table:table-cell>
              <table:table-cell office:value-type="float" office:value="0.307565510273">
                <text:p>0.307565510273</text:p>
              </table:table-cell>
              <table:table-cell office:value-type="float" office:value="0.515071213245">
                <text:p>0.515071213245</text:p>
              </table:table-cell>
              <table:table-cell office:value-type="float" office:value="0.842524468899">
                <text:p>0.8425244688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86534160376">
                <text:p>0.286534160376</text:p>
              </table:table-cell>
              <table:table-cell office:value-type="float" office:value="0.301399111748">
                <text:p>0.301399111748</text:p>
              </table:table-cell>
              <table:table-cell office:value-type="float" office:value="0.451449632645">
                <text:p>0.451449632645</text:p>
              </table:table-cell>
              <table:table-cell office:value-type="float" office:value="0.854107737541">
                <text:p>0.8541077375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290146738291">
                <text:p>0.290146738291</text:p>
              </table:table-cell>
              <table:table-cell office:value-type="float" office:value="0.30054962635">
                <text:p>0.30054962635</text:p>
              </table:table-cell>
              <table:table-cell office:value-type="float" office:value="0.424155056477">
                <text:p>0.424155056477</text:p>
              </table:table-cell>
              <table:table-cell office:value-type="float" office:value="0.86209666729">
                <text:p>0.86209666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3869683743">
                <text:p>0.283869683743</text:p>
              </table:table-cell>
              <table:table-cell office:value-type="float" office:value="0.495329111814">
                <text:p>0.495329111814</text:p>
              </table:table-cell>
              <table:table-cell office:value-type="float" office:value="0.482194364071">
                <text:p>0.482194364071</text:p>
              </table:table-cell>
              <table:table-cell office:value-type="float" office:value="0.829777002335">
                <text:p>0.82977700233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2083024979">
                <text:p>0.292083024979</text:p>
              </table:table-cell>
              <table:table-cell office:value-type="float" office:value="0.299974113703">
                <text:p>0.299974113703</text:p>
              </table:table-cell>
              <table:table-cell office:value-type="float" office:value="0.473902016878">
                <text:p>0.473902016878</text:p>
              </table:table-cell>
              <table:table-cell office:value-type="float" office:value="0.848740637302">
                <text:p>0.8487406373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5975247622">
                <text:p>0.285975247622</text:p>
              </table:table-cell>
              <table:table-cell office:value-type="float" office:value="0.299322962761">
                <text:p>0.299322962761</text:p>
              </table:table-cell>
              <table:table-cell office:value-type="float" office:value="0.388629585505">
                <text:p>0.388629585505</text:p>
              </table:table-cell>
              <table:table-cell office:value-type="float" office:value="0.841908991337">
                <text:p>0.84190899133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78032362461">
                <text:p>0.278032362461</text:p>
              </table:table-cell>
              <table:table-cell office:value-type="float" office:value="0.299187153578">
                <text:p>0.299187153578</text:p>
              </table:table-cell>
              <table:table-cell office:value-type="float" office:value="0.378345221281">
                <text:p>0.378345221281</text:p>
              </table:table-cell>
              <table:table-cell office:value-type="float" office:value="0.823258280754">
                <text:p>0.8232582807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63051939">
                <text:p>0.29063051939</text:p>
              </table:table-cell>
              <table:table-cell office:value-type="float" office:value="0.296070843935">
                <text:p>0.296070843935</text:p>
              </table:table-cell>
              <table:table-cell office:value-type="float" office:value="0.402855634689">
                <text:p>0.402855634689</text:p>
              </table:table-cell>
              <table:table-cell office:value-type="float" office:value="0.844293475151">
                <text:p>0.84429347515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391443490982">
                <text:p>0.391443490982</text:p>
              </table:table-cell>
              <table:table-cell office:value-type="float" office:value="0.29612082243">
                <text:p>0.29612082243</text:p>
              </table:table-cell>
              <table:table-cell office:value-type="float" office:value="0.387697249651">
                <text:p>0.387697249651</text:p>
              </table:table-cell>
              <table:table-cell office:value-type="float" office:value="0.833947300911">
                <text:p>0.8339473009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5016715527">
                <text:p>0.285016715527</text:p>
              </table:table-cell>
              <table:table-cell office:value-type="float" office:value="0.300310015678">
                <text:p>0.300310015678</text:p>
              </table:table-cell>
              <table:table-cell office:value-type="float" office:value="0.392450749874">
                <text:p>0.392450749874</text:p>
              </table:table-cell>
              <table:table-cell office:value-type="float" office:value="0.810699701309">
                <text:p>0.81069970130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978567839">
                <text:p>0.291978567839</text:p>
              </table:table-cell>
              <table:table-cell office:value-type="float" office:value="0.296847254038">
                <text:p>0.296847254038</text:p>
              </table:table-cell>
              <table:table-cell office:value-type="float" office:value="0.350642710924">
                <text:p>0.350642710924</text:p>
              </table:table-cell>
              <table:table-cell office:value-type="float" office:value="0.815244197845">
                <text:p>0.8152441978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74771749973">
                <text:p>0.274771749973</text:p>
              </table:table-cell>
              <table:table-cell office:value-type="float" office:value="0.559904158115">
                <text:p>0.559904158115</text:p>
              </table:table-cell>
              <table:table-cell office:value-type="float" office:value="0.346168100834">
                <text:p>0.346168100834</text:p>
              </table:table-cell>
              <table:table-cell office:value-type="float" office:value="0.798603415489">
                <text:p>0.7986034154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4147441387">
                <text:p>0.284147441387</text:p>
              </table:table-cell>
              <table:table-cell office:value-type="float" office:value="0.300790041685">
                <text:p>0.300790041685</text:p>
              </table:table-cell>
              <table:table-cell office:value-type="float" office:value="0.454215228558">
                <text:p>0.454215228558</text:p>
              </table:table-cell>
              <table:table-cell office:value-type="float" office:value="0.81302022934">
                <text:p>0.81302022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5887867212">
                <text:p>0.285887867212</text:p>
              </table:table-cell>
              <table:table-cell office:value-type="float" office:value="0.297033846378">
                <text:p>0.297033846378</text:p>
              </table:table-cell>
              <table:table-cell office:value-type="float" office:value="0.408636540174">
                <text:p>0.408636540174</text:p>
              </table:table-cell>
              <table:table-cell office:value-type="float" office:value="0.785195291042">
                <text:p>0.7851952910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78079271317">
                <text:p>0.278079271317</text:p>
              </table:table-cell>
              <table:table-cell office:value-type="float" office:value="0.298849195242">
                <text:p>0.298849195242</text:p>
              </table:table-cell>
              <table:table-cell office:value-type="float" office:value="0.358835726976">
                <text:p>0.358835726976</text:p>
              </table:table-cell>
              <table:table-cell office:value-type="float" office:value="0.754303574562">
                <text:p>0.754303574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0756464005">
                <text:p>0.290756464005</text:p>
              </table:table-cell>
              <table:table-cell office:value-type="float" office:value="0.300134509802">
                <text:p>0.300134509802</text:p>
              </table:table-cell>
              <table:table-cell office:value-type="float" office:value="0.356795340776">
                <text:p>0.356795340776</text:p>
              </table:table-cell>
              <table:table-cell office:value-type="float" office:value="0.760207116604">
                <text:p>0.7602071166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301673680544">
                <text:p>0.301673680544</text:p>
              </table:table-cell>
              <table:table-cell office:value-type="float" office:value="0.295529395342">
                <text:p>0.295529395342</text:p>
              </table:table-cell>
              <table:table-cell office:value-type="float" office:value="0.326952695847">
                <text:p>0.326952695847</text:p>
              </table:table-cell>
              <table:table-cell office:value-type="float" office:value="0.738472938538">
                <text:p>0.7384729385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0200600624">
                <text:p>0.280200600624</text:p>
              </table:table-cell>
              <table:table-cell office:value-type="float" office:value="0.294615060091">
                <text:p>0.294615060091</text:p>
              </table:table-cell>
              <table:table-cell office:value-type="float" office:value="0.338776260614">
                <text:p>0.338776260614</text:p>
              </table:table-cell>
              <table:table-cell office:value-type="float" office:value="0.7297488451">
                <text:p>0.72974884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696697474">
                <text:p>0.291696697474</text:p>
              </table:table-cell>
              <table:table-cell office:value-type="float" office:value="0.298240244389">
                <text:p>0.298240244389</text:p>
              </table:table-cell>
              <table:table-cell office:value-type="float" office:value="0.356808066368">
                <text:p>0.356808066368</text:p>
              </table:table-cell>
              <table:table-cell office:value-type="float" office:value="0.744807600975">
                <text:p>0.744807600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818198204">
                <text:p>0.282818198204</text:p>
              </table:table-cell>
              <table:table-cell office:value-type="float" office:value="0.427883327007">
                <text:p>0.427883327007</text:p>
              </table:table-cell>
              <table:table-cell office:value-type="float" office:value="0.308189898729">
                <text:p>0.308189898729</text:p>
              </table:table-cell>
              <table:table-cell office:value-type="float" office:value="0.700073719025">
                <text:p>0.70007371902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2251209021">
                <text:p>0.282251209021</text:p>
              </table:table-cell>
              <table:table-cell office:value-type="float" office:value="0.30647110939">
                <text:p>0.30647110939</text:p>
              </table:table-cell>
              <table:table-cell office:value-type="float" office:value="0.418460398912">
                <text:p>0.418460398912</text:p>
              </table:table-cell>
              <table:table-cell office:value-type="float" office:value="0.695499658585">
                <text:p>0.6954996585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0602147579">
                <text:p>0.290602147579</text:p>
              </table:table-cell>
              <table:table-cell office:value-type="float" office:value="0.296105980873">
                <text:p>0.296105980873</text:p>
              </table:table-cell>
              <table:table-cell office:value-type="float" office:value="0.309655189514">
                <text:p>0.309655189514</text:p>
              </table:table-cell>
              <table:table-cell office:value-type="float" office:value="0.874541640282">
                <text:p>0.874541640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6904076338">
                <text:p>0.276904076338</text:p>
              </table:table-cell>
              <table:table-cell office:value-type="float" office:value="0.296902894974">
                <text:p>0.296902894974</text:p>
              </table:table-cell>
              <table:table-cell office:value-type="float" office:value="0.311561644077">
                <text:p>0.311561644077</text:p>
              </table:table-cell>
              <table:table-cell office:value-type="float" office:value="0.783140838146">
                <text:p>0.783140838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5075992346">
                <text:p>0.285075992346</text:p>
              </table:table-cell>
              <table:table-cell office:value-type="float" office:value="0.295312285423">
                <text:p>0.295312285423</text:p>
              </table:table-cell>
              <table:table-cell office:value-type="float" office:value="0.31021425128">
                <text:p>0.31021425128</text:p>
              </table:table-cell>
              <table:table-cell office:value-type="float" office:value="0.7409927845">
                <text:p>0.740992784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91725456715">
                <text:p>0.291725456715</text:p>
              </table:table-cell>
              <table:table-cell office:value-type="float" office:value="0.296957790852">
                <text:p>0.296957790852</text:p>
              </table:table-cell>
              <table:table-cell office:value-type="float" office:value="0.303957998753">
                <text:p>0.303957998753</text:p>
              </table:table-cell>
              <table:table-cell office:value-type="float" office:value="0.734183251858">
                <text:p>0.734183251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75266557932">
                <text:p>0.275266557932</text:p>
              </table:table-cell>
              <table:table-cell office:value-type="float" office:value="0.300135701895">
                <text:p>0.300135701895</text:p>
              </table:table-cell>
              <table:table-cell office:value-type="float" office:value="0.3106533885">
                <text:p>0.3106533885</text:p>
              </table:table-cell>
              <table:table-cell office:value-type="float" office:value="0.697626709938">
                <text:p>0.69762670993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2479673624">
                <text:p>0.282479673624</text:p>
              </table:table-cell>
              <table:table-cell office:value-type="float" office:value="0.297618657351">
                <text:p>0.297618657351</text:p>
              </table:table-cell>
              <table:table-cell office:value-type="float" office:value="0.298417031765">
                <text:p>0.298417031765</text:p>
              </table:table-cell>
              <table:table-cell office:value-type="float" office:value="0.729327380657">
                <text:p>0.72932738065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7392020226">
                <text:p>0.287392020226</text:p>
              </table:table-cell>
              <table:table-cell office:value-type="float" office:value="0.297289907932">
                <text:p>0.297289907932</text:p>
              </table:table-cell>
              <table:table-cell office:value-type="float" office:value="0.373761206865">
                <text:p>0.373761206865</text:p>
              </table:table-cell>
              <table:table-cell office:value-type="float" office:value="0.701710104942">
                <text:p>0.70171010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0103445053">
                <text:p>0.280103445053</text:p>
              </table:table-cell>
              <table:table-cell office:value-type="float" office:value="0.294113606215">
                <text:p>0.294113606215</text:p>
              </table:table-cell>
              <table:table-cell office:value-type="float" office:value="0.336277544498">
                <text:p>0.336277544498</text:p>
              </table:table-cell>
              <table:table-cell office:value-type="float" office:value="0.680649399757">
                <text:p>0.6806493997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2062789202">
                <text:p>0.292062789202</text:p>
              </table:table-cell>
              <table:table-cell office:value-type="float" office:value="0.297380656004">
                <text:p>0.297380656004</text:p>
              </table:table-cell>
              <table:table-cell office:value-type="float" office:value="0.296035021544">
                <text:p>0.296035021544</text:p>
              </table:table-cell>
              <table:table-cell office:value-type="float" office:value="0.694292545319">
                <text:p>0.69429254531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4651994705">
                <text:p>0.284651994705</text:p>
              </table:table-cell>
              <table:table-cell office:value-type="float" office:value="0.550206959248">
                <text:p>0.550206959248</text:p>
              </table:table-cell>
              <table:table-cell office:value-type="float" office:value="0.39066016674">
                <text:p>0.39066016674</text:p>
              </table:table-cell>
              <table:table-cell office:value-type="float" office:value="0.683930873871">
                <text:p>0.6839308738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77656495571">
                <text:p>0.277656495571</text:p>
              </table:table-cell>
              <table:table-cell office:value-type="float" office:value="0.361543148756">
                <text:p>0.361543148756</text:p>
              </table:table-cell>
              <table:table-cell office:value-type="float" office:value="0.294679373503">
                <text:p>0.294679373503</text:p>
              </table:table-cell>
              <table:table-cell office:value-type="float" office:value="0.673046946526">
                <text:p>0.6730469465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441587477922">
                <text:p>0.441587477922</text:p>
              </table:table-cell>
              <table:table-cell office:value-type="float" office:value="0.305798918009">
                <text:p>0.305798918009</text:p>
              </table:table-cell>
              <table:table-cell office:value-type="float" office:value="0.289579600096">
                <text:p>0.289579600096</text:p>
              </table:table-cell>
              <table:table-cell office:value-type="float" office:value="0.714361310005">
                <text:p>0.714361310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9504289627">
                <text:p>0.289504289627</text:p>
              </table:table-cell>
              <table:table-cell office:value-type="float" office:value="0.298650950193">
                <text:p>0.298650950193</text:p>
              </table:table-cell>
              <table:table-cell office:value-type="float" office:value="0.401877552271">
                <text:p>0.401877552271</text:p>
              </table:table-cell>
              <table:table-cell office:value-type="float" office:value="0.683951973915">
                <text:p>0.6839519739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86065161228">
                <text:p>0.286065161228</text:p>
              </table:table-cell>
              <table:table-cell office:value-type="float" office:value="0.300307154655">
                <text:p>0.300307154655</text:p>
              </table:table-cell>
              <table:table-cell office:value-type="float" office:value="0.287362933159">
                <text:p>0.287362933159</text:p>
              </table:table-cell>
              <table:table-cell office:value-type="float" office:value="0.747519850731">
                <text:p>0.74751985073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92986750603">
                <text:p>0.292986750603</text:p>
              </table:table-cell>
              <table:table-cell office:value-type="float" office:value="0.297354191542">
                <text:p>0.297354191542</text:p>
              </table:table-cell>
              <table:table-cell office:value-type="float" office:value="0.284765005112">
                <text:p>0.284765005112</text:p>
              </table:table-cell>
              <table:table-cell office:value-type="float" office:value="0.664391636848">
                <text:p>0.6643916368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4669408798">
                <text:p>0.274669408798</text:p>
              </table:table-cell>
              <table:table-cell office:value-type="float" office:value="0.301503032446">
                <text:p>0.301503032446</text:p>
              </table:table-cell>
              <table:table-cell office:value-type="float" office:value="0.302879035473">
                <text:p>0.302879035473</text:p>
              </table:table-cell>
              <table:table-cell office:value-type="float" office:value="0.652141571045">
                <text:p>0.652141571045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1935324669">
                <text:p>0.291935324669</text:p>
              </table:table-cell>
              <table:table-cell office:value-type="float" office:value="0.296589165926">
                <text:p>0.296589165926</text:p>
              </table:table-cell>
              <table:table-cell office:value-type="float" office:value="0.28369346261">
                <text:p>0.28369346261</text:p>
              </table:table-cell>
              <table:table-cell office:value-type="float" office:value="0.658354580402">
                <text:p>0.65835458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2.484cm" svg:y="3.955cm" style:legend-expansion="high" chart:style-name="ch2"/>
        <chart:plot-area chart:style-name="ch3" table:cell-range-address="learning_curve.L4:learning_curve.L64 learning_curve.M3:learning_curve.N3 learning_curve.P4:learning_curve.Q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P4:learning_curve.P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Q4:learning_curve.Q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201618081473">
                <text:p>0.201618081473</text:p>
                <draw:g>
                  <svg:desc>learning_curve.P4:learning_curve.P64</svg:desc>
                </draw:g>
              </table:table-cell>
              <table:table-cell office:value-type="float" office:value="0.190489902451">
                <text:p>0.190489902451</text:p>
                <draw:g>
                  <svg:desc>learning_curve.Q4:learning_curve.Q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9072405914">
                <text:p>0.159072405914</text:p>
              </table:table-cell>
              <table:table-cell office:value-type="float" office:value="0.142599277978">
                <text:p>0.1425992779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84409268596">
                <text:p>0.00784409268596</text:p>
              </table:table-cell>
              <table:table-cell office:value-type="float" office:value="0.00625074178107">
                <text:p>0.00625074178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23111739745">
                <text:p>0.0123111739745</text:p>
              </table:table-cell>
              <table:table-cell office:value-type="float" office:value="0.00621215695526">
                <text:p>0.006212156955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41064967848">
                <text:p>0.0641064967848</text:p>
              </table:table-cell>
              <table:table-cell office:value-type="float" office:value="0.0486952948428">
                <text:p>0.04869529484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43431895506">
                <text:p>0.0543431895506</text:p>
              </table:table-cell>
              <table:table-cell office:value-type="float" office:value="0.0519592910551">
                <text:p>0.05195929105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1225414566">
                <text:p>0.111225414566</text:p>
              </table:table-cell>
              <table:table-cell office:value-type="float" office:value="0.0874076732155">
                <text:p>0.0874076732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98403169341">
                <text:p>0.0798403169341</text:p>
              </table:table-cell>
              <table:table-cell office:value-type="float" office:value="0.0643988022909">
                <text:p>0.06439880229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19039833764">
                <text:p>0.119039833764</text:p>
              </table:table-cell>
              <table:table-cell office:value-type="float" office:value="0.0939833880973">
                <text:p>0.09398338809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54062426176">
                <text:p>0.0954062426176</text:p>
              </table:table-cell>
              <table:table-cell office:value-type="float" office:value="0.0728364132763">
                <text:p>0.0728364132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00074373578">
                <text:p>0.100074373578</text:p>
              </table:table-cell>
              <table:table-cell office:value-type="float" office:value="0.0710817348167">
                <text:p>0.07108173481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15536574553">
                <text:p>0.15536574553</text:p>
              </table:table-cell>
              <table:table-cell office:value-type="float" office:value="0.0928536241779">
                <text:p>0.09285362417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83322013457">
                <text:p>0.183322013457</text:p>
              </table:table-cell>
              <table:table-cell office:value-type="float" office:value="0.117700918081">
                <text:p>0.1177009180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32964335806">
                <text:p>0.232964335806</text:p>
              </table:table-cell>
              <table:table-cell office:value-type="float" office:value="0.14444694449">
                <text:p>0.144446944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295034507231">
                <text:p>0.295034507231</text:p>
              </table:table-cell>
              <table:table-cell office:value-type="float" office:value="0.186769110476">
                <text:p>0.186769110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2192789026">
                <text:p>0.292192789026</text:p>
              </table:table-cell>
              <table:table-cell office:value-type="float" office:value="0.189539788189">
                <text:p>0.1895397881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1445964267">
                <text:p>0.291445964267</text:p>
              </table:table-cell>
              <table:table-cell office:value-type="float" office:value="0.198651566863">
                <text:p>0.19865156686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82250117675">
                <text:p>0.382250117675</text:p>
              </table:table-cell>
              <table:table-cell office:value-type="float" office:value="0.25938188078">
                <text:p>0.25938188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439066854496">
                <text:p>0.439066854496</text:p>
              </table:table-cell>
              <table:table-cell office:value-type="float" office:value="0.296236092135">
                <text:p>0.2962360921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403376982511">
                <text:p>0.403376982511</text:p>
              </table:table-cell>
              <table:table-cell office:value-type="float" office:value="0.272758356543">
                <text:p>0.27275835654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459304675715">
                <text:p>0.459304675715</text:p>
              </table:table-cell>
              <table:table-cell office:value-type="float" office:value="0.316006462081">
                <text:p>0.3160064620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369061022021">
                <text:p>0.369061022021</text:p>
              </table:table-cell>
              <table:table-cell office:value-type="float" office:value="0.245837230697">
                <text:p>0.2458372306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495388944536">
                <text:p>0.495388944536</text:p>
              </table:table-cell>
              <table:table-cell office:value-type="float" office:value="0.343306503185">
                <text:p>0.34330650318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89562776509">
                <text:p>0.489562776509</text:p>
              </table:table-cell>
              <table:table-cell office:value-type="float" office:value="0.321535331031">
                <text:p>0.3215353310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625737978803">
                <text:p>0.625737978803</text:p>
              </table:table-cell>
              <table:table-cell office:value-type="float" office:value="0.405596289099">
                <text:p>0.40559628909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197544412181">
                <text:p>0.197544412181</text:p>
              </table:table-cell>
              <table:table-cell office:value-type="float" office:value="0.133857934042">
                <text:p>0.133857934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610044906968">
                <text:p>0.610044906968</text:p>
              </table:table-cell>
              <table:table-cell office:value-type="float" office:value="0.394824990362">
                <text:p>0.3948249903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665375996212">
                <text:p>0.665375996212</text:p>
              </table:table-cell>
              <table:table-cell office:value-type="float" office:value="0.424800053761">
                <text:p>0.4248000537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69131434438">
                <text:p>0.69131434438</text:p>
              </table:table-cell>
              <table:table-cell office:value-type="float" office:value="0.441265418507">
                <text:p>0.44126541850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758216058127">
                <text:p>0.758216058127</text:p>
              </table:table-cell>
              <table:table-cell office:value-type="float" office:value="0.492797103624">
                <text:p>0.4927971036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66706032333">
                <text:p>0.366706032333</text:p>
              </table:table-cell>
              <table:table-cell office:value-type="float" office:value="0.227828092125">
                <text:p>0.2278280921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658501498385">
                <text:p>0.658501498385</text:p>
              </table:table-cell>
              <table:table-cell office:value-type="float" office:value="0.438144482242">
                <text:p>0.4381444822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726916791088">
                <text:p>0.726916791088</text:p>
              </table:table-cell>
              <table:table-cell office:value-type="float" office:value="0.461298530123">
                <text:p>0.4612985301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775293486852">
                <text:p>0.775293486852</text:p>
              </table:table-cell>
              <table:table-cell office:value-type="float" office:value="0.490921231915">
                <text:p>0.4909212319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32380618208">
                <text:p>0.232380618208</text:p>
              </table:table-cell>
              <table:table-cell office:value-type="float" office:value="0.17041694149">
                <text:p>0.1704169414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71420791001">
                <text:p>0.71420791001</text:p>
              </table:table-cell>
              <table:table-cell office:value-type="float" office:value="0.451470023836">
                <text:p>0.45147002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77650335106">
                <text:p>0.77650335106</text:p>
              </table:table-cell>
              <table:table-cell office:value-type="float" office:value="0.498512811095">
                <text:p>0.4985128110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836148402068">
                <text:p>0.836148402068</text:p>
              </table:table-cell>
              <table:table-cell office:value-type="float" office:value="0.539639170678">
                <text:p>0.5396391706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826717618822">
                <text:p>0.826717618822</text:p>
              </table:table-cell>
              <table:table-cell office:value-type="float" office:value="0.542697953001">
                <text:p>0.54269795300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419195323265">
                <text:p>0.419195323265</text:p>
              </table:table-cell>
              <table:table-cell office:value-type="float" office:value="0.302611250568">
                <text:p>0.302611250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823736890007">
                <text:p>0.823736890007</text:p>
              </table:table-cell>
              <table:table-cell office:value-type="float" office:value="0.54421407399">
                <text:p>0.5442140739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877241008624">
                <text:p>0.877241008624</text:p>
              </table:table-cell>
              <table:table-cell office:value-type="float" office:value="0.583906243623">
                <text:p>0.5839062436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06454745879">
                <text:p>0.906454745879</text:p>
              </table:table-cell>
              <table:table-cell office:value-type="float" office:value="0.614109800987">
                <text:p>0.6141098009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15116502798">
                <text:p>0.915116502798</text:p>
              </table:table-cell>
              <table:table-cell office:value-type="float" office:value="0.617696283054">
                <text:p>0.6176962830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10621371209">
                <text:p>0.910621371209</text:p>
              </table:table-cell>
              <table:table-cell office:value-type="float" office:value="0.613912325915">
                <text:p>0.61391232591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26486552295">
                <text:p>0.926486552295</text:p>
              </table:table-cell>
              <table:table-cell office:value-type="float" office:value="0.62017526294">
                <text:p>0.620175262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443786021997">
                <text:p>0.443786021997</text:p>
              </table:table-cell>
              <table:table-cell office:value-type="float" office:value="0.319302275246">
                <text:p>0.31930227524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85248171054">
                <text:p>0.85248171054</text:p>
              </table:table-cell>
              <table:table-cell office:value-type="float" office:value="0.558161830174">
                <text:p>0.558161830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886254075667">
                <text:p>0.886254075667</text:p>
              </table:table-cell>
              <table:table-cell office:value-type="float" office:value="0.593615733969">
                <text:p>0.59361573396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01632354167">
                <text:p>0.901632354167</text:p>
              </table:table-cell>
              <table:table-cell office:value-type="float" office:value="0.609384687556">
                <text:p>0.6093846875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20730550453">
                <text:p>0.920730550453</text:p>
              </table:table-cell>
              <table:table-cell office:value-type="float" office:value="0.606916222252">
                <text:p>0.60691622225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37852787266">
                <text:p>0.937852787266</text:p>
              </table:table-cell>
              <table:table-cell office:value-type="float" office:value="0.631060528802">
                <text:p>0.63106052880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39843440258">
                <text:p>0.939843440258</text:p>
              </table:table-cell>
              <table:table-cell office:value-type="float" office:value="0.631840810769">
                <text:p>0.63184081076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43278824256">
                <text:p>0.943278824256</text:p>
              </table:table-cell>
              <table:table-cell office:value-type="float" office:value="0.631856635099">
                <text:p>0.631856635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645657505228">
                <text:p>0.645657505228</text:p>
              </table:table-cell>
              <table:table-cell office:value-type="float" office:value="0.396220186199">
                <text:p>0.3962201861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26512976624">
                <text:p>0.926512976624</text:p>
              </table:table-cell>
              <table:table-cell office:value-type="float" office:value="0.628136075295">
                <text:p>0.6281360752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40280923903">
                <text:p>0.940280923903</text:p>
              </table:table-cell>
              <table:table-cell office:value-type="float" office:value="0.635452114495">
                <text:p>0.63545211449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457608461">
                <text:p>0.9457608461</text:p>
              </table:table-cell>
              <table:table-cell office:value-type="float" office:value="0.638649993058">
                <text:p>0.63864999305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45358004462">
                <text:p>0.945358004462</text:p>
              </table:table-cell>
              <table:table-cell office:value-type="float" office:value="0.63915705538">
                <text:p>0.63915705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